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45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table:number-columns-repeated="6"/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table:number-columns-repeated="6"/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39" calcext:value-type="float">
            <text:p>39</text:p>
          </table:table-cell>
          <table:table-cell table:number-columns-repeated="6"/>
          <table:table-cell table:number-columns-repeated="3" office:value-type="float" office:value="39" calcext:value-type="float">
            <text:p>39</text:p>
          </table:table-cell>
          <table:table-cell table:number-columns-repeated="6"/>
          <table:table-cell table:number-columns-repeated="6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417" calcext:value-type="float">
            <text:p>417</text:p>
          </table:table-cell>
          <table:table-cell table:number-columns-repeated="6"/>
          <table:table-cell table:number-columns-repeated="3" office:value-type="float" office:value="417" calcext:value-type="float">
            <text:p>417</text:p>
          </table:table-cell>
          <table:table-cell table:number-columns-repeated="6"/>
          <table:table-cell table:number-columns-repeated="6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315" calcext:value-type="float">
            <text:p>0.4315</text:p>
          </table:table-cell>
          <table:table-cell table:number-columns-repeated="6"/>
          <table:table-cell office:value-type="float" office:value="0.3863" calcext:value-type="float">
            <text:p>0.3863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426" calcext:value-type="float">
            <text:p>0.426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79" calcext:value-type="float">
            <text:p>0.77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877" calcext:value-type="float">
            <text:p>0.8877</text:p>
          </table:table-cell>
          <table:table-cell table:number-columns-repeated="2" office:value-type="float" office:value="0.9204" calcext:value-type="float">
            <text:p>0.9204</text:p>
          </table:table-cell>
          <table:table-cell table:number-columns-repeated="6"/>
          <table:table-cell office:value-type="float" office:value="0.8871" calcext:value-type="float">
            <text:p>0.887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202" calcext:value-type="float">
            <text:p>0.9202</text:p>
          </table:table-cell>
          <table:table-cell table:number-columns-repeated="6"/>
          <table:table-cell office:value-type="float" office:value="0.856" calcext:value-type="float">
            <text:p>0.8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9151" calcext:value-type="float">
            <text:p>0.915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63" calcext:value-type="float">
            <text:p>0.8463</text:p>
          </table:table-cell>
          <table:table-cell table:number-columns-repeated="6"/>
          <table:table-cell office:value-type="float" office:value="0.8092" calcext:value-type="float">
            <text:p>0.8092</text:p>
          </table:table-cell>
          <table:table-cell office:value-type="float" office:value="0.7257" calcext:value-type="float">
            <text:p>0.7257</text:p>
          </table:table-cell>
          <table:table-cell office:value-type="float" office:value="0.8366" calcext:value-type="float">
            <text:p>0.8366</text:p>
          </table:table-cell>
          <table:table-cell table:number-columns-repeated="6"/>
          <table:table-cell office:value-type="float" office:value="0.7494" calcext:value-type="float">
            <text:p>0.74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7574" calcext:value-type="float">
            <text:p>0.7574</text:p>
          </table:table-cell>
          <table:table-cell table:number-columns-repeated="6"/>
          <table:table-cell office:value-type="float" office:value="0.6993" calcext:value-type="float">
            <text:p>0.699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638" calcext:value-type="float">
            <text:p>0.7638</text:p>
          </table:table-cell>
          <table:table-cell table:number-columns-repeated="6"/>
          <table:table-cell office:value-type="float" office:value="0.6067" calcext:value-type="float">
            <text:p>0.6067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6515" calcext:value-type="float">
            <text:p>0.6515</text:p>
          </table:table-cell>
          <table:table-cell table:number-columns-repeated="6"/>
          <table:table-cell office:value-type="float" office:value="0.5376" calcext:value-type="float">
            <text:p>0.537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519" calcext:value-type="float">
            <text:p>0.6519</text:p>
          </table:table-cell>
          <table:table-cell table:number-columns-repeated="6"/>
          <table:table-cell office:value-type="float" office:value="0.4504" calcext:value-type="float">
            <text:p>0.4504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466" calcext:value-type="float">
            <text:p>0.4466</text:p>
          </table:table-cell>
          <table:table-cell table:number-columns-repeated="2" office:value-type="float" office:value="0.5098" calcext:value-type="float">
            <text:p>0.5098</text:p>
          </table:table-cell>
          <table:table-cell table:number-columns-repeated="6"/>
          <table:table-cell office:value-type="float" office:value="0.428" calcext:value-type="float">
            <text:p>0.428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963" calcext:value-type="float">
            <text:p>0.4963</text:p>
          </table:table-cell>
          <table:table-cell table:number-columns-repeated="6"/>
          <table:table-cell office:value-type="float" office:value="0.3521" calcext:value-type="float">
            <text:p>0.352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13" calcext:value-type="float">
            <text:p>0.3413</text:p>
          </table:table-cell>
          <table:table-cell table:number-columns-repeated="2" office:value-type="float" office:value="0.3964" calcext:value-type="float">
            <text:p>0.3964</text:p>
          </table:table-cell>
          <table:table-cell table:number-columns-repeated="6"/>
          <table:table-cell office:value-type="float" office:value="0.3217" calcext:value-type="float">
            <text:p>0.3217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3641" calcext:value-type="float">
            <text:p>0.3641</text:p>
          </table:table-cell>
          <table:table-cell table:number-columns-repeated="6"/>
          <table:table-cell office:value-type="float" office:value="0.274" calcext:value-type="float">
            <text:p>0.274</text:p>
          </table:table-cell>
          <table:table-cell office:value-type="float" office:value="0.26" calcext:value-type="float">
            <text:p>0.2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465" calcext:value-type="float">
            <text:p>0.2465</text:p>
          </table:table-cell>
          <table:table-cell table:number-columns-repeated="2" office:value-type="float" office:value="0.2894" calcext:value-type="float">
            <text:p>0.2894</text:p>
          </table:table-cell>
          <table:table-cell table:number-columns-repeated="6"/>
          <table:table-cell office:value-type="float" office:value="0.2345" calcext:value-type="float">
            <text:p>0.23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801" calcext:value-type="float">
            <text:p>0.2801</text:p>
          </table:table-cell>
          <table:table-cell table:number-columns-repeated="6"/>
          <table:table-cell office:value-type="float" office:value="0.2359" calcext:value-type="float">
            <text:p>0.235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118" calcext:value-type="float">
            <text:p>0.2118</text:p>
          </table:table-cell>
          <table:table-cell table:number-columns-repeated="2" office:value-type="float" office:value="0.229" calcext:value-type="float">
            <text:p>0.229</text:p>
          </table:table-cell>
          <table:table-cell table:number-columns-repeated="6"/>
          <table:table-cell office:value-type="float" office:value="0.2027" calcext:value-type="float">
            <text:p>0.2027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2212" calcext:value-type="float">
            <text:p>0.2212</text:p>
          </table:table-cell>
          <table:table-cell table:number-columns-repeated="6"/>
          <table:table-cell office:value-type="float" office:value="0.2167" calcext:value-type="float">
            <text:p>0.2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21" calcext:value-type="float">
            <text:p>0.21</text:p>
          </table:table-cell>
          <table:table-cell office:value-type="float" office:value="0.1636" calcext:value-type="float">
            <text:p>0.1636</text:p>
          </table:table-cell>
          <table:table-cell table:number-columns-repeated="2" office:value-type="float" office:value="0.1762" calcext:value-type="float">
            <text:p>0.1762</text:p>
          </table:table-cell>
          <table:table-cell table:number-columns-repeated="6"/>
          <table:table-cell office:value-type="float" office:value="0.1607" calcext:value-type="float">
            <text:p>0.160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784" calcext:value-type="float">
            <text:p>0.1784</text:p>
          </table:table-cell>
          <table:table-cell table:number-columns-repeated="6"/>
          <table:table-cell office:value-type="float" office:value="0.1587" calcext:value-type="float">
            <text:p>0.158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table:number-columns-repeated="6"/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table:number-columns-repeated="6"/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.7692" calcext:value-type="float">
            <text:p>0.7692</text:p>
          </table:table-cell>
          <table:table-cell table:number-columns-repeated="6"/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2" calcext:value-type="float">
            <text:p>0.7692</text:p>
          </table:table-cell>
          <table:table-cell table:number-columns-repeated="6"/>
          <table:table-cell office:value-type="float" office:value="0.6538" calcext:value-type="float">
            <text:p>0.6538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6471" calcext:value-type="float">
            <text:p>0.6471</text:p>
          </table:table-cell>
          <table:table-cell table:number-columns-repeated="6"/>
          <table:table-cell office:value-type="float" office:value="0.6058" calcext:value-type="float">
            <text:p>0.6058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273" calcext:value-type="float">
            <text:p>0.6273</text:p>
          </table:table-cell>
          <table:table-cell table:number-columns-repeated="6"/>
          <table:table-cell office:value-type="float" office:value="0.6054" calcext:value-type="float">
            <text:p>0.6054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495" calcext:value-type="float">
            <text:p>0.649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069" calcext:value-type="float">
            <text:p>0.6069</text:p>
          </table:table-cell>
          <table:table-cell table:number-columns-repeated="2" office:value-type="float" office:value="0.6319" calcext:value-type="float">
            <text:p>0.6319</text:p>
          </table:table-cell>
          <table:table-cell table:number-columns-repeated="6"/>
          <table:table-cell office:value-type="float" office:value="0.5991" calcext:value-type="float">
            <text:p>0.5991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6215" calcext:value-type="float">
            <text:p>0.6215</text:p>
          </table:table-cell>
          <table:table-cell table:number-columns-repeated="6"/>
          <table:table-cell office:value-type="float" office:value="0.5911" calcext:value-type="float">
            <text:p>0.591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5972" calcext:value-type="float">
            <text:p>0.5972</text:p>
          </table:table-cell>
          <table:table-cell table:number-columns-repeated="2" office:value-type="float" office:value="0.6205" calcext:value-type="float">
            <text:p>0.6205</text:p>
          </table:table-cell>
          <table:table-cell table:number-columns-repeated="6"/>
          <table:table-cell office:value-type="float" office:value="0.5818" calcext:value-type="float">
            <text:p>0.581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6007" calcext:value-type="float">
            <text:p>0.6007</text:p>
          </table:table-cell>
          <table:table-cell table:number-columns-repeated="6"/>
          <table:table-cell office:value-type="float" office:value="0.5772" calcext:value-type="float">
            <text:p>0.577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5787" calcext:value-type="float">
            <text:p>0.5787</text:p>
          </table:table-cell>
          <table:table-cell table:number-columns-repeated="2" office:value-type="float" office:value="0.6166" calcext:value-type="float">
            <text:p>0.6166</text:p>
          </table:table-cell>
          <table:table-cell table:number-columns-repeated="6"/>
          <table:table-cell office:value-type="float" office:value="0.5911" calcext:value-type="float">
            <text:p>0.591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223" calcext:value-type="float">
            <text:p>0.6223</text:p>
          </table:table-cell>
          <table:table-cell table:number-columns-repeated="6"/>
          <table:table-cell office:value-type="float" office:value="0.5633" calcext:value-type="float">
            <text:p>0.56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726" calcext:value-type="float">
            <text:p>0.572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6228" calcext:value-type="float">
            <text:p>0.6228</text:p>
          </table:table-cell>
          <table:table-cell table:number-columns-repeated="6"/>
          <table:table-cell office:value-type="float" office:value="0.5908" calcext:value-type="float">
            <text:p>0.590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257" calcext:value-type="float">
            <text:p>0.6257</text:p>
          </table:table-cell>
          <table:table-cell table:number-columns-repeated="6"/>
          <table:table-cell office:value-type="float" office:value="0.5531" calcext:value-type="float">
            <text:p>0.5531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83" calcext:value-type="float">
            <text:p>0.58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18" calcext:value-type="float">
            <text:p>0.6218</text:p>
          </table:table-cell>
          <table:table-cell table:number-columns-repeated="6"/>
          <table:table-cell office:value-type="float" office:value="0.5843" calcext:value-type="float">
            <text:p>0.58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221" calcext:value-type="float">
            <text:p>0.6221</text:p>
          </table:table-cell>
          <table:table-cell table:number-columns-repeated="6"/>
          <table:table-cell office:value-type="float" office:value="0.5481" calcext:value-type="float">
            <text:p>0.5481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762" calcext:value-type="float">
            <text:p>0.576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277" calcext:value-type="float">
            <text:p>0.6277</text:p>
          </table:table-cell>
          <table:table-cell table:number-columns-repeated="6"/>
          <table:table-cell office:value-type="float" office:value="0.579" calcext:value-type="float">
            <text:p>0.579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56" calcext:value-type="float">
            <text:p>0.6156</text:p>
          </table:table-cell>
          <table:table-cell table:number-columns-repeated="6"/>
          <table:table-cell office:value-type="float" office:value="0.549" calcext:value-type="float">
            <text:p>0.54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264" calcext:value-type="float">
            <text:p>0.6264</text:p>
          </table:table-cell>
          <table:table-cell table:number-columns-repeated="6"/>
          <table:table-cell office:value-type="float" office:value="0.5782" calcext:value-type="float">
            <text:p>0.5782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6163" calcext:value-type="float">
            <text:p>0.6163</text:p>
          </table:table-cell>
          <table:table-cell table:number-columns-repeated="6"/>
          <table:table-cell office:value-type="float" office:value="0.5454" calcext:value-type="float">
            <text:p>0.5454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215" calcext:value-type="float">
            <text:p>0.6215</text:p>
          </table:table-cell>
          <table:table-cell table:number-columns-repeated="6"/>
          <table:table-cell office:value-type="float" office:value="0.5728" calcext:value-type="float">
            <text:p>0.5728</text:p>
          </table:table-cell>
          <table:table-cell office:value-type="float" office:value="0.495" calcext:value-type="float">
            <text:p>0.495</text:p>
          </table:table-cell>
          <table:table-cell office:value-type="float" office:value="0.6105" calcext:value-type="float">
            <text:p>0.6105</text:p>
          </table:table-cell>
          <table:table-cell table:number-columns-repeated="6"/>
          <table:table-cell office:value-type="float" office:value="0.5481" calcext:value-type="float">
            <text:p>0.5481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2" calcext:value-type="float">
            <text:p>0.62</text:p>
          </table:table-cell>
          <table:table-cell table:number-columns-repeated="6"/>
          <table:table-cell office:value-type="float" office:value="0.5719" calcext:value-type="float">
            <text:p>0.5719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2" calcext:value-type="float">
            <text:p>0.612</text:p>
          </table:table-cell>
          <table:table-cell table:number-columns-repeated="6"/>
          <table:table-cell office:value-type="float" office:value="0.5454" calcext:value-type="float">
            <text:p>0.5454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5641" calcext:value-type="float">
            <text:p>0.564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6178" calcext:value-type="float">
            <text:p>0.6178</text:p>
          </table:table-cell>
          <table:table-cell table:number-columns-repeated="6"/>
          <table:table-cell office:value-type="float" office:value="0.5713" calcext:value-type="float">
            <text:p>0.571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6119" calcext:value-type="float">
            <text:p>0.6119</text:p>
          </table:table-cell>
          <table:table-cell table:number-columns-repeated="6"/>
          <table:table-cell office:value-type="float" office:value="0.545" calcext:value-type="float">
            <text:p>0.545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204" calcext:value-type="float">
            <text:p>0.6204</text:p>
          </table:table-cell>
          <table:table-cell table:number-columns-repeated="6"/>
          <table:table-cell office:value-type="float" office:value="0.5734" calcext:value-type="float">
            <text:p>0.57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6171" calcext:value-type="float">
            <text:p>0.6171</text:p>
          </table:table-cell>
          <table:table-cell table:number-columns-repeated="6"/>
          <table:table-cell office:value-type="float" office:value="0.5443" calcext:value-type="float">
            <text:p>0.5443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float" office:value="0.6237" calcext:value-type="float">
            <text:p>0.6237</text:p>
          </table:table-cell>
          <table:table-cell table:number-columns-repeated="6"/>
          <table:table-cell office:value-type="float" office:value="0.5772" calcext:value-type="float">
            <text:p>0.577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186" calcext:value-type="float">
            <text:p>0.6186</text:p>
          </table:table-cell>
          <table:table-cell table:number-columns-repeated="6"/>
          <table:table-cell office:value-type="float" office:value="0.5436" calcext:value-type="float">
            <text:p>0.5436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576" calcext:value-type="float">
            <text:p>0.557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39" calcext:value-type="float">
            <text:p>0.6239</text:p>
          </table:table-cell>
          <table:table-cell table:number-columns-repeated="6"/>
          <table:table-cell office:value-type="float" office:value="0.5787" calcext:value-type="float">
            <text:p>0.5787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6221" calcext:value-type="float">
            <text:p>0.6221</text:p>
          </table:table-cell>
          <table:table-cell table:number-columns-repeated="6"/>
          <table:table-cell office:value-type="float" office:value="0.5407" calcext:value-type="float">
            <text:p>0.5407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273" calcext:value-type="float">
            <text:p>0.6273</text:p>
          </table:table-cell>
          <table:table-cell table:number-columns-repeated="6"/>
          <table:table-cell office:value-type="float" office:value="0.5752" calcext:value-type="float">
            <text:p>0.5752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6218" calcext:value-type="float">
            <text:p>0.6218</text:p>
          </table:table-cell>
          <table:table-cell table:number-columns-repeated="6"/>
          <table:table-cell office:value-type="float" office:value="0.5391" calcext:value-type="float">
            <text:p>0.5391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262" calcext:value-type="float">
            <text:p>0.6262</text:p>
          </table:table-cell>
          <table:table-cell table:number-columns-repeated="6"/>
          <table:table-cell office:value-type="float" office:value="0.5776" calcext:value-type="float">
            <text:p>0.5776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6237" calcext:value-type="float">
            <text:p>0.6237</text:p>
          </table:table-cell>
          <table:table-cell table:number-columns-repeated="6"/>
          <table:table-cell office:value-type="float" office:value="0.5377" calcext:value-type="float">
            <text:p>0.5377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647" calcext:value-type="float">
            <text:p>0.564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62" calcext:value-type="float">
            <text:p>0.6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98" calcext:value-type="float">
            <text:p>0.6298</text:p>
          </table:table-cell>
          <table:table-cell table:number-columns-repeated="6"/>
          <table:table-cell office:value-type="float" office:value="0.5779" calcext:value-type="float">
            <text:p>0.577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53" calcext:value-type="float">
            <text:p>0.6253</text:p>
          </table:table-cell>
          <table:table-cell table:number-columns-repeated="6"/>
          <table:table-cell office:value-type="float" office:value="0.5364" calcext:value-type="float">
            <text:p>0.5364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table:number-columns-repeated="6"/>
          <table:table-cell office:value-type="float" office:value="0.58" calcext:value-type="float">
            <text:p>0.5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272" calcext:value-type="float">
            <text:p>0.6272</text:p>
          </table:table-cell>
          <table:table-cell table:number-columns-repeated="6"/>
          <table:table-cell office:value-type="float" office:value="0.5358" calcext:value-type="float">
            <text:p>0.535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831" calcext:value-type="float">
            <text:p>0.5831</text:p>
          </table:table-cell>
          <table:table-cell table:number-columns-repeated="2" office:value-type="float" office:value="0.6308" calcext:value-type="float">
            <text:p>0.6308</text:p>
          </table:table-cell>
          <table:table-cell table:number-columns-repeated="6"/>
          <table:table-cell office:value-type="float" office:value="0.5807" calcext:value-type="float">
            <text:p>0.5807</text:p>
          </table:table-cell>
          <table:table-cell office:value-type="float" office:value="0.503" calcext:value-type="float">
            <text:p>0.503</text:p>
          </table:table-cell>
          <table:table-cell office:value-type="float" office:value="0.6261" calcext:value-type="float">
            <text:p>0.6261</text:p>
          </table:table-cell>
          <table:table-cell table:number-columns-repeated="6"/>
          <table:table-cell office:value-type="float" office:value="0.5369" calcext:value-type="float">
            <text:p>0.536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3" office:value-type="float" office:value="0.6509" calcext:value-type="float">
            <text:p>0.6509</text:p>
          </table:table-cell>
          <table:table-cell table:number-columns-repeated="6"/>
          <table:table-cell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6"/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2384" calcext:value-type="float">
            <text:p>0.2384</text:p>
          </table:table-cell>
          <table:table-cell table:number-columns-repeated="2" office:value-type="float" office:value="0.4419" calcext:value-type="float">
            <text:p>0.4419</text:p>
          </table:table-cell>
          <table:table-cell table:number-columns-repeated="6"/>
          <table:table-cell office:value-type="float" office:value="0.2222" calcext:value-type="float">
            <text:p>0.222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901" calcext:value-type="float">
            <text:p>0.3901</text:p>
          </table:table-cell>
          <table:table-cell table:number-columns-repeated="6"/>
          <table:table-cell office:value-type="float" office:value="0.2062" calcext:value-type="float">
            <text:p>0.2062</text:p>
          </table:table-cell>
          <table:table-cell table:number-columns-repeated="2" office:value-type="float" office:value="0.3254" calcext:value-type="float">
            <text:p>0.325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73" calcext:value-type="float">
            <text:p>0.7273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table:number-columns-repeated="3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table:number-columns-repeated="6"/>
          <table:table-cell office:value-type="float" office:value="0.648" calcext:value-type="float">
            <text:p>0.64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52" calcext:value-type="float">
            <text:p>0.852</text:p>
          </table:table-cell>
          <table:table-cell table:number-columns-repeated="6"/>
          <table:table-cell office:value-type="float" office:value="0.7346" calcext:value-type="float">
            <text:p>0.734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7346" calcext:value-type="float">
            <text:p>0.7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table:number-columns-repeated="6"/>
          <table:table-cell office:value-type="float" office:value="0.5886" calcext:value-type="float">
            <text:p>0.5886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573" calcext:value-type="float">
            <text:p>0.9573</text:p>
          </table:table-cell>
          <table:table-cell table:number-columns-repeated="6"/>
          <table:table-cell office:value-type="float" office:value="0.6672" calcext:value-type="float">
            <text:p>0.6672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99" calcext:value-type="float">
            <text:p>0.6199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table:number-columns-repeated="2" office:value-type="float" office:value="0.9606" calcext:value-type="float">
            <text:p>0.9606</text:p>
          </table:table-cell>
          <table:table-cell table:number-columns-repeated="6"/>
          <table:table-cell office:value-type="float" office:value="0.5437" calcext:value-type="float">
            <text:p>0.54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606" calcext:value-type="float">
            <text:p>0.9606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392" calcext:value-type="float">
            <text:p>0.6392</text:p>
          </table:table-cell>
          <table:table-cell table:number-columns-repeated="2" office:value-type="float" office:value="0.9632" calcext:value-type="float">
            <text:p>0.9632</text:p>
          </table:table-cell>
          <table:table-cell table:number-columns-repeated="6"/>
          <table:table-cell office:value-type="float" office:value="0.6392" calcext:value-type="float">
            <text:p>0.639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976" calcext:value-type="float">
            <text:p>0.8976</text:p>
          </table:table-cell>
          <table:table-cell table:number-columns-repeated="6"/>
          <table:table-cell office:value-type="float" office:value="0.576" calcext:value-type="float">
            <text:p>0.576</text:p>
          </table:table-cell>
          <table:table-cell table:number-columns-repeated="2" office:value-type="float" office:value="0.8976" calcext:value-type="float">
            <text:p>0.89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022" calcext:value-type="float">
            <text:p>0.6022</text:p>
          </table:table-cell>
          <table:table-cell table:number-columns-repeated="2" office:value-type="float" office:value="0.9075" calcext:value-type="float">
            <text:p>0.9075</text:p>
          </table:table-cell>
          <table:table-cell table:number-columns-repeated="6"/>
          <table:table-cell office:value-type="float" office:value="0.6022" calcext:value-type="float">
            <text:p>0.602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458" calcext:value-type="float">
            <text:p>0.8458</text:p>
          </table:table-cell>
          <table:table-cell table:number-columns-repeated="6"/>
          <table:table-cell office:value-type="float" office:value="0.5427" calcext:value-type="float">
            <text:p>0.5427</text:p>
          </table:table-cell>
          <table:table-cell table:number-columns-repeated="2" office:value-type="float" office:value="0.9035" calcext:value-type="float">
            <text:p>0.9035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229" calcext:value-type="float">
            <text:p>0.6229</text:p>
          </table:table-cell>
          <table:table-cell table:number-columns-repeated="2" office:value-type="float" office:value="0.8605" calcext:value-type="float">
            <text:p>0.8605</text:p>
          </table:table-cell>
          <table:table-cell table:number-columns-repeated="6"/>
          <table:table-cell office:value-type="float" office:value="0.571" calcext:value-type="float">
            <text:p>0.57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538" calcext:value-type="float">
            <text:p>0.8538</text:p>
          </table:table-cell>
          <table:table-cell table:number-columns-repeated="6"/>
          <table:table-cell office:value-type="float" office:value="0.5146" calcext:value-type="float">
            <text:p>0.5146</text:p>
          </table:table-cell>
          <table:table-cell table:number-columns-repeated="2" office:value-type="float" office:value="0.8567" calcext:value-type="float">
            <text:p>0.8567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" calcext:value-type="float">
            <text:p>0.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935" calcext:value-type="float">
            <text:p>0.5935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6"/>
          <table:table-cell office:value-type="float" office:value="0.5441" calcext:value-type="float">
            <text:p>0.544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35" calcext:value-type="float">
            <text:p>0.8135</text:p>
          </table:table-cell>
          <table:table-cell table:number-columns-repeated="6"/>
          <table:table-cell office:value-type="float" office:value="0.4903" calcext:value-type="float">
            <text:p>0.4903</text:p>
          </table:table-cell>
          <table:table-cell table:number-columns-repeated="2" office:value-type="float" office:value="0.8163" calcext:value-type="float">
            <text:p>0.816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5678" calcext:value-type="float">
            <text:p>0.5678</text:p>
          </table:table-cell>
          <table:table-cell table:number-columns-repeated="2" office:value-type="float" office:value="0.8295" calcext:value-type="float">
            <text:p>0.8295</text:p>
          </table:table-cell>
          <table:table-cell table:number-columns-repeated="6"/>
          <table:table-cell office:value-type="float" office:value="0.5205" calcext:value-type="float">
            <text:p>0.520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216" calcext:value-type="float">
            <text:p>0.8216</text:p>
          </table:table-cell>
          <table:table-cell table:number-columns-repeated="6"/>
          <table:table-cell office:value-type="float" office:value="0.5557" calcext:value-type="float">
            <text:p>0.5557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363" calcext:value-type="float">
            <text:p>0.8363</text:p>
          </table:table-cell>
          <table:table-cell table:number-columns-repeated="6"/>
          <table:table-cell office:value-type="float" office:value="0.4996" calcext:value-type="float">
            <text:p>0.4996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886" calcext:value-type="float">
            <text:p>0.7886</text:p>
          </table:table-cell>
          <table:table-cell table:number-columns-repeated="6"/>
          <table:table-cell office:value-type="float" office:value="0.5334" calcext:value-type="float">
            <text:p>0.5334</text:p>
          </table:table-cell>
          <table:table-cell table:number-columns-repeated="2" office:value-type="float" office:value="0.7496" calcext:value-type="float">
            <text:p>0.7496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805" calcext:value-type="float">
            <text:p>0.805</text:p>
          </table:table-cell>
          <table:table-cell table:number-columns-repeated="6"/>
          <table:table-cell office:value-type="float" office:value="0.481" calcext:value-type="float">
            <text:p>0.481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591" calcext:value-type="float">
            <text:p>0.7591</text:p>
          </table:table-cell>
          <table:table-cell table:number-columns-repeated="6"/>
          <table:table-cell office:value-type="float" office:value="0.5135" calcext:value-type="float">
            <text:p>0.5135</text:p>
          </table:table-cell>
          <table:table-cell table:number-columns-repeated="2" office:value-type="float" office:value="0.7216" calcext:value-type="float">
            <text:p>0.72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034" calcext:value-type="float">
            <text:p>0.703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5062" calcext:value-type="float">
            <text:p>0.5062</text:p>
          </table:table-cell>
          <table:table-cell table:number-columns-repeated="2" office:value-type="float" office:value="0.7768" calcext:value-type="float">
            <text:p>0.7768</text:p>
          </table:table-cell>
          <table:table-cell table:number-columns-repeated="6"/>
          <table:table-cell office:value-type="float" office:value="0.4641" calcext:value-type="float">
            <text:p>0.4641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7325" calcext:value-type="float">
            <text:p>0.7325</text:p>
          </table:table-cell>
          <table:table-cell table:number-columns-repeated="6"/>
          <table:table-cell office:value-type="float" office:value="0.4954" calcext:value-type="float">
            <text:p>0.4954</text:p>
          </table:table-cell>
          <table:table-cell table:number-columns-repeated="2" office:value-type="float" office:value="0.6963" calcext:value-type="float">
            <text:p>0.6963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6788" calcext:value-type="float">
            <text:p>0.678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95" calcext:value-type="float">
            <text:p>0.4895</text:p>
          </table:table-cell>
          <table:table-cell table:number-columns-repeated="2" office:value-type="float" office:value="0.7511" calcext:value-type="float">
            <text:p>0.7511</text:p>
          </table:table-cell>
          <table:table-cell table:number-columns-repeated="6"/>
          <table:table-cell office:value-type="float" office:value="0.4487" calcext:value-type="float">
            <text:p>0.4487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413" calcext:value-type="float">
            <text:p>0.7413</text:p>
          </table:table-cell>
          <table:table-cell table:number-columns-repeated="6"/>
          <table:table-cell office:value-type="float" office:value="0.4791" calcext:value-type="float">
            <text:p>0.4791</text:p>
          </table:table-cell>
          <table:table-cell table:number-columns-repeated="2" office:value-type="float" office:value="0.6732" calcext:value-type="float">
            <text:p>0.6732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563" calcext:value-type="float">
            <text:p>0.656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4742" calcext:value-type="float">
            <text:p>0.4742</text:p>
          </table:table-cell>
          <table:table-cell table:number-columns-repeated="2" office:value-type="float" office:value="0.7276" calcext:value-type="float">
            <text:p>0.7276</text:p>
          </table:table-cell>
          <table:table-cell table:number-columns-repeated="6"/>
          <table:table-cell office:value-type="float" office:value="0.466" calcext:value-type="float">
            <text:p>0.46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7181" calcext:value-type="float">
            <text:p>0.7181</text:p>
          </table:table-cell>
          <table:table-cell table:number-columns-repeated="6"/>
          <table:table-cell office:value-type="float" office:value="0.4641" calcext:value-type="float">
            <text:p>0.4641</text:p>
          </table:table-cell>
          <table:table-cell table:number-columns-repeated="2" office:value-type="float" office:value="0.6522" calcext:value-type="float">
            <text:p>0.6522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601" calcext:value-type="float">
            <text:p>0.4601</text:p>
          </table:table-cell>
          <table:table-cell table:number-columns-repeated="2" office:value-type="float" office:value="0.706" calcext:value-type="float">
            <text:p>0.706</text:p>
          </table:table-cell>
          <table:table-cell table:number-columns-repeated="6"/>
          <table:table-cell office:value-type="float" office:value="0.4521" calcext:value-type="float">
            <text:p>0.4521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968" calcext:value-type="float">
            <text:p>0.6968</text:p>
          </table:table-cell>
          <table:table-cell table:number-columns-repeated="6"/>
          <table:table-cell office:value-type="float" office:value="0.48" calcext:value-type="float">
            <text:p>0.48</text:p>
          </table:table-cell>
          <table:table-cell table:number-columns-repeated="2" office:value-type="float" office:value="0.6328" calcext:value-type="float">
            <text:p>0.6328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4471" calcext:value-type="float">
            <text:p>0.4471</text:p>
          </table:table-cell>
          <table:table-cell table:number-columns-repeated="2" office:value-type="float" office:value="0.686" calcext:value-type="float">
            <text:p>0.686</text:p>
          </table:table-cell>
          <table:table-cell table:number-columns-repeated="6"/>
          <table:table-cell office:value-type="float" office:value="0.4394" calcext:value-type="float">
            <text:p>0.439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6771" calcext:value-type="float">
            <text:p>0.6771</text:p>
          </table:table-cell>
          <table:table-cell table:number-columns-repeated="6"/>
          <table:table-cell office:value-type="float" office:value="0.4664" calcext:value-type="float">
            <text:p>0.4664</text:p>
          </table:table-cell>
          <table:table-cell table:number-columns-repeated="2" office:value-type="float" office:value="0.6149" calcext:value-type="float">
            <text:p>0.6149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5995" calcext:value-type="float">
            <text:p>0.59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table:number-columns-repeated="6"/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table:number-columns-repeated="6"/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table:number-columns-repeated="6"/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table:number-columns-repeated="6"/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936" calcext:value-type="float">
            <text:p>0.6936</text:p>
          </table:table-cell>
          <table:table-cell table:number-columns-repeated="6"/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table:number-columns-repeated="6"/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6429" calcext:value-type="float">
            <text:p>0.6429</text:p>
          </table:table-cell>
          <table:table-cell office:value-type="float" office:value="0.7" calcext:value-type="float">
            <text:p>0.7</text:p>
          </table:table-cell>
          <table:table-cell office:value-type="float" office:value="0.6429" calcext:value-type="float">
            <text:p>0.6429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909" calcext:value-type="float">
            <text:p>0.5909</text:p>
          </table:table-cell>
          <table:table-cell office:value-type="float" office:value="0.7" calcext:value-type="float">
            <text:p>0.7</text:p>
          </table:table-cell>
          <table:table-cell office:value-type="float" office:value="0.5909" calcext:value-type="float">
            <text:p>0.590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7602" calcext:value-type="float">
            <text:p>0.7602</text:p>
          </table:table-cell>
          <table:table-cell table:number-columns-repeated="6"/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table:number-columns-repeated="6" office:value-type="float" office:value="0.4796" calcext:value-type="float">
            <text:p>0.479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7602" calcext:value-type="float">
            <text:p>0.7602</text:p>
          </table:table-cell>
          <table:table-cell table:number-columns-repeated="6"/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table:number-columns-repeated="6" office:value-type="float" office:value="0.4796" calcext:value-type="float">
            <text:p>0.479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7602" calcext:value-type="float">
            <text:p>0.7602</text:p>
          </table:table-cell>
          <table:table-cell table:number-columns-repeated="6"/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4" office:value-type="float" office:value="0.7602" calcext:value-type="float">
            <text:p>0.7602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4" office:value-type="float" office:value="0.7602" calcext:value-type="float">
            <text:p>0.7602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table:number-columns-repeated="6"/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table:number-columns-repeated="6"/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5255" calcext:value-type="float">
            <text:p>0.525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333" calcext:value-type="float">
            <text:p>0.5333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5588" calcext:value-type="float">
            <text:p>0.558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588" calcext:value-type="float">
            <text:p>0.5588</text:p>
          </table:table-cell>
          <table:table-cell table:number-columns-repeated="6"/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table:number-columns-repeated="6"/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table:number-columns-repeated="6"/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table:number-columns-repeated="6"/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table:number-columns-repeated="6"/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table:number-columns-repeated="6"/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table:number-columns-repeated="6"/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.7602" calcext:value-type="float">
            <text:p>0.7602</text:p>
          </table:table-cell>
          <table:table-cell table:number-columns-repeated="6"/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table:number-columns-repeated="6"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.6388" calcext:value-type="float">
            <text:p>0.6388</text:p>
          </table:table-cell>
          <table:table-cell table:number-columns-repeated="6"/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388" calcext:value-type="float">
            <text:p>0.6388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table:number-columns-repeated="6" office:value-type="float" office:value="0.6388" calcext:value-type="float">
            <text:p>0.63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table:number-columns-repeated="6"/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table:number-columns-repeated="6"/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table:number-columns-repeated="6"/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table:number-columns-repeated="6"/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table:number-columns-repeated="6"/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table:number-columns-repeated="6"/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table:number-columns-repeated="6"/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table:number-columns-repeated="6"/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6556" calcext:value-type="float">
            <text:p>0.6556</text:p>
          </table:table-cell>
          <table:table-cell table:number-columns-repeated="6"/>
          <table:table-cell office:value-type="float" office:value="0.4121" calcext:value-type="float">
            <text:p>0.412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615" calcext:value-type="float">
            <text:p>0.5615</text:p>
          </table:table-cell>
          <table:table-cell table:number-columns-repeated="6"/>
          <table:table-cell office:value-type="float" office:value="0.4277" calcext:value-type="float">
            <text:p>0.4277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" calcext:value-type="float">
            <text:p>0.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table:number-columns-repeated="6"/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table:number-columns-repeated="6"/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6"/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6"/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.7183" calcext:value-type="float">
            <text:p>0.7183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6703" calcext:value-type="float">
            <text:p>0.6703</text:p>
          </table:table-cell>
          <table:table-cell table:number-columns-repeated="2"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6"/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3417" calcext:value-type="float">
            <text:p>0.3417</text:p>
          </table:table-cell>
          <table:table-cell table:number-columns-repeated="6"/>
          <table:table-cell office:value-type="float" office:value="0.44" calcext:value-type="float">
            <text:p>0.4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524" calcext:value-type="float">
            <text:p>0.352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" calcext:value-type="float">
            <text:p>0.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6"/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6"/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6"/>
          <table:table-cell table:number-columns-repeated="4"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6"/>
          <table:table-cell table:number-columns-repeated="4"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6"/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145" calcext:value-type="float">
            <text:p>0.5145</text:p>
          </table:table-cell>
          <table:table-cell table:number-columns-repeated="6"/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table:number-columns-repeated="4"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832" calcext:value-type="float">
            <text:p>0.683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" calcext:value-type="float">
            <text:p>0.3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611" calcext:value-type="float">
            <text:p>0.3611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6"/>
          <table:table-cell office:value-type="float" office:value="0.3667" calcext:value-type="float">
            <text:p>0.366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3667" calcext:value-type="float">
            <text:p>0.3667</text:p>
          </table:table-cell>
          <table:table-cell table:number-columns-repeated="6"/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office:value-type="float" office:value="0.1317" calcext:value-type="float">
            <text:p>0.131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6"/>
          <table:table-cell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4" office:value-type="float" office:value="0.403" calcext:value-type="float">
            <text:p>0.403</text:p>
          </table:table-cell>
          <table:table-cell table:number-columns-repeated="6"/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4" office:value-type="float" office:value="0.403" calcext:value-type="float">
            <text:p>0.403</text:p>
          </table:table-cell>
          <table:table-cell table:number-columns-repeated="6"/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4057" calcext:value-type="float">
            <text:p>0.4057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table:number-columns-repeated="6"/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6"/>
          <table:table-cell table:number-columns-repeated="3" office:value-type="float" office:value="8" calcext:value-type="float">
            <text:p>8</text:p>
          </table:table-cell>
          <table:table-cell table:number-columns-repeated="6"/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4013" calcext:value-type="float">
            <text:p>0.4013</text:p>
          </table:table-cell>
          <table:table-cell table:number-columns-repeated="3" office:value-type="float" office:value="0.4525" calcext:value-type="float">
            <text:p>0.4525</text:p>
          </table:table-cell>
          <table:table-cell table:number-columns-repeated="6"/>
          <table:table-cell office:value-type="float" office:value="0.4551" calcext:value-type="float">
            <text:p>0.4551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4551" calcext:value-type="float">
            <text:p>0.4551</text:p>
          </table:table-cell>
          <table:table-cell table:number-columns-repeated="6"/>
          <table:table-cell table:number-columns-repeated="4"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125" calcext:value-type="float">
            <text:p>0.312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61" calcext:value-type="float">
            <text:p>0.296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2463" calcext:value-type="float">
            <text:p>0.2463</text:p>
          </table:table-cell>
          <table:table-cell table:number-columns-repeated="4" office:value-type="float" office:value="0.8319" calcext:value-type="float">
            <text:p>0.8319</text:p>
          </table:table-cell>
          <table:table-cell table:number-columns-repeated="6"/>
          <table:table-cell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table:number-columns-repeated="6"/>
          <table:table-cell table:number-columns-repeated="4"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27" calcext:value-type="float">
            <text:p>0.7227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7227" calcext:value-type="float">
            <text:p>0.7227</text:p>
          </table:table-cell>
          <table:table-cell table:number-columns-repeated="6"/>
          <table:table-cell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7227" calcext:value-type="float">
            <text:p>0.7227</text:p>
          </table:table-cell>
          <table:table-cell table:number-columns-repeated="6"/>
          <table:table-cell table:number-columns-repeated="4"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816" calcext:value-type="float">
            <text:p>0.6816</text:p>
          </table:table-cell>
          <table:table-cell office:value-type="float" office:value="0.2018" calcext:value-type="float">
            <text:p>0.2018</text:p>
          </table:table-cell>
          <table:table-cell table:number-columns-repeated="4" office:value-type="float" office:value="0.6816" calcext:value-type="float">
            <text:p>0.6816</text:p>
          </table:table-cell>
          <table:table-cell table:number-columns-repeated="6"/>
          <table:table-cell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6816" calcext:value-type="float">
            <text:p>0.6816</text:p>
          </table:table-cell>
          <table:table-cell table:number-columns-repeated="6"/>
          <table:table-cell table:number-columns-repeated="4"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471" calcext:value-type="float">
            <text:p>0.6471</text:p>
          </table:table-cell>
          <table:table-cell office:value-type="float" office:value="0.1916" calcext:value-type="float">
            <text:p>0.1916</text:p>
          </table:table-cell>
          <table:table-cell table:number-columns-repeated="4" office:value-type="float" office:value="0.6471" calcext:value-type="float">
            <text:p>0.6471</text:p>
          </table:table-cell>
          <table:table-cell table:number-columns-repeated="6"/>
          <table:table-cell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6471" calcext:value-type="float">
            <text:p>0.6471</text:p>
          </table:table-cell>
          <table:table-cell table:number-columns-repeated="6"/>
          <table:table-cell table:number-columns-repeated="4"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471" calcext:value-type="float">
            <text:p>0.64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4" office:value-type="float" office:value="0.6175" calcext:value-type="float">
            <text:p>0.6175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175" calcext:value-type="float">
            <text:p>0.6175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4" office:value-type="float" office:value="0.6175" calcext:value-type="float">
            <text:p>0.6175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175" calcext:value-type="float">
            <text:p>0.6175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4" office:value-type="float" office:value="0.6175" calcext:value-type="float">
            <text:p>0.6175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175" calcext:value-type="float">
            <text:p>0.6175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4" office:value-type="float" office:value="0.6175" calcext:value-type="float">
            <text:p>0.6175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175" calcext:value-type="float">
            <text:p>0.6175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4" office:value-type="float" office:value="0.6175" calcext:value-type="float">
            <text:p>0.6175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175" calcext:value-type="float">
            <text:p>0.6175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table:number-columns-repeated="6"/>
          <table:table-cell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table:number-columns-repeated="6"/>
          <table:table-cell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table:number-columns-repeated="6"/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6"/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/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1901" calcext:value-type="float">
            <text:p>0.1901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.3789" calcext:value-type="float">
            <text:p>0.37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2353" calcext:value-type="float">
            <text:p>0.235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" calcext:value-type="float">
            <text:p>0.5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6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.5317" calcext:value-type="float">
            <text:p>0.5317</text:p>
          </table:table-cell>
          <table:table-cell table:number-columns-repeated="6"/>
          <table:table-cell table:number-columns-repeated="3" office:value-type="float" office:value="0.5317" calcext:value-type="float">
            <text:p>0.5317</text:p>
          </table:table-cell>
          <table:table-cell table:number-columns-repeated="6"/>
          <table:table-cell table:number-columns-repeated="4"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table:number-columns-repeated="4" office:value-type="float" office:value="0.5798" calcext:value-type="float">
            <text:p>0.5798</text:p>
          </table:table-cell>
          <table:table-cell table:number-columns-repeated="6"/>
          <table:table-cell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98" calcext:value-type="float">
            <text:p>0.5798</text:p>
          </table:table-cell>
          <table:table-cell table:number-columns-repeated="6"/>
          <table:table-cell table:number-columns-repeated="4"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53" calcext:value-type="float">
            <text:p>0.6153</text:p>
          </table:table-cell>
          <table:table-cell office:value-type="float" office:value="0.4367" calcext:value-type="float">
            <text:p>0.4367</text:p>
          </table:table-cell>
          <table:table-cell table:number-columns-repeated="4" office:value-type="float" office:value="0.6153" calcext:value-type="float">
            <text:p>0.6153</text:p>
          </table:table-cell>
          <table:table-cell table:number-columns-repeated="6"/>
          <table:table-cell office:value-type="float" office:value="0.6153" calcext:value-type="float">
            <text:p>0.615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6153" calcext:value-type="float">
            <text:p>0.6153</text:p>
          </table:table-cell>
          <table:table-cell table:number-columns-repeated="6"/>
          <table:table-cell table:number-columns-repeated="4"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09" calcext:value-type="float">
            <text:p>0.5709</text:p>
          </table:table-cell>
          <table:table-cell office:value-type="float" office:value="0.4052" calcext:value-type="float">
            <text:p>0.4052</text:p>
          </table:table-cell>
          <table:table-cell table:number-columns-repeated="4" office:value-type="float" office:value="0.5709" calcext:value-type="float">
            <text:p>0.5709</text:p>
          </table:table-cell>
          <table:table-cell table:number-columns-repeated="6"/>
          <table:table-cell office:value-type="float" office:value="0.5709" calcext:value-type="float">
            <text:p>0.5709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709" calcext:value-type="float">
            <text:p>0.5709</text:p>
          </table:table-cell>
          <table:table-cell table:number-columns-repeated="6"/>
          <table:table-cell table:number-columns-repeated="4"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5938" calcext:value-type="float">
            <text:p>0.593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4" office:value-type="float" office:value="0.5347" calcext:value-type="float">
            <text:p>0.5347</text:p>
          </table:table-cell>
          <table:table-cell table:number-columns-repeated="6"/>
          <table:table-cell office:value-type="float" office:value="0.5347" calcext:value-type="float">
            <text:p>0.5347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6"/>
          <table:table-cell table:number-columns-repeated="3" office:value-type="float" office:value="21" calcext:value-type="float">
            <text:p>21</text:p>
          </table:table-cell>
          <table:table-cell table:number-columns-repeated="6"/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982" calcext:value-type="float">
            <text:p>0.1982</text:p>
          </table:table-cell>
          <table:table-cell table:number-columns-repeated="6"/>
          <table:table-cell office:value-type="float" office:value="0.1819" calcext:value-type="float">
            <text:p>0.181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917" calcext:value-type="float">
            <text:p>0.1917</text:p>
          </table:table-cell>
          <table:table-cell table:number-columns-repeated="6"/>
          <table:table-cell office:value-type="float" office:value="0.1429" calcext:value-type="float">
            <text:p>0.142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table:number-columns-repeated="6"/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table:number-columns-repeated="6"/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table:number-columns-repeated="6"/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2749" calcext:value-type="float">
            <text:p>0.274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table:number-columns-repeated="6"/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table:number-columns-repeated="6"/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table:number-columns-repeated="6"/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table:number-columns-repeated="6"/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table:number-columns-repeated="6"/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table:number-columns-repeated="6"/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table:number-columns-repeated="6"/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table:number-columns-repeated="6"/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table:number-columns-repeated="6"/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3914" calcext:value-type="float">
            <text:p>0.3914</text:p>
          </table:table-cell>
          <table:table-cell table:number-columns-repeated="6"/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" calcext:value-type="float">
            <text:p>0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4115" calcext:value-type="float">
            <text:p>0.4115</text:p>
          </table:table-cell>
          <table:table-cell table:number-columns-repeated="6"/>
          <table:table-cell office:value-type="float" office:value="0.4344" calcext:value-type="float">
            <text:p>0.4344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8" calcext:value-type="float">
            <text:p>0.408</text:p>
          </table:table-cell>
          <table:table-cell table:number-columns-repeated="6"/>
          <table:table-cell office:value-type="float" office:value="0.4298" calcext:value-type="float">
            <text:p>0.4298</text:p>
          </table:table-cell>
          <table:table-cell office:value-type="float" office:value="0.4158" calcext:value-type="float">
            <text:p>0.4158</text:p>
          </table:table-cell>
          <table:table-cell table:number-columns-repeated="2"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09" calcext:value-type="float">
            <text:p>0.4009</text:p>
          </table:table-cell>
          <table:table-cell table:number-columns-repeated="6"/>
          <table:table-cell office:value-type="float" office:value="0.4231" calcext:value-type="float">
            <text:p>0.4231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3975" calcext:value-type="float">
            <text:p>0.3975</text:p>
          </table:table-cell>
          <table:table-cell table:number-columns-repeated="6"/>
          <table:table-cell office:value-type="float" office:value="0.4187" calcext:value-type="float">
            <text:p>0.4187</text:p>
          </table:table-cell>
          <table:table-cell office:value-type="float" office:value="0.4051" calcext:value-type="float">
            <text:p>0.4051</text:p>
          </table:table-cell>
          <table:table-cell table:number-columns-repeated="2"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33" calcext:value-type="float">
            <text:p>0.33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3911" calcext:value-type="float">
            <text:p>0.3911</text:p>
          </table:table-cell>
          <table:table-cell table:number-columns-repeated="6"/>
          <table:table-cell office:value-type="float" office:value="0.4373" calcext:value-type="float">
            <text:p>0.4373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3877" calcext:value-type="float">
            <text:p>0.3877</text:p>
          </table:table-cell>
          <table:table-cell table:number-columns-repeated="6"/>
          <table:table-cell office:value-type="float" office:value="0.4085" calcext:value-type="float">
            <text:p>0.4085</text:p>
          </table:table-cell>
          <table:table-cell office:value-type="float" office:value="0.3952" calcext:value-type="float">
            <text:p>0.3952</text:p>
          </table:table-cell>
          <table:table-cell table:number-columns-repeated="2"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287" calcext:value-type="float">
            <text:p>0.4287</text:p>
          </table:table-cell>
          <table:table-cell table:number-columns-repeated="6"/>
          <table:table-cell office:value-type="float" office:value="0.4271" calcext:value-type="float">
            <text:p>0.427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254" calcext:value-type="float">
            <text:p>0.4254</text:p>
          </table:table-cell>
          <table:table-cell table:number-columns-repeated="6"/>
          <table:table-cell office:value-type="float" office:value="0.3989" calcext:value-type="float">
            <text:p>0.3989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4639" calcext:value-type="float">
            <text:p>0.4639</text:p>
          </table:table-cell>
          <table:table-cell table:number-columns-repeated="6"/>
          <table:table-cell office:value-type="float" office:value="0.4175" calcext:value-type="float">
            <text:p>0.4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4607" calcext:value-type="float">
            <text:p>0.4607</text:p>
          </table:table-cell>
          <table:table-cell table:number-columns-repeated="6"/>
          <table:table-cell office:value-type="float" office:value="0.39" calcext:value-type="float">
            <text:p>0.39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4" calcext:value-type="float">
            <text:p>0.4754</text:p>
          </table:table-cell>
          <table:table-cell table:number-columns-repeated="6"/>
          <table:table-cell office:value-type="float" office:value="0.4085" calcext:value-type="float">
            <text:p>0.40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723" calcext:value-type="float">
            <text:p>0.4723</text:p>
          </table:table-cell>
          <table:table-cell table:number-columns-repeated="6"/>
          <table:table-cell office:value-type="float" office:value="0.3816" calcext:value-type="float">
            <text:p>0.3816</text:p>
          </table:table-cell>
          <table:table-cell office:value-type="float" office:value="0.3692" calcext:value-type="float">
            <text:p>0.3692</text:p>
          </table:table-cell>
          <table:table-cell table:number-columns-repeated="2"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656" calcext:value-type="float">
            <text:p>0.4656</text:p>
          </table:table-cell>
          <table:table-cell table:number-columns-repeated="6"/>
          <table:table-cell office:value-type="float" office:value="0.4001" calcext:value-type="float">
            <text:p>0.400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625" calcext:value-type="float">
            <text:p>0.4625</text:p>
          </table:table-cell>
          <table:table-cell table:number-columns-repeated="6"/>
          <table:table-cell office:value-type="float" office:value="0.3737" calcext:value-type="float">
            <text:p>0.3737</text:p>
          </table:table-cell>
          <table:table-cell office:value-type="float" office:value="0.3616" calcext:value-type="float">
            <text:p>0.3616</text:p>
          </table:table-cell>
          <table:table-cell table:number-columns-repeated="2"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3" calcext:value-type="float">
            <text:p>0.4563</text:p>
          </table:table-cell>
          <table:table-cell table:number-columns-repeated="6"/>
          <table:table-cell office:value-type="float" office:value="0.3921" calcext:value-type="float">
            <text:p>0.392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533" calcext:value-type="float">
            <text:p>0.4533</text:p>
          </table:table-cell>
          <table:table-cell table:number-columns-repeated="6"/>
          <table:table-cell office:value-type="float" office:value="0.3663" calcext:value-type="float">
            <text:p>0.3663</text:p>
          </table:table-cell>
          <table:table-cell office:value-type="float" office:value="0.3544" calcext:value-type="float">
            <text:p>0.3544</text:p>
          </table:table-cell>
          <table:table-cell table:number-columns-repeated="2"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476" calcext:value-type="float">
            <text:p>0.4476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46" calcext:value-type="float">
            <text:p>0.4446</text:p>
          </table:table-cell>
          <table:table-cell table:number-columns-repeated="6"/>
          <table:table-cell office:value-type="float" office:value="0.3593" calcext:value-type="float">
            <text:p>0.3593</text:p>
          </table:table-cell>
          <table:table-cell office:value-type="float" office:value="0.3476" calcext:value-type="float">
            <text:p>0.3476</text:p>
          </table:table-cell>
          <table:table-cell table:number-columns-repeated="2"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table:number-columns-repeated="6"/>
          <table:table-cell office:value-type="float" office:value="0.5943" calcext:value-type="float">
            <text:p>0.5943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5943" calcext:value-type="float">
            <text:p>0.5943</text:p>
          </table:table-cell>
          <table:table-cell table:number-columns-repeated="6"/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office:value-type="float" office:value="0.7975" calcext:value-type="float">
            <text:p>0.79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975" calcext:value-type="float">
            <text:p>0.7975</text:p>
          </table:table-cell>
          <table:table-cell table:number-columns-repeated="6"/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6"/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6"/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59" calcext:value-type="float">
            <text:p>0.1059</text:p>
          </table:table-cell>
          <table:table-cell table:number-columns-repeated="3" office:value-type="float" office:value="0.1172" calcext:value-type="float">
            <text:p>0.1172</text:p>
          </table:table-cell>
          <table:table-cell table:number-columns-repeated="6"/>
          <table:table-cell office:value-type="float" office:value="0.1083" calcext:value-type="float">
            <text:p>0.1083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83" calcext:value-type="float">
            <text:p>0.1083</text:p>
          </table:table-cell>
          <table:table-cell table:number-columns-repeated="6"/>
          <table:table-cell office:value-type="float" office:value="0.358" calcext:value-type="float">
            <text:p>0.358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" calcext:value-type="float">
            <text:p>0.2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6154" calcext:value-type="float">
            <text:p>0.6154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.3801" calcext:value-type="float">
            <text:p>0.3801</text:p>
          </table:table-cell>
          <table:table-cell table:number-columns-repeated="6"/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.3194" calcext:value-type="float">
            <text:p>0.3194</text:p>
          </table:table-cell>
          <table:table-cell table:number-columns-repeated="6"/>
          <table:table-cell table:number-columns-repeated="3" office:value-type="float" office:value="0.3194" calcext:value-type="float">
            <text:p>0.3194</text:p>
          </table:table-cell>
          <table:table-cell table:number-columns-repeated="6"/>
          <table:table-cell office:value-type="float" office:value="0.5209" calcext:value-type="float">
            <text:p>0.5209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808" calcext:value-type="float">
            <text:p>0.2808</text:p>
          </table:table-cell>
          <table:table-cell table:number-columns-repeated="3" office:value-type="float" office:value="0.4017" calcext:value-type="float">
            <text:p>0.4017</text:p>
          </table:table-cell>
          <table:table-cell table:number-columns-repeated="6"/>
          <table:table-cell table:number-columns-repeated="3" office:value-type="float" office:value="0.2808" calcext:value-type="float">
            <text:p>0.2808</text:p>
          </table:table-cell>
          <table:table-cell table:number-columns-repeated="6"/>
          <table:table-cell office:value-type="float" office:value="0.5788" calcext:value-type="float">
            <text:p>0.57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533" calcext:value-type="float">
            <text:p>0.2533</text:p>
          </table:table-cell>
          <table:table-cell table:number-columns-repeated="3" office:value-type="float" office:value="0.3623" calcext:value-type="float">
            <text:p>0.3623</text:p>
          </table:table-cell>
          <table:table-cell table:number-columns-repeated="6"/>
          <table:table-cell office:value-type="float" office:value="0.3512" calcext:value-type="float">
            <text:p>0.3512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512" calcext:value-type="float">
            <text:p>0.3512</text:p>
          </table:table-cell>
          <table:table-cell table:number-columns-repeated="6"/>
          <table:table-cell office:value-type="float" office:value="0.5221" calcext:value-type="float">
            <text:p>0.52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323" calcext:value-type="float">
            <text:p>0.2323</text:p>
          </table:table-cell>
          <table:table-cell table:number-columns-repeated="3" office:value-type="float" office:value="0.3324" calcext:value-type="float">
            <text:p>0.3324</text:p>
          </table:table-cell>
          <table:table-cell table:number-columns-repeated="6"/>
          <table:table-cell office:value-type="float" office:value="0.3222" calcext:value-type="float">
            <text:p>0.3222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3222" calcext:value-type="float">
            <text:p>0.3222</text:p>
          </table:table-cell>
          <table:table-cell table:number-columns-repeated="6"/>
          <table:table-cell office:value-type="float" office:value="0.4789" calcext:value-type="float">
            <text:p>0.47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515" calcext:value-type="float">
            <text:p>0.55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875" calcext:value-type="float">
            <text:p>0.2875</text:p>
          </table:table-cell>
          <table:table-cell table:number-columns-repeated="3" office:value-type="float" office:value="0.2156" calcext:value-type="float">
            <text:p>0.2156</text:p>
          </table:table-cell>
          <table:table-cell table:number-columns-repeated="3" office:value-type="float" office:value="0.3085" calcext:value-type="float">
            <text:p>0.3085</text:p>
          </table:table-cell>
          <table:table-cell table:number-columns-repeated="6"/>
          <table:table-cell office:value-type="float" office:value="0.299" calcext:value-type="float">
            <text:p>0.2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99" calcext:value-type="float">
            <text:p>0.299</text:p>
          </table:table-cell>
          <table:table-cell table:number-columns-repeated="6"/>
          <table:table-cell office:value-type="float" office:value="0.5164" calcext:value-type="float">
            <text:p>0.5164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837" calcext:value-type="float">
            <text:p>0.58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692" calcext:value-type="float">
            <text:p>0.2692</text:p>
          </table:table-cell>
          <table:table-cell table:number-columns-repeated="3" office:value-type="float" office:value="0.2019" calcext:value-type="float">
            <text:p>0.2019</text:p>
          </table:table-cell>
          <table:table-cell table:number-columns-repeated="3" office:value-type="float" office:value="0.3525" calcext:value-type="float">
            <text:p>0.3525</text:p>
          </table:table-cell>
          <table:table-cell table:number-columns-repeated="6"/>
          <table:table-cell office:value-type="float" office:value="0.28" calcext:value-type="float">
            <text:p>0.2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office:value-type="float" office:value="0.4835" calcext:value-type="float">
            <text:p>0.483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476" calcext:value-type="float">
            <text:p>0.2476</text:p>
          </table:table-cell>
          <table:table-cell table:number-columns-repeated="3" office:value-type="float" office:value="0.3323" calcext:value-type="float">
            <text:p>0.3323</text:p>
          </table:table-cell>
          <table:table-cell table:number-columns-repeated="6"/>
          <table:table-cell office:value-type="float" office:value="0.3212" calcext:value-type="float">
            <text:p>0.321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212" calcext:value-type="float">
            <text:p>0.3212</text:p>
          </table:table-cell>
          <table:table-cell table:number-columns-repeated="6"/>
          <table:table-cell office:value-type="float" office:value="0.5131" calcext:value-type="float">
            <text:p>0.5131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47" calcext:value-type="float">
            <text:p>0.2347</text:p>
          </table:table-cell>
          <table:table-cell table:number-columns-repeated="3" office:value-type="float" office:value="0.315" calcext:value-type="float">
            <text:p>0.315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045" calcext:value-type="float">
            <text:p>0.3045</text:p>
          </table:table-cell>
          <table:table-cell table:number-columns-repeated="6"/>
          <table:table-cell office:value-type="float" office:value="0.5385" calcext:value-type="float">
            <text:p>0.538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5453" calcext:value-type="float">
            <text:p>0.545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714" calcext:value-type="float">
            <text:p>0.2714</text:p>
          </table:table-cell>
          <table:table-cell table:number-columns-repeated="3" office:value-type="float" office:value="0.2999" calcext:value-type="float">
            <text:p>0.2999</text:p>
          </table:table-cell>
          <table:table-cell table:number-columns-repeated="6"/>
          <table:table-cell office:value-type="float" office:value="0.2899" calcext:value-type="float">
            <text:p>0.2899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899" calcext:value-type="float">
            <text:p>0.2899</text:p>
          </table:table-cell>
          <table:table-cell table:number-columns-repeated="6"/>
          <table:table-cell office:value-type="float" office:value="0.5606" calcext:value-type="float">
            <text:p>0.560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5671" calcext:value-type="float">
            <text:p>0.567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2593" calcext:value-type="float">
            <text:p>0.2593</text:p>
          </table:table-cell>
          <table:table-cell table:number-columns-repeated="3" office:value-type="float" office:value="0.2866" calcext:value-type="float">
            <text:p>0.2866</text:p>
          </table:table-cell>
          <table:table-cell table:number-columns-repeated="6"/>
          <table:table-cell office:value-type="float" office:value="0.277" calcext:value-type="float">
            <text:p>0.277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77" calcext:value-type="float">
            <text:p>0.277</text:p>
          </table:table-cell>
          <table:table-cell table:number-columns-repeated="6"/>
          <table:table-cell office:value-type="float" office:value="0.5357" calcext:value-type="float">
            <text:p>0.535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419" calcext:value-type="float">
            <text:p>0.54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486" calcext:value-type="float">
            <text:p>0.2486</text:p>
          </table:table-cell>
          <table:table-cell table:number-columns-repeated="3" office:value-type="float" office:value="0.2747" calcext:value-type="float">
            <text:p>0.2747</text:p>
          </table:table-cell>
          <table:table-cell table:number-columns-repeated="6"/>
          <table:table-cell office:value-type="float" office:value="0.2656" calcext:value-type="float">
            <text:p>0.26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56" calcext:value-type="float">
            <text:p>0.2656</text:p>
          </table:table-cell>
          <table:table-cell table:number-columns-repeated="6"/>
          <table:table-cell office:value-type="float" office:value="0.5549" calcext:value-type="float">
            <text:p>0.5549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9" calcext:value-type="float">
            <text:p>0.239</text:p>
          </table:table-cell>
          <table:table-cell table:number-columns-repeated="3" office:value-type="float" office:value="0.2641" calcext:value-type="float">
            <text:p>0.2641</text:p>
          </table:table-cell>
          <table:table-cell table:number-columns-repeated="6"/>
          <table:table-cell office:value-type="float" office:value="0.2553" calcext:value-type="float">
            <text:p>0.25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3" calcext:value-type="float">
            <text:p>0.2553</text:p>
          </table:table-cell>
          <table:table-cell table:number-columns-repeated="6"/>
          <table:table-cell office:value-type="float" office:value="0.5334" calcext:value-type="float">
            <text:p>0.533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303" calcext:value-type="float">
            <text:p>0.2303</text:p>
          </table:table-cell>
          <table:table-cell table:number-columns-repeated="3" office:value-type="float" office:value="0.2545" calcext:value-type="float">
            <text:p>0.2545</text:p>
          </table:table-cell>
          <table:table-cell table:number-columns-repeated="6"/>
          <table:table-cell office:value-type="float" office:value="0.246" calcext:value-type="float">
            <text:p>0.24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46" calcext:value-type="float">
            <text:p>0.246</text:p>
          </table:table-cell>
          <table:table-cell table:number-columns-repeated="6"/>
          <table:table-cell office:value-type="float" office:value="0.514" calcext:value-type="float">
            <text:p>0.514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table:number-columns-repeated="6"/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table:number-columns-repeated="6"/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646" calcext:value-type="float">
            <text:p>0.464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table:number-columns-repeated="6"/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table:number-columns-repeated="6"/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table:number-columns-repeated="6"/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table:number-columns-repeated="6"/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table:number-columns-repeated="6"/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table:number-columns-repeated="6"/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544" calcext:value-type="float">
            <text:p>0.2544</text:p>
          </table:table-cell>
          <table:table-cell table:number-columns-repeated="3" office:value-type="float" office:value="0.2457" calcext:value-type="float">
            <text:p>0.2457</text:p>
          </table:table-cell>
          <table:table-cell table:number-columns-repeated="6"/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table:number-columns-repeated="6"/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" calcext:value-type="float">
            <text:p>0.2</text:p>
          </table:table-cell>
          <table:table-cell office:value-type="float" office:value="0.0461" calcext:value-type="float">
            <text:p>0.0461</text:p>
          </table:table-cell>
          <table:table-cell table:number-columns-repeated="3" office:value-type="float" office:value="0.0154" calcext:value-type="float">
            <text:p>0.0154</text:p>
          </table:table-cell>
          <table:table-cell table:number-columns-repeated="6"/>
          <table:table-cell office:value-type="float" office:value="0.0143" calcext:value-type="float">
            <text:p>0.0143</text:p>
          </table:table-cell>
          <table:table-cell office:value-type="float" office:value="0.2" calcext:value-type="float">
            <text:p>0.2</text:p>
          </table:table-cell>
          <table:table-cell office:value-type="float" office:value="0.0143" calcext:value-type="float">
            <text:p>0.0143</text:p>
          </table:table-cell>
          <table:table-cell table:number-columns-repeated="6"/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table:number-columns-repeated="6"/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table:number-columns-repeated="6"/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table:number-columns-repeated="6"/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table:number-columns-repeated="6"/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35" calcext:value-type="float">
            <text:p>35</text:p>
          </table:table-cell>
          <table:table-cell table:number-columns-repeated="6"/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table:number-columns-repeated="6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11" calcext:value-type="float">
            <text:p>0.1011</text:p>
          </table:table-cell>
          <table:table-cell table:number-columns-repeated="2" office:value-type="float" office:value="0.0749" calcext:value-type="float">
            <text:p>0.0749</text:p>
          </table:table-cell>
          <table:table-cell table:number-columns-repeated="6"/>
          <table:table-cell office:value-type="float" office:value="0.107" calcext:value-type="float">
            <text:p>0.1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788" calcext:value-type="float">
            <text:p>0.0788</text:p>
          </table:table-cell>
          <table:table-cell table:number-columns-repeated="6"/>
          <table:table-cell office:value-type="float" office:value="0.136" calcext:value-type="float">
            <text:p>0.1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2346" calcext:value-type="float">
            <text:p>0.2346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4144" calcext:value-type="float">
            <text:p>0.4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633" calcext:value-type="float">
            <text:p>0.363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601" calcext:value-type="float">
            <text:p>0.3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4469" calcext:value-type="float">
            <text:p>0.44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49" calcext:value-type="float">
            <text:p>0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212" calcext:value-type="float">
            <text:p>0.321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3987" calcext:value-type="float">
            <text:p>0.398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959" calcext:value-type="float">
            <text:p>0.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8" calcext:value-type="float">
            <text:p>0.2558</text:p>
          </table:table-cell>
          <table:table-cell table:number-columns-repeated="2" office:value-type="float" office:value="0.0916" calcext:value-type="float">
            <text:p>0.0916</text:p>
          </table:table-cell>
          <table:table-cell table:number-columns-repeated="6"/>
          <table:table-cell office:value-type="float" office:value="0.2918" calcext:value-type="float">
            <text:p>0.291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16" calcext:value-type="float">
            <text:p>0.0916</text:p>
          </table:table-cell>
          <table:table-cell table:number-columns-repeated="6"/>
          <table:table-cell office:value-type="float" office:value="0.4538" calcext:value-type="float">
            <text:p>0.453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152" calcext:value-type="float">
            <text:p>0.3152</text:p>
          </table:table-cell>
          <table:table-cell table:number-columns-repeated="2" office:value-type="float" office:value="0.1641" calcext:value-type="float">
            <text:p>0.1641</text:p>
          </table:table-cell>
          <table:table-cell table:number-columns-repeated="6"/>
          <table:table-cell office:value-type="float" office:value="0.3483" calcext:value-type="float">
            <text:p>0.3483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641" calcext:value-type="float">
            <text:p>0.1641</text:p>
          </table:table-cell>
          <table:table-cell table:number-columns-repeated="6"/>
          <table:table-cell office:value-type="float" office:value="0.4974" calcext:value-type="float">
            <text:p>0.4974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" calcext:value-type="float">
            <text:p>0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637" calcext:value-type="float">
            <text:p>0.3637</text:p>
          </table:table-cell>
          <table:table-cell table:number-columns-repeated="2" office:value-type="float" office:value="0.2233" calcext:value-type="float">
            <text:p>0.2233</text:p>
          </table:table-cell>
          <table:table-cell table:number-columns-repeated="6"/>
          <table:table-cell office:value-type="float" office:value="0.3944" calcext:value-type="float">
            <text:p>0.394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233" calcext:value-type="float">
            <text:p>0.2233</text:p>
          </table:table-cell>
          <table:table-cell table:number-columns-repeated="6"/>
          <table:table-cell office:value-type="float" office:value="0.4622" calcext:value-type="float">
            <text:p>0.4622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3405" calcext:value-type="float">
            <text:p>0.3405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6"/>
          <table:table-cell office:value-type="float" office:value="0.3693" calcext:value-type="float">
            <text:p>0.36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table:number-columns-repeated="6"/>
          <table:table-cell office:value-type="float" office:value="0.4328" calcext:value-type="float">
            <text:p>0.432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3787" calcext:value-type="float">
            <text:p>0.3787</text:p>
          </table:table-cell>
          <table:table-cell table:number-columns-repeated="2" office:value-type="float" office:value="0.197" calcext:value-type="float">
            <text:p>0.197</text:p>
          </table:table-cell>
          <table:table-cell table:number-columns-repeated="6"/>
          <table:table-cell office:value-type="float" office:value="0.4058" calcext:value-type="float">
            <text:p>0.405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48" calcext:value-type="float">
            <text:p>0.2548</text:p>
          </table:table-cell>
          <table:table-cell table:number-columns-repeated="6"/>
          <table:table-cell office:value-type="float" office:value="0.4656" calcext:value-type="float">
            <text:p>0.4656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3586" calcext:value-type="float">
            <text:p>0.3586</text:p>
          </table:table-cell>
          <table:table-cell table:number-columns-repeated="2" office:value-type="float" office:value="0.1865" calcext:value-type="float">
            <text:p>0.1865</text:p>
          </table:table-cell>
          <table:table-cell table:number-columns-repeated="6"/>
          <table:table-cell office:value-type="float" office:value="0.4373" calcext:value-type="float">
            <text:p>0.43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2413" calcext:value-type="float">
            <text:p>0.2413</text:p>
          </table:table-cell>
          <table:table-cell table:number-columns-repeated="6"/>
          <table:table-cell office:value-type="float" office:value="0.4409" calcext:value-type="float">
            <text:p>0.44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264" calcext:value-type="float">
            <text:p>0.2264</text:p>
          </table:table-cell>
          <table:table-cell table:number-columns-repeated="6"/>
          <table:table-cell office:value-type="float" office:value="0.4159" calcext:value-type="float">
            <text:p>0.415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85" calcext:value-type="float">
            <text:p>0.2785</text:p>
          </table:table-cell>
          <table:table-cell table:number-columns-repeated="6"/>
          <table:table-cell office:value-type="float" office:value="0.4683" calcext:value-type="float">
            <text:p>0.4683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179" calcext:value-type="float">
            <text:p>0.4179</text:p>
          </table:table-cell>
          <table:table-cell table:number-columns-repeated="2" office:value-type="float" office:value="0.2617" calcext:value-type="float">
            <text:p>0.2617</text:p>
          </table:table-cell>
          <table:table-cell table:number-columns-repeated="6"/>
          <table:table-cell office:value-type="float" office:value="0.4425" calcext:value-type="float">
            <text:p>0.442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658" calcext:value-type="float">
            <text:p>0.2658</text:p>
          </table:table-cell>
          <table:table-cell table:number-columns-repeated="6"/>
          <table:table-cell office:value-type="float" office:value="0.4926" calcext:value-type="float">
            <text:p>0.49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205" calcext:value-type="float">
            <text:p>0.320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05" calcext:value-type="float">
            <text:p>0.2505</text:p>
          </table:table-cell>
          <table:table-cell table:number-columns-repeated="6"/>
          <table:table-cell office:value-type="float" office:value="0.4237" calcext:value-type="float">
            <text:p>0.423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971" calcext:value-type="float">
            <text:p>0.2971</text:p>
          </table:table-cell>
          <table:table-cell table:number-columns-repeated="6"/>
          <table:table-cell office:value-type="float" office:value="0.4715" calcext:value-type="float">
            <text:p>0.4715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.2806" calcext:value-type="float">
            <text:p>0.2806</text:p>
          </table:table-cell>
          <table:table-cell table:number-columns-repeated="6"/>
          <table:table-cell office:value-type="float" office:value="0.4067" calcext:value-type="float">
            <text:p>0.4067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3253" calcext:value-type="float">
            <text:p>0.3253</text:p>
          </table:table-cell>
          <table:table-cell table:number-columns-repeated="6"/>
          <table:table-cell office:value-type="float" office:value="0.4526" calcext:value-type="float">
            <text:p>0.452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073" calcext:value-type="float">
            <text:p>0.4073</text:p>
          </table:table-cell>
          <table:table-cell table:number-columns-repeated="2" office:value-type="float" office:value="0.3077" calcext:value-type="float">
            <text:p>0.3077</text:p>
          </table:table-cell>
          <table:table-cell table:number-columns-repeated="6"/>
          <table:table-cell office:value-type="float" office:value="0.4291" calcext:value-type="float">
            <text:p>0.4291</text:p>
          </table:table-cell>
          <table:table-cell office:value-type="float" office:value="0.142" calcext:value-type="float">
            <text:p>0.142</text:p>
          </table:table-cell>
          <table:table-cell office:value-type="float" office:value="0.313" calcext:value-type="float">
            <text:p>0.313</text:p>
          </table:table-cell>
          <table:table-cell table:number-columns-repeated="6"/>
          <table:table-cell office:value-type="float" office:value="0.4355" calcext:value-type="float">
            <text:p>0.4355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927" calcext:value-type="float">
            <text:p>0.3927</text:p>
          </table:table-cell>
          <table:table-cell table:number-columns-repeated="2" office:value-type="float" office:value="0.3325" calcext:value-type="float">
            <text:p>0.3325</text:p>
          </table:table-cell>
          <table:table-cell table:number-columns-repeated="6"/>
          <table:table-cell office:value-type="float" office:value="0.4138" calcext:value-type="float">
            <text:p>0.413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375" calcext:value-type="float">
            <text:p>0.3375</text:p>
          </table:table-cell>
          <table:table-cell table:number-columns-repeated="6"/>
          <table:table-cell office:value-type="float" office:value="0.42" calcext:value-type="float">
            <text:p>0.42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206" calcext:value-type="float">
            <text:p>0.420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94" calcext:value-type="float">
            <text:p>0.3794</text:p>
          </table:table-cell>
          <table:table-cell table:number-columns-repeated="2" office:value-type="float" office:value="0.3212" calcext:value-type="float">
            <text:p>0.3212</text:p>
          </table:table-cell>
          <table:table-cell table:number-columns-repeated="6"/>
          <table:table-cell office:value-type="float" office:value="0.3997" calcext:value-type="float">
            <text:p>0.399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261" calcext:value-type="float">
            <text:p>0.3261</text:p>
          </table:table-cell>
          <table:table-cell table:number-columns-repeated="6"/>
          <table:table-cell office:value-type="float" office:value="0.4397" calcext:value-type="float">
            <text:p>0.4397</text:p>
          </table:table-cell>
          <table:table-cell office:value-type="float" office:value="0.44" calcext:value-type="float">
            <text:p>0.4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403" calcext:value-type="float">
            <text:p>0.440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671" calcext:value-type="float">
            <text:p>0.3671</text:p>
          </table:table-cell>
          <table:table-cell table:number-columns-repeated="2" office:value-type="float" office:value="0.3108" calcext:value-type="float">
            <text:p>0.3108</text:p>
          </table:table-cell>
          <table:table-cell table:number-columns-repeated="6"/>
          <table:table-cell office:value-type="float" office:value="0.3868" calcext:value-type="float">
            <text:p>0.3868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155" calcext:value-type="float">
            <text:p>0.3155</text:p>
          </table:table-cell>
          <table:table-cell table:number-columns-repeated="6"/>
          <table:table-cell office:value-type="float" office:value="0.4254" calcext:value-type="float">
            <text:p>0.4254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6"/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532" calcext:value-type="float">
            <text:p>0.2532</text:p>
          </table:table-cell>
          <table:table-cell table:number-columns-repeated="6"/>
          <table:table-cell office:value-type="float" office:value="0.2014" calcext:value-type="float">
            <text:p>0.2014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681" calcext:value-type="float">
            <text:p>0.2681</text:p>
          </table:table-cell>
          <table:table-cell table:number-columns-repeated="6"/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4" office:value-type="float" office:value="0.4683" calcext:value-type="float">
            <text:p>0.4683</text:p>
          </table:table-cell>
          <table:table-cell table:number-columns-repeated="6"/>
          <table:table-cell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683" calcext:value-type="float">
            <text:p>0.4683</text:p>
          </table:table-cell>
          <table:table-cell table:number-columns-repeated="6"/>
          <table:table-cell office:value-type="float" office:value="0.3354" calcext:value-type="float">
            <text:p>0.335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table:number-columns-repeated="6"/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table:number-columns-repeated="6"/>
          <table:table-cell office:value-type="float" office:value="0.301" calcext:value-type="float">
            <text:p>0.3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table:number-columns-repeated="6"/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table:number-columns-repeated="6"/>
          <table:table-cell office:value-type="float" office:value="0.2756" calcext:value-type="float">
            <text:p>0.275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2756" calcext:value-type="float">
            <text:p>0.2756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5164" calcext:value-type="float">
            <text:p>0.5164</text:p>
          </table:table-cell>
          <table:table-cell table:number-columns-repeated="6"/>
          <table:table-cell office:value-type="float" office:value="0.4291" calcext:value-type="float">
            <text:p>0.4291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table:number-columns-repeated="6"/>
          <table:table-cell office:value-type="float" office:value="0.2557" calcext:value-type="float">
            <text:p>0.255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2557" calcext:value-type="float">
            <text:p>0.25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837" calcext:value-type="float">
            <text:p>0.4837</text:p>
          </table:table-cell>
          <table:table-cell table:number-columns-repeated="6"/>
          <table:table-cell office:value-type="float" office:value="0.402" calcext:value-type="float">
            <text:p>0.4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table:number-columns-repeated="6"/>
          <table:table-cell office:value-type="float" office:value="0.2395" calcext:value-type="float">
            <text:p>0.239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2395" calcext:value-type="float">
            <text:p>0.2395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64" calcext:value-type="float">
            <text:p>0.4564</text:p>
          </table:table-cell>
          <table:table-cell table:number-columns-repeated="6"/>
          <table:table-cell office:value-type="float" office:value="0.4358" calcext:value-type="float">
            <text:p>0.4358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table:number-columns-repeated="6"/>
          <table:table-cell office:value-type="float" office:value="0.226" calcext:value-type="float">
            <text:p>0.226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331" calcext:value-type="float">
            <text:p>0.4331</text:p>
          </table:table-cell>
          <table:table-cell table:number-columns-repeated="6"/>
          <table:table-cell office:value-type="float" office:value="0.4135" calcext:value-type="float">
            <text:p>0.413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table:number-columns-repeated="6"/>
          <table:table-cell office:value-type="float" office:value="0.2144" calcext:value-type="float">
            <text:p>0.214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128" calcext:value-type="float">
            <text:p>0.4128</text:p>
          </table:table-cell>
          <table:table-cell table:number-columns-repeated="6"/>
          <table:table-cell office:value-type="float" office:value="0.3941" calcext:value-type="float">
            <text:p>0.394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646" calcext:value-type="float">
            <text:p>0.4646</text:p>
          </table:table-cell>
          <table:table-cell table:number-columns-repeated="6"/>
          <table:table-cell office:value-type="float" office:value="0.2044" calcext:value-type="float">
            <text:p>0.2044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044" calcext:value-type="float">
            <text:p>0.2044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282" calcext:value-type="float">
            <text:p>0.3282</text:p>
          </table:table-cell>
          <table:table-cell table:number-columns-repeated="2" office:value-type="float" office:value="0.4382" calcext:value-type="float">
            <text:p>0.4382</text:p>
          </table:table-cell>
          <table:table-cell table:number-columns-repeated="6"/>
          <table:table-cell office:value-type="float" office:value="0.3771" calcext:value-type="float">
            <text:p>0.3771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445" calcext:value-type="float">
            <text:p>0.4445</text:p>
          </table:table-cell>
          <table:table-cell table:number-columns-repeated="6"/>
          <table:table-cell office:value-type="float" office:value="0.1955" calcext:value-type="float">
            <text:p>0.1955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1955" calcext:value-type="float">
            <text:p>0.1955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table:number-columns-repeated="6"/>
          <table:table-cell office:value-type="float" office:value="0.3958" calcext:value-type="float">
            <text:p>0.3958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6"/>
          <table:table-cell table:number-columns-repeated="3" office:value-type="float" office:value="27" calcext:value-type="float">
            <text:p>27</text:p>
          </table:table-cell>
          <table:table-cell table:number-columns-repeated="6"/>
          <table:table-cell table:number-columns-repeated="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961" calcext:value-type="float">
            <text:p>0.1961</text:p>
          </table:table-cell>
          <table:table-cell table:number-columns-repeated="2" office:value-type="float" office:value="0.172" calcext:value-type="float">
            <text:p>0.172</text:p>
          </table:table-cell>
          <table:table-cell table:number-columns-repeated="6"/>
          <table:table-cell office:value-type="float" office:value="0.2074" calcext:value-type="float">
            <text:p>0.207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775" calcext:value-type="float">
            <text:p>0.1775</text:p>
          </table:table-cell>
          <table:table-cell table:number-columns-repeated="6"/>
          <table:table-cell office:value-type="float" office:value="0.1913" calcext:value-type="float">
            <text:p>0.191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529" calcext:value-type="float">
            <text:p>0.3529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159" calcext:value-type="float">
            <text:p>0.415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table:number-columns-repeated="6"/>
          <table:table-cell office:value-type="float" office:value="0.6053" calcext:value-type="float">
            <text:p>0.605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867" calcext:value-type="float">
            <text:p>0.3867</text:p>
          </table:table-cell>
          <table:table-cell table:number-columns-repeated="6"/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table:number-columns-repeated="6"/>
          <table:table-cell office:value-type="float" office:value="0.5686" calcext:value-type="float">
            <text:p>0.568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24" calcext:value-type="float">
            <text:p>0.424</text:p>
          </table:table-cell>
          <table:table-cell table:number-columns-repeated="6"/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07" calcext:value-type="float">
            <text:p>0.5207</text:p>
          </table:table-cell>
          <table:table-cell table:number-columns-repeated="2" office:value-type="float" office:value="0.3975" calcext:value-type="float">
            <text:p>0.3975</text:p>
          </table:table-cell>
          <table:table-cell office:value-type="float" office:value="0.538" calcext:value-type="float">
            <text:p>0.5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table:number-columns-repeated="6"/>
          <table:table-cell office:value-type="float" office:value="0.538" calcext:value-type="float">
            <text:p>0.53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012" calcext:value-type="float">
            <text:p>0.4012</text:p>
          </table:table-cell>
          <table:table-cell table:number-columns-repeated="6"/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table:number-columns-repeated="6"/>
          <table:table-cell office:value-type="float" office:value="0.5119" calcext:value-type="float">
            <text:p>0.5119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786" calcext:value-type="float">
            <text:p>0.4786</text:p>
          </table:table-cell>
          <table:table-cell table:number-columns-repeated="6"/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table:number-columns-repeated="6"/>
          <table:table-cell office:value-type="float" office:value="0.4893" calcext:value-type="float">
            <text:p>0.4893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75" calcext:value-type="float">
            <text:p>0.4575</text:p>
          </table:table-cell>
          <table:table-cell table:number-columns-repeated="6"/>
          <table:table-cell office:value-type="float" office:value="0.3758" calcext:value-type="float">
            <text:p>0.3758</text:p>
          </table:table-cell>
          <table:table-cell table:number-columns-repeated="2" office:value-type="float" office:value="0.3649" calcext:value-type="float">
            <text:p>0.36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2" calcext:value-type="float">
            <text:p>0.42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table:number-columns-repeated="6"/>
          <table:table-cell office:value-type="float" office:value="0.5101" calcext:value-type="float">
            <text:p>0.51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88" calcext:value-type="float">
            <text:p>0.4388</text:p>
          </table:table-cell>
          <table:table-cell table:number-columns-repeated="6"/>
          <table:table-cell office:value-type="float" office:value="0.4419" calcext:value-type="float">
            <text:p>0.441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table:number-columns-repeated="6"/>
          <table:table-cell office:value-type="float" office:value="0.4908" calcext:value-type="float">
            <text:p>0.4908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223" calcext:value-type="float">
            <text:p>0.4223</text:p>
          </table:table-cell>
          <table:table-cell table:number-columns-repeated="6"/>
          <table:table-cell office:value-type="float" office:value="0.4252" calcext:value-type="float">
            <text:p>0.425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table:number-columns-repeated="6"/>
          <table:table-cell office:value-type="float" office:value="0.4735" calcext:value-type="float">
            <text:p>0.473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4427" calcext:value-type="float">
            <text:p>0.4427</text:p>
          </table:table-cell>
          <table:table-cell table:number-columns-repeated="6"/>
          <table:table-cell office:value-type="float" office:value="0.4102" calcext:value-type="float">
            <text:p>0.410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table:number-columns-repeated="6"/>
          <table:table-cell office:value-type="float" office:value="0.4578" calcext:value-type="float">
            <text:p>0.4578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8" calcext:value-type="float">
            <text:p>0.428</text:p>
          </table:table-cell>
          <table:table-cell table:number-columns-repeated="6"/>
          <table:table-cell office:value-type="float" office:value="0.3966" calcext:value-type="float">
            <text:p>0.396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" calcext:value-type="float">
            <text:p>0.4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table:number-columns-repeated="6"/>
          <table:table-cell office:value-type="float" office:value="0.4435" calcext:value-type="float">
            <text:p>0.4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46" calcext:value-type="float">
            <text:p>0.4146</text:p>
          </table:table-cell>
          <table:table-cell table:number-columns-repeated="6"/>
          <table:table-cell office:value-type="float" office:value="0.3842" calcext:value-type="float">
            <text:p>0.3842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table:number-columns-repeated="6"/>
          <table:table-cell office:value-type="float" office:value="0.4303" calcext:value-type="float">
            <text:p>0.4303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023" calcext:value-type="float">
            <text:p>0.4023</text:p>
          </table:table-cell>
          <table:table-cell table:number-columns-repeated="6"/>
          <table:table-cell office:value-type="float" office:value="0.3728" calcext:value-type="float">
            <text:p>0.372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597" calcext:value-type="float">
            <text:p>0.3597</text:p>
          </table:table-cell>
          <table:table-cell table:number-columns-repeated="6"/>
          <table:table-cell office:value-type="float" office:value="0.4182" calcext:value-type="float">
            <text:p>0.418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909" calcext:value-type="float">
            <text:p>0.3909</text:p>
          </table:table-cell>
          <table:table-cell table:number-columns-repeated="6"/>
          <table:table-cell office:value-type="float" office:value="0.3622" calcext:value-type="float">
            <text:p>0.3622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6"/>
          <table:table-cell office:value-type="float" office:value="0.4069" calcext:value-type="float">
            <text:p>0.4069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04" calcext:value-type="float">
            <text:p>0.3804</text:p>
          </table:table-cell>
          <table:table-cell table:number-columns-repeated="6"/>
          <table:table-cell office:value-type="float" office:value="0.3525" calcext:value-type="float">
            <text:p>0.352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3" calcext:value-type="float">
            <text:p>0.3673</text:p>
          </table:table-cell>
          <table:table-cell table:number-columns-repeated="6"/>
          <table:table-cell office:value-type="float" office:value="0.3964" calcext:value-type="float">
            <text:p>0.3964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706" calcext:value-type="float">
            <text:p>0.3706</text:p>
          </table:table-cell>
          <table:table-cell table:number-columns-repeated="6"/>
          <table:table-cell office:value-type="float" office:value="0.3434" calcext:value-type="float">
            <text:p>0.3434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403" calcext:value-type="float">
            <text:p>0.340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2" calcext:value-type="float">
            <text:p>0.3582</text:p>
          </table:table-cell>
          <table:table-cell table:number-columns-repeated="6"/>
          <table:table-cell office:value-type="float" office:value="0.3866" calcext:value-type="float">
            <text:p>0.386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14" calcext:value-type="float">
            <text:p>0.3614</text:p>
          </table:table-cell>
          <table:table-cell table:number-columns-repeated="6"/>
          <table:table-cell office:value-type="float" office:value="0.3596" calcext:value-type="float">
            <text:p>0.359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497" calcext:value-type="float">
            <text:p>0.3497</text:p>
          </table:table-cell>
          <table:table-cell table:number-columns-repeated="6"/>
          <table:table-cell office:value-type="float" office:value="0.3775" calcext:value-type="float">
            <text:p>0.3775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3529" calcext:value-type="float">
            <text:p>0.3529</text:p>
          </table:table-cell>
          <table:table-cell table:number-columns-repeated="6"/>
          <table:table-cell office:value-type="float" office:value="0.3748" calcext:value-type="float">
            <text:p>0.37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8333" calcext:value-type="float">
            <text:p>0.8333</text:p>
          </table:table-cell>
          <table:table-cell table:number-columns-repeated="6"/>
          <table:table-cell table:number-columns-repeated="3" office:value-type="float" office:value="0.8333" calcext:value-type="float">
            <text:p>0.8333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3" office:value-type="float" office:value="0.9197" calcext:value-type="float">
            <text:p>0.919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6"/>
          <table:table-cell table:number-columns-repeated="3" office:value-type="float" office:value="19" calcext:value-type="float">
            <text:p>19</text:p>
          </table:table-cell>
          <table:table-cell table:number-columns-repeated="6"/>
          <table:table-cell table:number-columns-repeated="6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76" calcext:value-type="float">
            <text:p>0.376</text:p>
          </table:table-cell>
          <table:table-cell table:number-columns-repeated="3" office:value-type="float" office:value="0.3504" calcext:value-type="float">
            <text:p>0.3504</text:p>
          </table:table-cell>
          <table:table-cell table:number-columns-repeated="6"/>
          <table:table-cell office:value-type="float" office:value="0.3518" calcext:value-type="float">
            <text:p>0.3518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518" calcext:value-type="float">
            <text:p>0.3518</text:p>
          </table:table-cell>
          <table:table-cell table:number-columns-repeated="6"/>
          <table:table-cell office:value-type="float" office:value="0.3625" calcext:value-type="float">
            <text:p>0.362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7778" calcext:value-type="float">
            <text:p>0.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0.8066" calcext:value-type="float">
            <text:p>0.8066</text:p>
          </table:table-cell>
          <table:table-cell table:number-columns-repeated="6"/>
          <table:table-cell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  <table:table-cell table:number-columns-repeated="3" office:value-type="float" office:value="0.7346" calcext:value-type="float">
            <text:p>0.7346</text:p>
          </table:table-cell>
          <table:table-cell table:number-columns-repeated="6"/>
          <table:table-cell office:value-type="float" office:value="0.7346" calcext:value-type="float">
            <text:p>0.73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46" calcext:value-type="float">
            <text:p>0.7346</text:p>
          </table:table-cell>
          <table:table-cell table:number-columns-repeated="6"/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3" calcext:value-type="float">
            <text:p>0.680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6803" calcext:value-type="float">
            <text:p>0.6803</text:p>
          </table:table-cell>
          <table:table-cell table:number-columns-repeated="3" office:value-type="float" office:value="0.8508" calcext:value-type="float">
            <text:p>0.8508</text:p>
          </table:table-cell>
          <table:table-cell table:number-columns-repeated="6"/>
          <table:table-cell office:value-type="float" office:value="0.8508" calcext:value-type="float">
            <text:p>0.8508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8508" calcext:value-type="float">
            <text:p>0.8508</text:p>
          </table:table-cell>
          <table:table-cell table:number-columns-repeated="6"/>
          <table:table-cell table:number-columns-repeated="4"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886" calcext:value-type="float">
            <text:p>0.588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85" calcext:value-type="float">
            <text:p>0.6285</text:p>
          </table:table-cell>
          <table:table-cell office:value-type="float" office:value="0.273" calcext:value-type="float">
            <text:p>0.273</text:p>
          </table:table-cell>
          <table:table-cell office:value-type="float" office:value="0.6285" calcext:value-type="float">
            <text:p>0.6285</text:p>
          </table:table-cell>
          <table:table-cell table:number-columns-repeated="3" office:value-type="float" office:value="0.786" calcext:value-type="float">
            <text:p>0.786</text:p>
          </table:table-cell>
          <table:table-cell table:number-columns-repeated="6"/>
          <table:table-cell office:value-type="float" office:value="0.786" calcext:value-type="float">
            <text:p>0.78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786" calcext:value-type="float">
            <text:p>0.786</text:p>
          </table:table-cell>
          <table:table-cell table:number-columns-repeated="6"/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184" calcext:value-type="float">
            <text:p>0.7184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7345" calcext:value-type="float">
            <text:p>0.7345</text:p>
          </table:table-cell>
          <table:table-cell table:number-columns-repeated="6"/>
          <table:table-cell office:value-type="float" office:value="0.7345" calcext:value-type="float">
            <text:p>0.7345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345" calcext:value-type="float">
            <text:p>0.7345</text:p>
          </table:table-cell>
          <table:table-cell table:number-columns-repeated="6"/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69" calcext:value-type="float">
            <text:p>0.676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769" calcext:value-type="float">
            <text:p>0.6769</text:p>
          </table:table-cell>
          <table:table-cell table:number-columns-repeated="3" office:value-type="float" office:value="0.692" calcext:value-type="float">
            <text:p>0.692</text:p>
          </table:table-cell>
          <table:table-cell table:number-columns-repeated="6"/>
          <table:table-cell office:value-type="float" office:value="0.7498" calcext:value-type="float">
            <text:p>0.749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7498" calcext:value-type="float">
            <text:p>0.7498</text:p>
          </table:table-cell>
          <table:table-cell table:number-columns-repeated="6"/>
          <table:table-cell office:value-type="float" office:value="0.6746" calcext:value-type="float">
            <text:p>0.6746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7271" calcext:value-type="float">
            <text:p>0.72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18" calcext:value-type="float">
            <text:p>0.641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6418" calcext:value-type="float">
            <text:p>0.6418</text:p>
          </table:table-cell>
          <table:table-cell table:number-columns-repeated="3" office:value-type="float" office:value="0.708" calcext:value-type="float">
            <text:p>0.708</text:p>
          </table:table-cell>
          <table:table-cell table:number-columns-repeated="6"/>
          <table:table-cell office:value-type="float" office:value="0.7109" calcext:value-type="float">
            <text:p>0.710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7109" calcext:value-type="float">
            <text:p>0.7109</text:p>
          </table:table-cell>
          <table:table-cell table:number-columns-repeated="6"/>
          <table:table-cell office:value-type="float" office:value="0.6915" calcext:value-type="float">
            <text:p>0.691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6115" calcext:value-type="float">
            <text:p>0.6115</text:p>
          </table:table-cell>
          <table:table-cell table:number-columns-repeated="2" office:value-type="float" office:value="0.6587" calcext:value-type="float">
            <text:p>0.6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587" calcext:value-type="float">
            <text:p>0.6587</text:p>
          </table:table-cell>
          <table:table-cell table:number-columns-repeated="3" office:value-type="float" office:value="0.7218" calcext:value-type="float">
            <text:p>0.7218</text:p>
          </table:table-cell>
          <table:table-cell table:number-columns-repeated="6"/>
          <table:table-cell office:value-type="float" office:value="0.7246" calcext:value-type="float">
            <text:p>0.7246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7246" calcext:value-type="float">
            <text:p>0.7246</text:p>
          </table:table-cell>
          <table:table-cell table:number-columns-repeated="6"/>
          <table:table-cell office:value-type="float" office:value="0.7532" calcext:value-type="float">
            <text:p>0.75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6302" calcext:value-type="float">
            <text:p>0.63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.7338" calcext:value-type="float">
            <text:p>0.7338</text:p>
          </table:table-cell>
          <table:table-cell table:number-columns-repeated="6"/>
          <table:table-cell office:value-type="float" office:value="0.6932" calcext:value-type="float">
            <text:p>0.6932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6932" calcext:value-type="float">
            <text:p>0.6932</text:p>
          </table:table-cell>
          <table:table-cell table:number-columns-repeated="6"/>
          <table:table-cell office:value-type="float" office:value="0.7205" calcext:value-type="float">
            <text:p>0.7205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834" calcext:value-type="float">
            <text:p>0.6834</text:p>
          </table:table-cell>
          <table:table-cell table:number-columns-repeated="2" office:value-type="float" office:value="0.6851" calcext:value-type="float">
            <text:p>0.685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6851" calcext:value-type="float">
            <text:p>0.6851</text:p>
          </table:table-cell>
          <table:table-cell table:number-columns-repeated="3" office:value-type="float" office:value="0.7044" calcext:value-type="float">
            <text:p>0.7044</text:p>
          </table:table-cell>
          <table:table-cell table:number-columns-repeated="6"/>
          <table:table-cell office:value-type="float" office:value="0.7055" calcext:value-type="float">
            <text:p>0.7055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7055" calcext:value-type="float">
            <text:p>0.7055</text:p>
          </table:table-cell>
          <table:table-cell table:number-columns-repeated="6"/>
          <table:table-cell office:value-type="float" office:value="0.7318" calcext:value-type="float">
            <text:p>0.7318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595" calcext:value-type="float">
            <text:p>0.6595</text:p>
          </table:table-cell>
          <table:table-cell table:number-columns-repeated="3" office:value-type="float" office:value="0.7528" calcext:value-type="float">
            <text:p>0.7528</text:p>
          </table:table-cell>
          <table:table-cell table:number-columns-repeated="6"/>
          <table:table-cell office:value-type="float" office:value="0.7539" calcext:value-type="float">
            <text:p>0.7539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7539" calcext:value-type="float">
            <text:p>0.7539</text:p>
          </table:table-cell>
          <table:table-cell table:number-columns-repeated="6"/>
          <table:table-cell office:value-type="float" office:value="0.7044" calcext:value-type="float">
            <text:p>0.70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026" calcext:value-type="float">
            <text:p>0.70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6363" calcext:value-type="float">
            <text:p>0.6363</text:p>
          </table:table-cell>
          <table:table-cell table:number-columns-repeated="3" office:value-type="float" office:value="0.7264" calcext:value-type="float">
            <text:p>0.7264</text:p>
          </table:table-cell>
          <table:table-cell table:number-columns-repeated="6"/>
          <table:table-cell office:value-type="float" office:value="0.7275" calcext:value-type="float">
            <text:p>0.7275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7275" calcext:value-type="float">
            <text:p>0.7275</text:p>
          </table:table-cell>
          <table:table-cell table:number-columns-repeated="6"/>
          <table:table-cell office:value-type="float" office:value="0.6797" calcext:value-type="float">
            <text:p>0.679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6153" calcext:value-type="float">
            <text:p>0.6153</text:p>
          </table:table-cell>
          <table:table-cell table:number-columns-repeated="3" office:value-type="float" office:value="0.7024" calcext:value-type="float">
            <text:p>0.7024</text:p>
          </table:table-cell>
          <table:table-cell table:number-columns-repeated="6"/>
          <table:table-cell office:value-type="float" office:value="0.7034" calcext:value-type="float">
            <text:p>0.7034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7034" calcext:value-type="float">
            <text:p>0.7034</text:p>
          </table:table-cell>
          <table:table-cell table:number-columns-repeated="6"/>
          <table:table-cell office:value-type="float" office:value="0.6572" calcext:value-type="float">
            <text:p>0.657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6556" calcext:value-type="float">
            <text:p>0.655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249" calcext:value-type="float">
            <text:p>0.249</text:p>
          </table:table-cell>
          <table:table-cell office:value-type="float" office:value="0.6273" calcext:value-type="float">
            <text:p>0.6273</text:p>
          </table:table-cell>
          <table:table-cell table:number-columns-repeated="3" office:value-type="float" office:value="0.6804" calcext:value-type="float">
            <text:p>0.6804</text:p>
          </table:table-cell>
          <table:table-cell table:number-columns-repeated="6"/>
          <table:table-cell office:value-type="float" office:value="0.6814" calcext:value-type="float">
            <text:p>0.6814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814" calcext:value-type="float">
            <text:p>0.6814</text:p>
          </table:table-cell>
          <table:table-cell table:number-columns-repeated="6"/>
          <table:table-cell office:value-type="float" office:value="0.6366" calcext:value-type="float">
            <text:p>0.6366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6087" calcext:value-type="float">
            <text:p>0.6087</text:p>
          </table:table-cell>
          <table:table-cell table:number-columns-repeated="3" office:value-type="float" office:value="0.6602" calcext:value-type="float">
            <text:p>0.6602</text:p>
          </table:table-cell>
          <table:table-cell table:number-columns-repeated="6"/>
          <table:table-cell office:value-type="float" office:value="0.6612" calcext:value-type="float">
            <text:p>0.661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6612" calcext:value-type="float">
            <text:p>0.6612</text:p>
          </table:table-cell>
          <table:table-cell table:number-columns-repeated="6"/>
          <table:table-cell office:value-type="float" office:value="0.6177" calcext:value-type="float">
            <text:p>0.6177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5915" calcext:value-type="float">
            <text:p>0.5915</text:p>
          </table:table-cell>
          <table:table-cell table:number-columns-repeated="3" office:value-type="float" office:value="0.6416" calcext:value-type="float">
            <text:p>0.6416</text:p>
          </table:table-cell>
          <table:table-cell table:number-columns-repeated="6"/>
          <table:table-cell office:value-type="float" office:value="0.6425" calcext:value-type="float">
            <text:p>0.6425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6425" calcext:value-type="float">
            <text:p>0.6425</text:p>
          </table:table-cell>
          <table:table-cell table:number-columns-repeated="6"/>
          <table:table-cell office:value-type="float" office:value="0.6003" calcext:value-type="float">
            <text:p>0.6003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5988" calcext:value-type="float">
            <text:p>0.598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755" calcext:value-type="float">
            <text:p>0.5755</text:p>
          </table:table-cell>
          <table:table-cell table:number-columns-repeated="3" office:value-type="float" office:value="0.6242" calcext:value-type="float">
            <text:p>0.6242</text:p>
          </table:table-cell>
          <table:table-cell table:number-columns-repeated="6"/>
          <table:table-cell office:value-type="float" office:value="0.6251" calcext:value-type="float">
            <text:p>0.6251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6251" calcext:value-type="float">
            <text:p>0.6251</text:p>
          </table:table-cell>
          <table:table-cell table:number-columns-repeated="6"/>
          <table:table-cell office:value-type="float" office:value="0.584" calcext:value-type="float">
            <text:p>0.58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table:number-columns-repeated="6"/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table:number-columns-repeated="6"/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table:number-columns-repeated="6"/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table:number-columns-repeated="6"/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6"/>
          <table:table-cell table:number-columns-repeated="3" office:value-type="float" office:value="24" calcext:value-type="float">
            <text:p>24</text:p>
          </table:table-cell>
          <table:table-cell table:number-columns-repeated="6"/>
          <table:table-cell table:number-columns-repeated="6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89" calcext:value-type="float">
            <text:p>0.1889</text:p>
          </table:table-cell>
          <table:table-cell table:number-columns-repeated="3" office:value-type="float" office:value="0.3171" calcext:value-type="float">
            <text:p>0.3171</text:p>
          </table:table-cell>
          <table:table-cell table:number-columns-repeated="6"/>
          <table:table-cell office:value-type="float" office:value="0.2873" calcext:value-type="float">
            <text:p>0.287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873" calcext:value-type="float">
            <text:p>0.2873</text:p>
          </table:table-cell>
          <table:table-cell table:number-columns-repeated="6"/>
          <table:table-cell office:value-type="float" office:value="0.1674" calcext:value-type="float">
            <text:p>0.167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3"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7273" calcext:value-type="float">
            <text:p>0.7273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7273" calcext:value-type="float">
            <text:p>0.7273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263" calcext:value-type="float">
            <text:p>0.5263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.526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006" calcext:value-type="float">
            <text:p>0.30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46" calcext:value-type="float">
            <text:p>0.664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table:number-columns-repeated="6"/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97" calcext:value-type="float">
            <text:p>0.2697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6"/>
          <table:table-cell office:value-type="float" office:value="0.699" calcext:value-type="float">
            <text:p>0.699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99" calcext:value-type="float">
            <text:p>0.699</text:p>
          </table:table-cell>
          <table:table-cell table:number-columns-repeated="6"/>
          <table:table-cell office:value-type="float" office:value="0.477" calcext:value-type="float">
            <text:p>0.477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3314" calcext:value-type="float">
            <text:p>0.3314</text:p>
          </table:table-cell>
          <table:table-cell table:number-columns-repeated="3" office:value-type="float" office:value="0.8215" calcext:value-type="float">
            <text:p>0.8215</text:p>
          </table:table-cell>
          <table:table-cell table:number-columns-repeated="6"/>
          <table:table-cell office:value-type="float" office:value="0.7244" calcext:value-type="float">
            <text:p>0.724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7244" calcext:value-type="float">
            <text:p>0.7244</text:p>
          </table:table-cell>
          <table:table-cell table:number-columns-repeated="6"/>
          <table:table-cell office:value-type="float" office:value="0.4367" calcext:value-type="float">
            <text:p>0.4367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3075" calcext:value-type="float">
            <text:p>0.3075</text:p>
          </table:table-cell>
          <table:table-cell table:number-columns-repeated="3" office:value-type="float" office:value="0.8344" calcext:value-type="float">
            <text:p>0.8344</text:p>
          </table:table-cell>
          <table:table-cell table:number-columns-repeated="6"/>
          <table:table-cell office:value-type="float" office:value="0.6722" calcext:value-type="float">
            <text:p>0.672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722" calcext:value-type="float">
            <text:p>0.6722</text:p>
          </table:table-cell>
          <table:table-cell table:number-columns-repeated="6"/>
          <table:table-cell office:value-type="float" office:value="0.5496" calcext:value-type="float">
            <text:p>0.549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.7816" calcext:value-type="float">
            <text:p>0.7816</text:p>
          </table:table-cell>
          <table:table-cell table:number-columns-repeated="6"/>
          <table:table-cell office:value-type="float" office:value="0.6929" calcext:value-type="float">
            <text:p>0.692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929" calcext:value-type="float">
            <text:p>0.6929</text:p>
          </table:table-cell>
          <table:table-cell table:number-columns-repeated="6"/>
          <table:table-cell office:value-type="float" office:value="0.5781" calcext:value-type="float">
            <text:p>0.578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445" calcext:value-type="float">
            <text:p>0.4445</text:p>
          </table:table-cell>
          <table:table-cell table:number-columns-repeated="3" office:value-type="float" office:value="0.7939" calcext:value-type="float">
            <text:p>0.7939</text:p>
          </table:table-cell>
          <table:table-cell table:number-columns-repeated="6"/>
          <table:table-cell office:value-type="float" office:value="0.6538" calcext:value-type="float">
            <text:p>0.6538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538" calcext:value-type="float">
            <text:p>0.6538</text:p>
          </table:table-cell>
          <table:table-cell table:number-columns-repeated="6"/>
          <table:table-cell office:value-type="float" office:value="0.5454" calcext:value-type="float">
            <text:p>0.5454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4217" calcext:value-type="float">
            <text:p>0.4217</text:p>
          </table:table-cell>
          <table:table-cell table:number-columns-repeated="3" office:value-type="float" office:value="0.8045" calcext:value-type="float">
            <text:p>0.8045</text:p>
          </table:table-cell>
          <table:table-cell table:number-columns-repeated="6"/>
          <table:table-cell office:value-type="float" office:value="0.7226" calcext:value-type="float">
            <text:p>0.7226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7226" calcext:value-type="float">
            <text:p>0.7226</text:p>
          </table:table-cell>
          <table:table-cell table:number-columns-repeated="6"/>
          <table:table-cell office:value-type="float" office:value="0.5175" calcext:value-type="float">
            <text:p>0.5175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488" calcext:value-type="float">
            <text:p>0.4488</text:p>
          </table:table-cell>
          <table:table-cell table:number-columns-repeated="3" office:value-type="float" office:value="0.8136" calcext:value-type="float">
            <text:p>0.8136</text:p>
          </table:table-cell>
          <table:table-cell table:number-columns-repeated="6"/>
          <table:table-cell office:value-type="float" office:value="0.7356" calcext:value-type="float">
            <text:p>0.73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7356" calcext:value-type="float">
            <text:p>0.7356</text:p>
          </table:table-cell>
          <table:table-cell table:number-columns-repeated="6"/>
          <table:table-cell office:value-type="float" office:value="0.5401" calcext:value-type="float">
            <text:p>0.54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294" calcext:value-type="float">
            <text:p>0.4294</text:p>
          </table:table-cell>
          <table:table-cell table:number-columns-repeated="3" office:value-type="float" office:value="0.8217" calcext:value-type="float">
            <text:p>0.8217</text:p>
          </table:table-cell>
          <table:table-cell table:number-columns-repeated="6"/>
          <table:table-cell office:value-type="float" office:value="0.7038" calcext:value-type="float">
            <text:p>0.703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7038" calcext:value-type="float">
            <text:p>0.7038</text:p>
          </table:table-cell>
          <table:table-cell table:number-columns-repeated="6"/>
          <table:table-cell office:value-type="float" office:value="0.5168" calcext:value-type="float">
            <text:p>0.516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4121" calcext:value-type="float">
            <text:p>0.4121</text:p>
          </table:table-cell>
          <table:table-cell table:number-columns-repeated="3" office:value-type="float" office:value="0.7886" calcext:value-type="float">
            <text:p>0.7886</text:p>
          </table:table-cell>
          <table:table-cell table:number-columns-repeated="6"/>
          <table:table-cell office:value-type="float" office:value="0.6755" calcext:value-type="float">
            <text:p>0.675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755" calcext:value-type="float">
            <text:p>0.6755</text:p>
          </table:table-cell>
          <table:table-cell table:number-columns-repeated="6"/>
          <table:table-cell office:value-type="float" office:value="0.496" calcext:value-type="float">
            <text:p>0.49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66" calcext:value-type="float">
            <text:p>0.3966</text:p>
          </table:table-cell>
          <table:table-cell table:number-columns-repeated="3" office:value-type="float" office:value="0.759" calcext:value-type="float">
            <text:p>0.759</text:p>
          </table:table-cell>
          <table:table-cell table:number-columns-repeated="6"/>
          <table:table-cell office:value-type="float" office:value="0.6501" calcext:value-type="float">
            <text:p>0.6501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6501" calcext:value-type="float">
            <text:p>0.6501</text:p>
          </table:table-cell>
          <table:table-cell table:number-columns-repeated="6"/>
          <table:table-cell office:value-type="float" office:value="0.4773" calcext:value-type="float">
            <text:p>0.4773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3" calcext:value-type="float">
            <text:p>0.4533</text:p>
          </table:table-cell>
          <table:table-cell table:number-columns-repeated="3" office:value-type="float" office:value="0.7322" calcext:value-type="float">
            <text:p>0.7322</text:p>
          </table:table-cell>
          <table:table-cell table:number-columns-repeated="6"/>
          <table:table-cell office:value-type="float" office:value="0.6625" calcext:value-type="float">
            <text:p>0.6625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6625" calcext:value-type="float">
            <text:p>0.6625</text:p>
          </table:table-cell>
          <table:table-cell table:number-columns-repeated="6"/>
          <table:table-cell office:value-type="float" office:value="0.4958" calcext:value-type="float">
            <text:p>0.4958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4382" calcext:value-type="float">
            <text:p>0.4382</text:p>
          </table:table-cell>
          <table:table-cell table:number-columns-repeated="3" office:value-type="float" office:value="0.7411" calcext:value-type="float">
            <text:p>0.7411</text:p>
          </table:table-cell>
          <table:table-cell table:number-columns-repeated="6"/>
          <table:table-cell office:value-type="float" office:value="0.6404" calcext:value-type="float">
            <text:p>0.6404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404" calcext:value-type="float">
            <text:p>0.6404</text:p>
          </table:table-cell>
          <table:table-cell table:number-columns-repeated="6"/>
          <table:table-cell office:value-type="float" office:value="0.4793" calcext:value-type="float">
            <text:p>0.47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43" calcext:value-type="float">
            <text:p>0.4243</text:p>
          </table:table-cell>
          <table:table-cell table:number-columns-repeated="3" office:value-type="float" office:value="0.7493" calcext:value-type="float">
            <text:p>0.7493</text:p>
          </table:table-cell>
          <table:table-cell table:number-columns-repeated="6"/>
          <table:table-cell office:value-type="float" office:value="0.6201" calcext:value-type="float">
            <text:p>0.6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01" calcext:value-type="float">
            <text:p>0.6201</text:p>
          </table:table-cell>
          <table:table-cell table:number-columns-repeated="6"/>
          <table:table-cell office:value-type="float" office:value="0.4641" calcext:value-type="float">
            <text:p>0.4641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416" calcext:value-type="float">
            <text:p>0.4416</text:p>
          </table:table-cell>
          <table:table-cell table:number-columns-repeated="3" office:value-type="float" office:value="0.7268" calcext:value-type="float">
            <text:p>0.7268</text:p>
          </table:table-cell>
          <table:table-cell table:number-columns-repeated="6"/>
          <table:table-cell office:value-type="float" office:value="0.6015" calcext:value-type="float">
            <text:p>0.601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6015" calcext:value-type="float">
            <text:p>0.6015</text:p>
          </table:table-cell>
          <table:table-cell table:number-columns-repeated="6"/>
          <table:table-cell office:value-type="float" office:value="0.4502" calcext:value-type="float">
            <text:p>0.4502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29" calcext:value-type="float">
            <text:p>0.429</text:p>
          </table:table-cell>
          <table:table-cell table:number-columns-repeated="3" office:value-type="float" office:value="0.7059" calcext:value-type="float">
            <text:p>0.7059</text:p>
          </table:table-cell>
          <table:table-cell table:number-columns-repeated="6"/>
          <table:table-cell office:value-type="float" office:value="0.6129" calcext:value-type="float">
            <text:p>0.612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129" calcext:value-type="float">
            <text:p>0.6129</text:p>
          </table:table-cell>
          <table:table-cell table:number-columns-repeated="6"/>
          <table:table-cell office:value-type="float" office:value="0.4373" calcext:value-type="float">
            <text:p>0.437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172" calcext:value-type="float">
            <text:p>0.4172</text:p>
          </table:table-cell>
          <table:table-cell table:number-columns-repeated="3" office:value-type="float" office:value="0.6866" calcext:value-type="float">
            <text:p>0.6866</text:p>
          </table:table-cell>
          <table:table-cell table:number-columns-repeated="6"/>
          <table:table-cell office:value-type="float" office:value="0.6235" calcext:value-type="float">
            <text:p>0.6235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6235" calcext:value-type="float">
            <text:p>0.6235</text:p>
          </table:table-cell>
          <table:table-cell table:number-columns-repeated="6"/>
          <table:table-cell office:value-type="float" office:value="0.4253" calcext:value-type="float">
            <text:p>0.425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3" calcext:value-type="float">
            <text:p>0.4063</text:p>
          </table:table-cell>
          <table:table-cell table:number-columns-repeated="3" office:value-type="float" office:value="0.6686" calcext:value-type="float">
            <text:p>0.6686</text:p>
          </table:table-cell>
          <table:table-cell table:number-columns-repeated="6"/>
          <table:table-cell office:value-type="float" office:value="0.6072" calcext:value-type="float">
            <text:p>0.607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72" calcext:value-type="float">
            <text:p>0.6072</text:p>
          </table:table-cell>
          <table:table-cell table:number-columns-repeated="6"/>
          <table:table-cell office:value-type="float" office:value="0.4404" calcext:value-type="float">
            <text:p>0.4404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8433" calcext:value-type="float">
            <text:p>0.8433</text:p>
          </table:table-cell>
          <table:table-cell table:number-columns-repeated="3" office:value-type="float" office:value="0.8333" calcext:value-type="float">
            <text:p>0.8333</text:p>
          </table:table-cell>
          <table:table-cell table:number-columns-repeated="6"/>
          <table:table-cell office:value-type="float" office:value="0.8369" calcext:value-type="float">
            <text:p>0.8369</text:p>
          </table:table-cell>
          <table:table-cell office:value-type="float" office:value="0.62" calcext:value-type="float">
            <text:p>0.62</text:p>
          </table:table-cell>
          <table:table-cell office:value-type="float" office:value="0.8369" calcext:value-type="float">
            <text:p>0.8369</text:p>
          </table:table-cell>
          <table:table-cell table:number-columns-repeated="6"/>
          <table:table-cell table:number-columns-repeated="3"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6"/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  <table:table-cell table:number-columns-repeated="6"/>
          <table:table-cell table:number-columns-repeated="3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215" calcext:value-type="float">
            <text:p>0.8215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table:number-columns-repeated="6"/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6"/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6"/>
          <table:table-cell table:number-columns-repeated="3" office:value-type="float" office:value="11" calcext:value-type="float">
            <text:p>11</text:p>
          </table:table-cell>
          <table:table-cell table:number-columns-repeated="6"/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69" calcext:value-type="float">
            <text:p>0.1869</text:p>
          </table:table-cell>
          <table:table-cell table:number-columns-repeated="3" office:value-type="float" office:value="0.1667" calcext:value-type="float">
            <text:p>0.1667</text:p>
          </table:table-cell>
          <table:table-cell table:number-columns-repeated="6"/>
          <table:table-cell office:value-type="float" office:value="0.1867" calcext:value-type="float">
            <text:p>0.18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867" calcext:value-type="float">
            <text:p>0.1867</text:p>
          </table:table-cell>
          <table:table-cell table:number-columns-repeated="6"/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667" calcext:value-type="float">
            <text:p>0.1667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/>
          <table:table-cell office:value-type="float" office:value="0.7039" calcext:value-type="float">
            <text:p>0.7039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7039" calcext:value-type="float">
            <text:p>0.7039</text:p>
          </table:table-cell>
          <table:table-cell table:number-columns-repeated="6"/>
          <table:table-cell table:number-columns-repeated="4"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85" calcext:value-type="float">
            <text:p>0.5585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6"/>
          <table:table-cell office:value-type="float" office:value="0.5856" calcext:value-type="float">
            <text:p>0.585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6" calcext:value-type="float">
            <text:p>0.5856</text:p>
          </table:table-cell>
          <table:table-cell table:number-columns-repeated="6"/>
          <table:table-cell table:number-columns-repeated="4"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852" calcext:value-type="float">
            <text:p>0.4852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6"/>
          <table:table-cell office:value-type="float" office:value="0.5087" calcext:value-type="float">
            <text:p>0.50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87" calcext:value-type="float">
            <text:p>0.5087</text:p>
          </table:table-cell>
          <table:table-cell table:number-columns-repeated="6"/>
          <table:table-cell table:number-columns-repeated="4"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576" calcext:value-type="float">
            <text:p>0.4576</text:p>
          </table:table-cell>
          <table:table-cell table:number-columns-repeated="3" office:value-type="float" office:value="0.4798" calcext:value-type="float">
            <text:p>0.4798</text:p>
          </table:table-cell>
          <table:table-cell table:number-columns-repeated="6"/>
          <table:table-cell office:value-type="float" office:value="0.4798" calcext:value-type="float">
            <text:p>0.4798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798" calcext:value-type="float">
            <text:p>0.4798</text:p>
          </table:table-cell>
          <table:table-cell table:number-columns-repeated="6"/>
          <table:table-cell table:number-columns-repeated="4"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344" calcext:value-type="float">
            <text:p>0.4344</text:p>
          </table:table-cell>
          <table:table-cell table:number-columns-repeated="3" office:value-type="float" office:value="0.4555" calcext:value-type="float">
            <text:p>0.4555</text:p>
          </table:table-cell>
          <table:table-cell table:number-columns-repeated="6"/>
          <table:table-cell office:value-type="float" office:value="0.4555" calcext:value-type="float">
            <text:p>0.455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555" calcext:value-type="float">
            <text:p>0.4555</text:p>
          </table:table-cell>
          <table:table-cell table:number-columns-repeated="6"/>
          <table:table-cell table:number-columns-repeated="4"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3037" calcext:value-type="float">
            <text:p>0.30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347" calcext:value-type="float">
            <text:p>0.4347</text:p>
          </table:table-cell>
          <table:table-cell table:number-columns-repeated="2" office:value-type="float" office:value="0.4146" calcext:value-type="float">
            <text:p>0.4146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146" calcext:value-type="float">
            <text:p>0.4146</text:p>
          </table:table-cell>
          <table:table-cell table:number-columns-repeated="3" office:value-type="float" office:value="0.4347" calcext:value-type="float">
            <text:p>0.4347</text:p>
          </table:table-cell>
          <table:table-cell table:number-columns-repeated="6"/>
          <table:table-cell office:value-type="float" office:value="0.4347" calcext:value-type="float">
            <text:p>0.43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4347" calcext:value-type="float">
            <text:p>0.4347</text:p>
          </table:table-cell>
          <table:table-cell table:number-columns-repeated="6"/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355" calcext:value-type="float">
            <text:p>0.335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439" calcext:value-type="float">
            <text:p>0.439</text:p>
          </table:table-cell>
          <table:table-cell table:number-columns-repeated="3" office:value-type="float" office:value="0.4165" calcext:value-type="float">
            <text:p>0.4165</text:p>
          </table:table-cell>
          <table:table-cell table:number-columns-repeated="6"/>
          <table:table-cell office:value-type="float" office:value="0.4165" calcext:value-type="float">
            <text:p>0.416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165" calcext:value-type="float">
            <text:p>0.4165</text:p>
          </table:table-cell>
          <table:table-cell table:number-columns-repeated="6"/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3215" calcext:value-type="float">
            <text:p>0.32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221" calcext:value-type="float">
            <text:p>0.4221</text:p>
          </table:table-cell>
          <table:table-cell table:number-columns-repeated="3" office:value-type="float" office:value="0.4004" calcext:value-type="float">
            <text:p>0.4004</text:p>
          </table:table-cell>
          <table:table-cell table:number-columns-repeated="6"/>
          <table:table-cell office:value-type="float" office:value="0.4004" calcext:value-type="float">
            <text:p>0.4004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004" calcext:value-type="float">
            <text:p>0.4004</text:p>
          </table:table-cell>
          <table:table-cell table:number-columns-repeated="6"/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table:number-columns-repeated="6"/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table:number-columns-repeated="6"/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table:number-columns-repeated="6"/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table:number-columns-repeated="6"/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table:number-columns-repeated="6"/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table:number-columns-repeated="6"/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6"/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09" calcext:value-type="float">
            <text:p>0.1809</text:p>
          </table:table-cell>
          <table:table-cell table:number-columns-repeated="6"/>
          <table:table-cell office:value-type="float" office:value="0.1564" calcext:value-type="float">
            <text:p>0.1564</text:p>
          </table:table-cell>
          <table:table-cell office:value-type="float" office:value="0.04" calcext:value-type="float">
            <text:p>0.04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  <table:table-cell office:value-type="float" office:value="0.158" calcext:value-type="float">
            <text:p>0.15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.4744" calcext:value-type="float">
            <text:p>0.4744</text:p>
          </table:table-cell>
          <table:table-cell table:number-columns-repeated="6"/>
          <table:table-cell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table:number-columns-repeated="6"/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table:number-columns-repeated="6"/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table:number-columns-repeated="6"/>
          <table:table-cell office:value-type="float" office:value="0.55" calcext:value-type="float">
            <text:p>0.55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table:number-columns-repeated="6"/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table:number-columns-repeated="6"/>
          <table:table-cell office:value-type="float" office:value="0.4996" calcext:value-type="float">
            <text:p>0.4996</text:p>
          </table:table-cell>
          <table:table-cell office:value-type="float" office:value="0.3665" calcext:value-type="float">
            <text:p>0.3665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table:number-columns-repeated="6"/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table:number-columns-repeated="6"/>
          <table:table-cell office:value-type="float" office:value="0.4996" calcext:value-type="float">
            <text:p>0.49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table:number-columns-repeated="6"/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table:number-columns-repeated="6"/>
          <table:table-cell office:value-type="float" office:value="0.4643" calcext:value-type="float">
            <text:p>0.464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table:number-columns-repeated="6"/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table:number-columns-repeated="6"/>
          <table:table-cell office:value-type="float" office:value="0.4665" calcext:value-type="float">
            <text:p>0.466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4314" calcext:value-type="float">
            <text:p>0.4314</text:p>
          </table:table-cell>
          <table:table-cell office:value-type="float" office:value="0" calcext:value-type="float">
            <text:p>0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389" calcext:value-type="float">
            <text:p>0.4389</text:p>
          </table:table-cell>
          <table:table-cell table:number-columns-repeated="6"/>
          <table:table-cell office:value-type="float" office:value="0.4481" calcext:value-type="float">
            <text:p>0.4481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5" calcext:value-type="float">
            <text:p>0.425</text:p>
          </table:table-cell>
          <table:table-cell table:number-columns-repeated="6"/>
          <table:table-cell office:value-type="float" office:value="0.4527" calcext:value-type="float">
            <text:p>0.452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281" calcext:value-type="float">
            <text:p>0.4281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4355" calcext:value-type="float">
            <text:p>0.435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413" calcext:value-type="float">
            <text:p>0.413</text:p>
          </table:table-cell>
          <table:table-cell table:number-columns-repeated="6"/>
          <table:table-cell office:value-type="float" office:value="0.44" calcext:value-type="float">
            <text:p>0.44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" calcext:value-type="float">
            <text:p>0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153" calcext:value-type="float">
            <text:p>0.4153</text:p>
          </table:table-cell>
          <table:table-cell table:number-columns-repeated="6"/>
          <table:table-cell office:value-type="float" office:value="0.4239" calcext:value-type="float">
            <text:p>0.4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office:value-type="float" office:value="0.4548" calcext:value-type="float">
            <text:p>0.4548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231" calcext:value-type="float">
            <text:p>0.4231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3" calcext:value-type="float">
            <text:p>0.43</text:p>
          </table:table-cell>
          <table:table-cell table:number-columns-repeated="6"/>
          <table:table-cell office:value-type="float" office:value="0.4385" calcext:value-type="float">
            <text:p>0.438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178" calcext:value-type="float">
            <text:p>0.4178</text:p>
          </table:table-cell>
          <table:table-cell table:number-columns-repeated="6"/>
          <table:table-cell office:value-type="float" office:value="0.4434" calcext:value-type="float">
            <text:p>0.443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" calcext:value-type="float">
            <text:p>0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677" calcext:value-type="float">
            <text:p>0.4677</text:p>
          </table:table-cell>
          <table:table-cell table:number-columns-repeated="6"/>
          <table:table-cell office:value-type="float" office:value="0.4279" calcext:value-type="float">
            <text:p>0.42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4078" calcext:value-type="float">
            <text:p>0.4078</text:p>
          </table:table-cell>
          <table:table-cell table:number-columns-repeated="6"/>
          <table:table-cell office:value-type="float" office:value="0.4327" calcext:value-type="float">
            <text:p>0.4327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029" calcext:value-type="float">
            <text:p>0.5029</text:p>
          </table:table-cell>
          <table:table-cell table:number-columns-repeated="6"/>
          <table:table-cell office:value-type="float" office:value="0.4181" calcext:value-type="float">
            <text:p>0.418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4228" calcext:value-type="float">
            <text:p>0.4228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" calcext:value-type="float">
            <text:p>0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919" calcext:value-type="float">
            <text:p>0.4919</text:p>
          </table:table-cell>
          <table:table-cell table:number-columns-repeated="6"/>
          <table:table-cell office:value-type="float" office:value="0.4089" calcext:value-type="float">
            <text:p>0.4089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4786" calcext:value-type="float">
            <text:p>0.4786</text:p>
          </table:table-cell>
          <table:table-cell table:number-columns-repeated="6"/>
          <table:table-cell office:value-type="float" office:value="0.4135" calcext:value-type="float">
            <text:p>0.41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292" calcext:value-type="float">
            <text:p>0.429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815" calcext:value-type="float">
            <text:p>0.4815</text:p>
          </table:table-cell>
          <table:table-cell table:number-columns-repeated="6"/>
          <table:table-cell office:value-type="float" office:value="0.4002" calcext:value-type="float">
            <text:p>0.4002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4685" calcext:value-type="float">
            <text:p>0.4685</text:p>
          </table:table-cell>
          <table:table-cell table:number-columns-repeated="6"/>
          <table:table-cell office:value-type="float" office:value="0.4259" calcext:value-type="float">
            <text:p>0.4259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716" calcext:value-type="float">
            <text:p>0.4716</text:p>
          </table:table-cell>
          <table:table-cell table:number-columns-repeated="6"/>
          <table:table-cell office:value-type="float" office:value="0.3921" calcext:value-type="float">
            <text:p>0.3921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4589" calcext:value-type="float">
            <text:p>0.4589</text:p>
          </table:table-cell>
          <table:table-cell table:number-columns-repeated="6"/>
          <table:table-cell office:value-type="float" office:value="0.4172" calcext:value-type="float">
            <text:p>0.4172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24" calcext:value-type="float">
            <text:p>0.4624</text:p>
          </table:table-cell>
          <table:table-cell table:number-columns-repeated="6"/>
          <table:table-cell office:value-type="float" office:value="0.3844" calcext:value-type="float">
            <text:p>0.38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4499" calcext:value-type="float">
            <text:p>0.4499</text:p>
          </table:table-cell>
          <table:table-cell table:number-columns-repeated="6"/>
          <table:table-cell office:value-type="float" office:value="0.409" calcext:value-type="float">
            <text:p>0.4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6389" calcext:value-type="float">
            <text:p>0.6389</text:p>
          </table:table-cell>
          <table:table-cell table:number-columns-repeated="3" office:value-type="float" office:value="0.7556" calcext:value-type="float">
            <text:p>0.7556</text:p>
          </table:table-cell>
          <table:table-cell table:number-columns-repeated="6"/>
          <table:table-cell office:value-type="float" office:value="0.7556" calcext:value-type="float">
            <text:p>0.755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56" calcext:value-type="float">
            <text:p>0.7556</text:p>
          </table:table-cell>
          <table:table-cell table:number-columns-repeated="6"/>
          <table:table-cell table:number-columns-repeated="3" office:value-type="float" office:value="0.6389" calcext:value-type="float">
            <text:p>0.63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" calcext:value-type="float">
            <text:p>0</text:p>
          </table:table-cell>
          <table:table-cell office:value-type="float" office:value="0.6013" calcext:value-type="float">
            <text:p>0.6013</text:p>
          </table:table-cell>
          <table:table-cell table:number-columns-repeated="3" office:value-type="float" office:value="0.7975" calcext:value-type="float">
            <text:p>0.7975</text:p>
          </table:table-cell>
          <table:table-cell table:number-columns-repeated="6"/>
          <table:table-cell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6"/>
          <table:table-cell table:number-columns-repeated="4"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7975" calcext:value-type="float">
            <text:p>0.7975</text:p>
          </table:table-cell>
          <table:table-cell table:number-columns-repeated="6"/>
          <table:table-cell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3" office:value-type="float" office:value="0.9003" calcext:value-type="float">
            <text:p>0.9003</text:p>
          </table:table-cell>
          <table:table-cell table:number-columns-repeated="6"/>
          <table:table-cell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6"/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6"/>
          <table:table-cell table:number-columns-repeated="3" office:value-type="float" office:value="11" calcext:value-type="float">
            <text:p>11</text:p>
          </table:table-cell>
          <table:table-cell table:number-columns-repeated="6"/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4228" calcext:value-type="float">
            <text:p>0.4228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6"/>
          <table:table-cell office:value-type="float" office:value="0.4659" calcext:value-type="float">
            <text:p>0.4659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4659" calcext:value-type="float">
            <text:p>0.4659</text:p>
          </table:table-cell>
          <table:table-cell table:number-columns-repeated="6"/>
          <table:table-cell office:value-type="float" office:value="0.4278" calcext:value-type="float">
            <text:p>0.42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333" calcext:value-type="float">
            <text:p>0.833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3" office:value-type="float" office:value="0.8333" calcext:value-type="float">
            <text:p>0.8333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table:number-columns-repeated="4" office:value-type="float" office:value="0.6994" calcext:value-type="float">
            <text:p>0.6994</text:p>
          </table:table-cell>
          <table:table-cell table:number-columns-repeated="6"/>
          <table:table-cell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6"/>
          <table:table-cell table:number-columns-repeated="3" office:value-type="float" office:value="0.3987" calcext:value-type="float">
            <text:p>0.3987</text:p>
          </table:table-cell>
          <table:table-cell table:number-columns-repeated="3" office:value-type="float" office:value="0.2658" calcext:value-type="float">
            <text:p>0.2658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945" calcext:value-type="float">
            <text:p>0.5945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3412" calcext:value-type="float">
            <text:p>0.3412</text:p>
          </table:table-cell>
          <table:table-cell table:number-columns-repeated="4" office:value-type="float" office:value="0.6275" calcext:value-type="float">
            <text:p>0.6275</text:p>
          </table:table-cell>
          <table:table-cell table:number-columns-repeated="6"/>
          <table:table-cell office:value-type="float" office:value="0.7303" calcext:value-type="float">
            <text:p>0.730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303" calcext:value-type="float">
            <text:p>0.7303</text:p>
          </table:table-cell>
          <table:table-cell table:number-columns-repeated="6"/>
          <table:table-cell table:number-columns-repeated="3" office:value-type="float" office:value="0.5632" calcext:value-type="float">
            <text:p>0.56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745" calcext:value-type="float">
            <text:p>0.5745</text:p>
          </table:table-cell>
          <table:table-cell table:number-columns-repeated="3" office:value-type="float" office:value="0.659" calcext:value-type="float">
            <text:p>0.659</text:p>
          </table:table-cell>
          <table:table-cell table:number-columns-repeated="6"/>
          <table:table-cell office:value-type="float" office:value="0.6686" calcext:value-type="float">
            <text:p>0.6686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6686" calcext:value-type="float">
            <text:p>0.6686</text:p>
          </table:table-cell>
          <table:table-cell table:number-columns-repeated="6"/>
          <table:table-cell table:number-columns-repeated="3" office:value-type="float" office:value="0.5156" calcext:value-type="float">
            <text:p>0.5156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052" calcext:value-type="float">
            <text:p>0.6052</text:p>
          </table:table-cell>
          <table:table-cell table:number-columns-repeated="3" office:value-type="float" office:value="0.6836" calcext:value-type="float">
            <text:p>0.6836</text:p>
          </table:table-cell>
          <table:table-cell table:number-columns-repeated="6"/>
          <table:table-cell office:value-type="float" office:value="0.6203" calcext:value-type="float">
            <text:p>0.6203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6203" calcext:value-type="float">
            <text:p>0.6203</text:p>
          </table:table-cell>
          <table:table-cell table:number-columns-repeated="6"/>
          <table:table-cell office:value-type="float" office:value="0.5506" calcext:value-type="float">
            <text:p>0.5506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466" calcext:value-type="float">
            <text:p>0.446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669" calcext:value-type="float">
            <text:p>0.5669</text:p>
          </table:table-cell>
          <table:table-cell table:number-columns-repeated="3" office:value-type="float" office:value="0.6404" calcext:value-type="float">
            <text:p>0.6404</text:p>
          </table:table-cell>
          <table:table-cell table:number-columns-repeated="6"/>
          <table:table-cell office:value-type="float" office:value="0.5811" calcext:value-type="float">
            <text:p>0.581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11" calcext:value-type="float">
            <text:p>0.5811</text:p>
          </table:table-cell>
          <table:table-cell table:number-columns-repeated="6"/>
          <table:table-cell office:value-type="float" office:value="0.5158" calcext:value-type="float">
            <text:p>0.5158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349" calcext:value-type="float">
            <text:p>0.5349</text:p>
          </table:table-cell>
          <table:table-cell table:number-columns-repeated="3" office:value-type="float" office:value="0.6042" calcext:value-type="float">
            <text:p>0.6042</text:p>
          </table:table-cell>
          <table:table-cell table:number-columns-repeated="6"/>
          <table:table-cell office:value-type="float" office:value="0.6047" calcext:value-type="float">
            <text:p>0.6047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6047" calcext:value-type="float">
            <text:p>0.6047</text:p>
          </table:table-cell>
          <table:table-cell table:number-columns-repeated="6"/>
          <table:table-cell office:value-type="float" office:value="0.4866" calcext:value-type="float">
            <text:p>0.4866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5587" calcext:value-type="float">
            <text:p>0.5587</text:p>
          </table:table-cell>
          <table:table-cell table:number-columns-repeated="3" office:value-type="float" office:value="0.5733" calcext:value-type="float">
            <text:p>0.5733</text:p>
          </table:table-cell>
          <table:table-cell table:number-columns-repeated="6"/>
          <table:table-cell office:value-type="float" office:value="0.5738" calcext:value-type="float">
            <text:p>0.57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38" calcext:value-type="float">
            <text:p>0.5738</text:p>
          </table:table-cell>
          <table:table-cell table:number-columns-repeated="6"/>
          <table:table-cell office:value-type="float" office:value="0.5129" calcext:value-type="float">
            <text:p>0.512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325" calcext:value-type="float">
            <text:p>0.5325</text:p>
          </table:table-cell>
          <table:table-cell table:number-columns-repeated="3" office:value-type="float" office:value="0.5464" calcext:value-type="float">
            <text:p>0.5464</text:p>
          </table:table-cell>
          <table:table-cell table:number-columns-repeated="6"/>
          <table:table-cell office:value-type="float" office:value="0.5469" calcext:value-type="float">
            <text:p>0.546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469" calcext:value-type="float">
            <text:p>0.5469</text:p>
          </table:table-cell>
          <table:table-cell table:number-columns-repeated="6"/>
          <table:table-cell office:value-type="float" office:value="0.5357" calcext:value-type="float">
            <text:p>0.5357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4569" calcext:value-type="float">
            <text:p>0.45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228" calcext:value-type="float">
            <text:p>0.5228</text:p>
          </table:table-cell>
          <table:table-cell table:number-columns-repeated="6"/>
          <table:table-cell office:value-type="float" office:value="0.5233" calcext:value-type="float">
            <text:p>0.523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233" calcext:value-type="float">
            <text:p>0.5233</text:p>
          </table:table-cell>
          <table:table-cell table:number-columns-repeated="6"/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table:number-columns-repeated="6"/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2273" calcext:value-type="float">
            <text:p>0.2273</text:p>
          </table:table-cell>
          <table:table-cell table:number-columns-repeated="6"/>
          <table:table-cell office:value-type="float" office:value="0.0486" calcext:value-type="float">
            <text:p>0.0486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273" calcext:value-type="float">
            <text:p>0.2273</text:p>
          </table:table-cell>
          <table:table-cell table:number-columns-repeated="6"/>
          <table:table-cell office:value-type="float" office:value="0.0056" calcext:value-type="float">
            <text:p>0.00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7" calcext:value-type="float">
            <text:p>0.27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" calcext:value-type="float">
            <text:p>0.2727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table:number-columns-repeated="6"/>
          <table:table-cell office:value-type="float" office:value="0.169" calcext:value-type="float">
            <text:p>0.169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1443" calcext:value-type="float">
            <text:p>0.1443</text:p>
          </table:table-cell>
          <table:table-cell table:number-columns-repeated="2" office:value-type="float" office:value="0.5331" calcext:value-type="float">
            <text:p>0.5331</text:p>
          </table:table-cell>
          <table:table-cell table:number-columns-repeated="6"/>
          <table:table-cell office:value-type="float" office:value="0.1568" calcext:value-type="float">
            <text:p>0.1568</text:p>
          </table:table-cell>
          <table:table-cell office:value-type="float" office:value="0.347" calcext:value-type="float">
            <text:p>0.347</text:p>
          </table:table-cell>
          <table:table-cell office:value-type="float" office:value="0.5331" calcext:value-type="float">
            <text:p>0.533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28" calcext:value-type="float">
            <text:p>0.5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.4993" calcext:value-type="float">
            <text:p>0.4993</text:p>
          </table:table-cell>
          <table:table-cell table:number-columns-repeated="6"/>
          <table:table-cell office:value-type="float" office:value="0.2101" calcext:value-type="float">
            <text:p>0.2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93" calcext:value-type="float">
            <text:p>0.499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04" calcext:value-type="float">
            <text:p>0.5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841" calcext:value-type="float">
            <text:p>0.1841</text:p>
          </table:table-cell>
          <table:table-cell table:number-columns-repeated="2" office:value-type="float" office:value="0.4711" calcext:value-type="float">
            <text:p>0.4711</text:p>
          </table:table-cell>
          <table:table-cell table:number-columns-repeated="6"/>
          <table:table-cell office:value-type="float" office:value="0.1982" calcext:value-type="float">
            <text:p>0.1982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4711" calcext:value-type="float">
            <text:p>0.471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128" calcext:value-type="float">
            <text:p>0.512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1746" calcext:value-type="float">
            <text:p>0.1746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6"/>
          <table:table-cell office:value-type="float" office:value="0.1881" calcext:value-type="float">
            <text:p>0.1881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47" calcext:value-type="float">
            <text:p>0.44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261" calcext:value-type="float">
            <text:p>0.4261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261" calcext:value-type="float">
            <text:p>0.42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6"/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table:number-columns-repeated="6"/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952" calcext:value-type="float">
            <text:p>0.4952</text:p>
          </table:table-cell>
          <table:table-cell table:number-columns-repeated="3" office:value-type="float" office:value="0.4439" calcext:value-type="float">
            <text:p>0.4439</text:p>
          </table:table-cell>
          <table:table-cell table:number-columns-repeated="6"/>
          <table:table-cell office:value-type="float" office:value="0.4495" calcext:value-type="float">
            <text:p>0.449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495" calcext:value-type="float">
            <text:p>0.4495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1818" calcext:value-type="float">
            <text:p>0.1818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1818" calcext:value-type="float">
            <text:p>0.1818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1818" calcext:value-type="float">
            <text:p>0.1818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1818" calcext:value-type="float">
            <text:p>0.1818</text:p>
          </table:table-cell>
          <table:table-cell table:number-columns-repeated="6"/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6"/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6"/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6"/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602" calcext:value-type="float">
            <text:p>0.7602</text:p>
          </table:table-cell>
          <table:table-cell table:number-columns-repeated="6"/>
          <table:table-cell table:number-columns-repeated="3" office:value-type="float" office:value="0.7602" calcext:value-type="float">
            <text:p>0.7602</text:p>
          </table:table-cell>
          <table:table-cell table:number-columns-repeated="6"/>
          <table:table-cell table:number-columns-repeated="4"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4" office:value-type="float" office:value="0.6388" calcext:value-type="float">
            <text:p>0.6388</text:p>
          </table:table-cell>
          <table:table-cell table:number-columns-repeated="6"/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4" office:value-type="float" office:value="0.6388" calcext:value-type="float">
            <text:p>0.6388</text:p>
          </table:table-cell>
          <table:table-cell table:number-columns-repeated="6"/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4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9541" calcext:value-type="float">
            <text:p>0.9541</text:p>
          </table:table-cell>
          <table:table-cell table:number-columns-repeated="4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6388" calcext:value-type="float">
            <text:p>0.6388</text:p>
          </table:table-cell>
          <table:table-cell table:number-columns-repeated="6"/>
          <table:table-cell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table:number-columns-repeated="6"/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8006" calcext:value-type="float">
            <text:p>0.8006</text:p>
          </table:table-cell>
          <table:table-cell table:number-columns-repeated="6"/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24" calcext:value-type="float">
            <text:p>0.5524</text:p>
          </table:table-cell>
          <table:table-cell table:number-columns-repeated="3" office:value-type="float" office:value="0.546" calcext:value-type="float">
            <text:p>0.546</text:p>
          </table:table-cell>
          <table:table-cell table:number-columns-repeated="6"/>
          <table:table-cell office:value-type="float" office:value="0.5636" calcext:value-type="float">
            <text:p>0.5636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636" calcext:value-type="float">
            <text:p>0.5636</text:p>
          </table:table-cell>
          <table:table-cell table:number-columns-repeated="6"/>
          <table:table-cell office:value-type="float" office:value="0.5571" calcext:value-type="float">
            <text:p>0.557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524" calcext:value-type="float">
            <text:p>0.552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3" office:value-type="float" office:value="0.5585" calcext:value-type="float">
            <text:p>0.5585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6"/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5531" calcext:value-type="float">
            <text:p>0.5531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table:number-columns-repeated="6"/>
          <table:table-cell office:value-type="float" office:value="0.7081" calcext:value-type="float">
            <text:p>0.70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1" calcext:value-type="float">
            <text:p>0.7081</text:p>
          </table:table-cell>
          <table:table-cell table:number-columns-repeated="6"/>
          <table:table-cell office:value-type="float" office:value="0.7134" calcext:value-type="float">
            <text:p>0.7134</text:p>
          </table:table-cell>
          <table:table-cell office:value-type="float" office:value="0.7579" calcext:value-type="float">
            <text:p>0.757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7134" calcext:value-type="float">
            <text:p>0.7134</text:p>
          </table:table-cell>
          <table:table-cell office:value-type="float" office:value="0.8469" calcext:value-type="float">
            <text:p>0.846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table:number-columns-repeated="6"/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6"/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29" calcext:value-type="float">
            <text:p>0.2629</text:p>
          </table:table-cell>
          <table:table-cell table:number-columns-repeated="3" office:value-type="float" office:value="0.3128" calcext:value-type="float">
            <text:p>0.3128</text:p>
          </table:table-cell>
          <table:table-cell table:number-columns-repeated="6"/>
          <table:table-cell office:value-type="float" office:value="0.2806" calcext:value-type="float">
            <text:p>0.2806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2806" calcext:value-type="float">
            <text:p>0.2806</text:p>
          </table:table-cell>
          <table:table-cell table:number-columns-repeated="6"/>
          <table:table-cell office:value-type="float" office:value="0.1627" calcext:value-type="float">
            <text:p>0.16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143" calcext:value-type="float">
            <text:p>0.7143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.6" calcext:value-type="float">
            <text:p>0.6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table:number-columns-repeated="3" office:value-type="float" office:value="0.7143" calcext:value-type="float">
            <text:p>0.7143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6" calcext:value-type="float">
            <text:p>0.6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5333" calcext:value-type="float">
            <text:p>0.5333</text:p>
          </table:table-cell>
          <table:table-cell table:number-columns-repeated="6"/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693" calcext:value-type="float">
            <text:p>0.4693</text:p>
          </table:table-cell>
          <table:table-cell table:number-columns-repeated="6"/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6367" calcext:value-type="float">
            <text:p>0.6367</text:p>
          </table:table-cell>
          <table:table-cell table:number-columns-repeated="3" office:value-type="float" office:value="0.5585" calcext:value-type="float">
            <text:p>0.5585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5" calcext:value-type="float">
            <text:p>0.5585</text:p>
          </table:table-cell>
          <table:table-cell table:number-columns-repeated="6"/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622" calcext:value-type="float">
            <text:p>0.6622</text:p>
          </table:table-cell>
          <table:table-cell table:number-columns-repeated="3" office:value-type="float" office:value="0.5895" calcext:value-type="float">
            <text:p>0.5895</text:p>
          </table:table-cell>
          <table:table-cell table:number-columns-repeated="6"/>
          <table:table-cell office:value-type="float" office:value="0.5895" calcext:value-type="float">
            <text:p>0.5895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95" calcext:value-type="float">
            <text:p>0.5895</text:p>
          </table:table-cell>
          <table:table-cell table:number-columns-repeated="6"/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827" calcext:value-type="float">
            <text:p>0.682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" calcext:value-type="float">
            <text:p>0.622</text:p>
          </table:table-cell>
          <table:table-cell table:number-columns-repeated="3" office:value-type="float" office:value="0.6144" calcext:value-type="float">
            <text:p>0.6144</text:p>
          </table:table-cell>
          <table:table-cell table:number-columns-repeated="6"/>
          <table:table-cell office:value-type="float" office:value="0.6144" calcext:value-type="float">
            <text:p>0.6144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6144" calcext:value-type="float">
            <text:p>0.6144</text:p>
          </table:table-cell>
          <table:table-cell table:number-columns-repeated="6"/>
          <table:table-cell table:number-columns-repeated="4"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5885" calcext:value-type="float">
            <text:p>0.5885</text:p>
          </table:table-cell>
          <table:table-cell table:number-columns-repeated="3" office:value-type="float" office:value="0.6352" calcext:value-type="float">
            <text:p>0.6352</text:p>
          </table:table-cell>
          <table:table-cell table:number-columns-repeated="6"/>
          <table:table-cell office:value-type="float" office:value="0.6352" calcext:value-type="float">
            <text:p>0.6352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6352" calcext:value-type="float">
            <text:p>0.6352</text:p>
          </table:table-cell>
          <table:table-cell table:number-columns-repeated="6"/>
          <table:table-cell office:value-type="float" office:value="0.5799" calcext:value-type="float">
            <text:p>0.5799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6" calcext:value-type="float">
            <text:p>0.5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.6044" calcext:value-type="float">
            <text:p>0.6044</text:p>
          </table:table-cell>
          <table:table-cell table:number-columns-repeated="6"/>
          <table:table-cell office:value-type="float" office:value="0.6044" calcext:value-type="float">
            <text:p>0.6044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044" calcext:value-type="float">
            <text:p>0.6044</text:p>
          </table:table-cell>
          <table:table-cell table:number-columns-repeated="6"/>
          <table:table-cell office:value-type="float" office:value="0.6002" calcext:value-type="float">
            <text:p>0.6002</text:p>
          </table:table-cell>
          <table:table-cell office:value-type="float" office:value="0.5007" calcext:value-type="float">
            <text:p>0.5007</text:p>
          </table:table-cell>
          <table:table-cell table:number-columns-repeated="2"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5795" calcext:value-type="float">
            <text:p>0.5795</text:p>
          </table:table-cell>
          <table:table-cell table:number-columns-repeated="3" office:value-type="float" office:value="0.6219" calcext:value-type="float">
            <text:p>0.6219</text:p>
          </table:table-cell>
          <table:table-cell table:number-columns-repeated="6"/>
          <table:table-cell office:value-type="float" office:value="0.5777" calcext:value-type="float">
            <text:p>0.5777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5777" calcext:value-type="float">
            <text:p>0.5777</text:p>
          </table:table-cell>
          <table:table-cell table:number-columns-repeated="6"/>
          <table:table-cell office:value-type="float" office:value="0.5737" calcext:value-type="float">
            <text:p>0.5737</text:p>
          </table:table-cell>
          <table:table-cell office:value-type="float" office:value="0.4786" calcext:value-type="float">
            <text:p>0.4786</text:p>
          </table:table-cell>
          <table:table-cell table:number-columns-repeated="2"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41" calcext:value-type="float">
            <text:p>0.641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559" calcext:value-type="float">
            <text:p>0.5559</text:p>
          </table:table-cell>
          <table:table-cell table:number-columns-repeated="3" office:value-type="float" office:value="0.5966" calcext:value-type="float">
            <text:p>0.5966</text:p>
          </table:table-cell>
          <table:table-cell table:number-columns-repeated="6"/>
          <table:table-cell office:value-type="float" office:value="0.5949" calcext:value-type="float">
            <text:p>0.594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949" calcext:value-type="float">
            <text:p>0.5949</text:p>
          </table:table-cell>
          <table:table-cell table:number-columns-repeated="6"/>
          <table:table-cell office:value-type="float" office:value="0.5504" calcext:value-type="float">
            <text:p>0.5504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727" calcext:value-type="float">
            <text:p>0.5727</text:p>
          </table:table-cell>
          <table:table-cell table:number-columns-repeated="3" office:value-type="float" office:value="0.574" calcext:value-type="float">
            <text:p>0.574</text:p>
          </table:table-cell>
          <table:table-cell table:number-columns-repeated="6"/>
          <table:table-cell office:value-type="float" office:value="0.5724" calcext:value-type="float">
            <text:p>0.5724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24" calcext:value-type="float">
            <text:p>0.5724</text:p>
          </table:table-cell>
          <table:table-cell table:number-columns-repeated="6"/>
          <table:table-cell office:value-type="float" office:value="0.5296" calcext:value-type="float">
            <text:p>0.529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5674" calcext:value-type="float">
            <text:p>0.56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525" calcext:value-type="float">
            <text:p>0.5525</text:p>
          </table:table-cell>
          <table:table-cell table:number-columns-repeated="3" office:value-type="float" office:value="0.5538" calcext:value-type="float">
            <text:p>0.5538</text:p>
          </table:table-cell>
          <table:table-cell table:number-columns-repeated="6"/>
          <table:table-cell office:value-type="float" office:value="0.5522" calcext:value-type="float">
            <text:p>0.552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5522" calcext:value-type="float">
            <text:p>0.5522</text:p>
          </table:table-cell>
          <table:table-cell table:number-columns-repeated="6"/>
          <table:table-cell office:value-type="float" office:value="0.5109" calcext:value-type="float">
            <text:p>0.510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473" calcext:value-type="float">
            <text:p>0.547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41" calcext:value-type="float">
            <text:p>0.5341</text:p>
          </table:table-cell>
          <table:table-cell table:number-columns-repeated="3" office:value-type="float" office:value="0.5354" calcext:value-type="float">
            <text:p>0.5354</text:p>
          </table:table-cell>
          <table:table-cell table:number-columns-repeated="6"/>
          <table:table-cell office:value-type="float" office:value="0.5339" calcext:value-type="float">
            <text:p>0.533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5339" calcext:value-type="float">
            <text:p>0.5339</text:p>
          </table:table-cell>
          <table:table-cell table:number-columns-repeated="6"/>
          <table:table-cell office:value-type="float" office:value="0.494" calcext:value-type="float">
            <text:p>0.4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74" calcext:value-type="float">
            <text:p>0.5174</text:p>
          </table:table-cell>
          <table:table-cell table:number-columns-repeated="3" office:value-type="float" office:value="0.55" calcext:value-type="float">
            <text:p>0.55</text:p>
          </table:table-cell>
          <table:table-cell table:number-columns-repeated="6"/>
          <table:table-cell office:value-type="float" office:value="0.5485" calcext:value-type="float">
            <text:p>0.548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5485" calcext:value-type="float">
            <text:p>0.5485</text:p>
          </table:table-cell>
          <table:table-cell table:number-columns-repeated="6"/>
          <table:table-cell office:value-type="float" office:value="0.4785" calcext:value-type="float">
            <text:p>0.478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5126" calcext:value-type="float">
            <text:p>0.512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633" calcext:value-type="float">
            <text:p>0.5633</text:p>
          </table:table-cell>
          <table:table-cell table:number-columns-repeated="6"/>
          <table:table-cell office:value-type="float" office:value="0.5322" calcext:value-type="float">
            <text:p>0.532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322" calcext:value-type="float">
            <text:p>0.5322</text:p>
          </table:table-cell>
          <table:table-cell table:number-columns-repeated="6"/>
          <table:table-cell office:value-type="float" office:value="0.4643" calcext:value-type="float">
            <text:p>0.464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4974" calcext:value-type="float">
            <text:p>0.49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5167" calcext:value-type="float">
            <text:p>0.5167</text:p>
          </table:table-cell>
          <table:table-cell table:number-columns-repeated="3" office:value-type="float" office:value="0.5474" calcext:value-type="float">
            <text:p>0.5474</text:p>
          </table:table-cell>
          <table:table-cell table:number-columns-repeated="6"/>
          <table:table-cell office:value-type="float" office:value="0.5172" calcext:value-type="float">
            <text:p>0.5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2" calcext:value-type="float">
            <text:p>0.5172</text:p>
          </table:table-cell>
          <table:table-cell table:number-columns-repeated="6"/>
          <table:table-cell office:value-type="float" office:value="0.4512" calcext:value-type="float">
            <text:p>0.4512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834" calcext:value-type="float">
            <text:p>0.483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5297" calcext:value-type="float">
            <text:p>0.5297</text:p>
          </table:table-cell>
          <table:table-cell table:number-columns-repeated="3" office:value-type="float" office:value="0.5327" calcext:value-type="float">
            <text:p>0.5327</text:p>
          </table:table-cell>
          <table:table-cell table:number-columns-repeated="6"/>
          <table:table-cell office:value-type="float" office:value="0.5302" calcext:value-type="float">
            <text:p>0.5302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302" calcext:value-type="float">
            <text:p>0.5302</text:p>
          </table:table-cell>
          <table:table-cell table:number-columns-repeated="6"/>
          <table:table-cell office:value-type="float" office:value="0.439" calcext:value-type="float">
            <text:p>0.439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703" calcext:value-type="float">
            <text:p>0.470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161" calcext:value-type="float">
            <text:p>0.5161</text:p>
          </table:table-cell>
          <table:table-cell table:number-columns-repeated="3" office:value-type="float" office:value="0.519" calcext:value-type="float">
            <text:p>0.519</text:p>
          </table:table-cell>
          <table:table-cell table:number-columns-repeated="6"/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table:number-columns-repeated="6"/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19" calcext:value-type="float">
            <text:p>0.519</text:p>
          </table:table-cell>
          <table:table-cell table:number-columns-repeated="6"/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table:number-columns-repeated="6"/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439" calcext:value-type="float">
            <text:p>0.5439</text:p>
          </table:table-cell>
          <table:table-cell table:number-columns-repeated="6"/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table:number-columns-repeated="6"/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/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7116" calcext:value-type="float">
            <text:p>0.7116</text:p>
          </table:table-cell>
          <table:table-cell table:number-columns-repeated="3" office:value-type="float" office:value="0.4273" calcext:value-type="float">
            <text:p>0.4273</text:p>
          </table:table-cell>
          <table:table-cell table:number-columns-repeated="6"/>
          <table:table-cell office:value-type="float" office:value="0.4031" calcext:value-type="float">
            <text:p>0.4031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4031" calcext:value-type="float">
            <text:p>0.4031</text:p>
          </table:table-cell>
          <table:table-cell table:number-columns-repeated="6"/>
          <table:table-cell office:value-type="float" office:value="0.5071" calcext:value-type="float">
            <text:p>0.507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" calcext:value-type="float">
            <text:p>0.6</text:p>
          </table:table-cell>
          <table:table-cell office:value-type="float" office:value="0.5455" calcext:value-type="float">
            <text:p>0.545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4615" calcext:value-type="float">
            <text:p>0.4615</text:p>
          </table:table-cell>
          <table:table-cell table:number-columns-repeated="6"/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1934" calcext:value-type="float">
            <text:p>0.1934</text:p>
          </table:table-cell>
          <table:table-cell table:number-columns-repeated="3"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2658" calcext:value-type="float">
            <text:p>0.2658</text:p>
          </table:table-cell>
          <table:table-cell table:number-columns-repeated="6"/>
          <table:table-cell table:number-columns-repeated="3" office:value-type="float" office:value="0.2658" calcext:value-type="float">
            <text:p>0.2658</text:p>
          </table:table-cell>
          <table:table-cell table:number-columns-repeated="6"/>
          <table:table-cell table:number-columns-repeated="3"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444" calcext:value-type="float">
            <text:p>0.444</text:p>
          </table:table-cell>
          <table:table-cell table:number-columns-repeated="6"/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6"/>
          <table:table-cell table:number-columns-repeated="3" office:value-type="float" office:value="0.4917" calcext:value-type="float">
            <text:p>0.4917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4065" calcext:value-type="float">
            <text:p>0.4065</text:p>
          </table:table-cell>
          <table:table-cell table:number-columns-repeated="6"/>
          <table:table-cell office:value-type="float" office:value="0.3873" calcext:value-type="float">
            <text:p>0.387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873" calcext:value-type="float">
            <text:p>0.3873</text:p>
          </table:table-cell>
          <table:table-cell table:number-columns-repeated="6"/>
          <table:table-cell table:number-columns-repeated="3" office:value-type="float" office:value="0.6191" calcext:value-type="float">
            <text:p>0.61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7093" calcext:value-type="float">
            <text:p>0.709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7065" calcext:value-type="float">
            <text:p>0.7065</text:p>
          </table:table-cell>
          <table:table-cell table:number-columns-repeated="3" office:value-type="float" office:value="0.4493" calcext:value-type="float">
            <text:p>0.4493</text:p>
          </table:table-cell>
          <table:table-cell table:number-columns-repeated="6"/>
          <table:table-cell office:value-type="float" office:value="0.4315" calcext:value-type="float">
            <text:p>0.431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4315" calcext:value-type="float">
            <text:p>0.4315</text:p>
          </table:table-cell>
          <table:table-cell table:number-columns-repeated="6"/>
          <table:table-cell table:number-columns-repeated="3" office:value-type="float" office:value="0.6466" calcext:value-type="float">
            <text:p>0.646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7303" calcext:value-type="float">
            <text:p>0.730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4841" calcext:value-type="float">
            <text:p>0.4841</text:p>
          </table:table-cell>
          <table:table-cell table:number-columns-repeated="6"/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table:number-columns-repeated="6"/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table:number-columns-repeated="6"/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table:number-columns-repeated="6"/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table:number-columns-repeated="6"/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table:number-columns-repeated="6"/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table:number-columns-repeated="6"/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4404" calcext:value-type="float">
            <text:p>0.4404</text:p>
          </table:table-cell>
          <table:table-cell table:number-columns-repeated="3" office:value-type="float" office:value="0.4743" calcext:value-type="float">
            <text:p>0.4743</text:p>
          </table:table-cell>
          <table:table-cell table:number-columns-repeated="6"/>
          <table:table-cell office:value-type="float" office:value="0.4602" calcext:value-type="float">
            <text:p>0.4602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4602" calcext:value-type="float">
            <text:p>0.4602</text:p>
          </table:table-cell>
          <table:table-cell table:number-columns-repeated="6"/>
          <table:table-cell office:value-type="float" office:value="0.2985" calcext:value-type="float">
            <text:p>0.29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6" calcext:value-type="float">
            <text:p>0.26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4545" calcext:value-type="float">
            <text:p>0.454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545" calcext:value-type="float">
            <text:p>0.4545</text:p>
          </table:table-cell>
          <table:table-cell table:number-columns-repeated="6"/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6"/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684" calcext:value-type="float">
            <text:p>0.3684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7654" calcext:value-type="float">
            <text:p>0.76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307" calcext:value-type="float">
            <text:p>0.53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8048" calcext:value-type="float">
            <text:p>0.8048</text:p>
          </table:table-cell>
          <table:table-cell table:number-columns-repeated="3" office:value-type="float" office:value="0.8319" calcext:value-type="float">
            <text:p>0.8319</text:p>
          </table:table-cell>
          <table:table-cell table:number-columns-repeated="6"/>
          <table:table-cell office:value-type="float" office:value="0.8319" calcext:value-type="float">
            <text:p>0.83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319" calcext:value-type="float">
            <text:p>0.8319</text:p>
          </table:table-cell>
          <table:table-cell table:number-columns-repeated="6"/>
          <table:table-cell table:number-columns-repeated="3" office:value-type="float" office:value="0.8048" calcext:value-type="float">
            <text:p>0.8048</text:p>
          </table:table-cell>
          <table:table-cell table:number-columns-repeated="3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4" calcext:value-type="float">
            <text:p>0.7324</text:p>
          </table:table-cell>
          <table:table-cell table:number-columns-repeated="2" office:value-type="float" office:value="0.7483" calcext:value-type="float">
            <text:p>0.74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7483" calcext:value-type="float">
            <text:p>0.7483</text:p>
          </table:table-cell>
          <table:table-cell table:number-columns-repeated="3" office:value-type="float" office:value="0.7735" calcext:value-type="float">
            <text:p>0.7735</text:p>
          </table:table-cell>
          <table:table-cell table:number-columns-repeated="6"/>
          <table:table-cell office:value-type="float" office:value="0.7735" calcext:value-type="float">
            <text:p>0.773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7735" calcext:value-type="float">
            <text:p>0.7735</text:p>
          </table:table-cell>
          <table:table-cell table:number-columns-repeated="6"/>
          <table:table-cell table:number-columns-repeated="3" office:value-type="float" office:value="0.7483" calcext:value-type="float">
            <text:p>0.7483</text:p>
          </table:table-cell>
          <table:table-cell table:number-columns-repeated="3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879" calcext:value-type="float">
            <text:p>0.6879</text:p>
          </table:table-cell>
          <table:table-cell table:number-columns-repeated="2" office:value-type="float" office:value="0.7029" calcext:value-type="float">
            <text:p>0.702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7029" calcext:value-type="float">
            <text:p>0.7029</text:p>
          </table:table-cell>
          <table:table-cell table:number-columns-repeated="3" office:value-type="float" office:value="0.7265" calcext:value-type="float">
            <text:p>0.7265</text:p>
          </table:table-cell>
          <table:table-cell table:number-columns-repeated="6"/>
          <table:table-cell office:value-type="float" office:value="0.7265" calcext:value-type="float">
            <text:p>0.7265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265" calcext:value-type="float">
            <text:p>0.7265</text:p>
          </table:table-cell>
          <table:table-cell table:number-columns-repeated="6"/>
          <table:table-cell table:number-columns-repeated="3" office:value-type="float" office:value="0.7029" calcext:value-type="float">
            <text:p>0.7029</text:p>
          </table:table-cell>
          <table:table-cell table:number-columns-repeated="3" office:value-type="float" office:value="0.6879" calcext:value-type="float">
            <text:p>0.687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6509" calcext:value-type="float">
            <text:p>0.6509</text:p>
          </table:table-cell>
          <table:table-cell table:number-columns-repeated="2" office:value-type="float" office:value="0.6651" calcext:value-type="float">
            <text:p>0.6651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651" calcext:value-type="float">
            <text:p>0.6651</text:p>
          </table:table-cell>
          <table:table-cell table:number-columns-repeated="3" office:value-type="float" office:value="0.6874" calcext:value-type="float">
            <text:p>0.6874</text:p>
          </table:table-cell>
          <table:table-cell table:number-columns-repeated="6"/>
          <table:table-cell office:value-type="float" office:value="0.6874" calcext:value-type="float">
            <text:p>0.6874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6874" calcext:value-type="float">
            <text:p>0.6874</text:p>
          </table:table-cell>
          <table:table-cell table:number-columns-repeated="6"/>
          <table:table-cell table:number-columns-repeated="3" office:value-type="float" office:value="0.6651" calcext:value-type="float">
            <text:p>0.6651</text:p>
          </table:table-cell>
          <table:table-cell table:number-columns-repeated="3" office:value-type="float" office:value="0.6509" calcext:value-type="float">
            <text:p>0.650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329" calcext:value-type="float">
            <text:p>0.6329</text:p>
          </table:table-cell>
          <table:table-cell table:number-columns-repeated="3" office:value-type="float" office:value="0.7026" calcext:value-type="float">
            <text:p>0.7026</text:p>
          </table:table-cell>
          <table:table-cell table:number-columns-repeated="6"/>
          <table:table-cell office:value-type="float" office:value="0.6542" calcext:value-type="float">
            <text:p>0.6542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6542" calcext:value-type="float">
            <text:p>0.6542</text:p>
          </table:table-cell>
          <table:table-cell table:number-columns-repeated="6"/>
          <table:table-cell table:number-columns-repeated="3" office:value-type="float" office:value="0.6329" calcext:value-type="float">
            <text:p>0.6329</text:p>
          </table:table-cell>
          <table:table-cell table:number-columns-repeated="3" office:value-type="float" office:value="0.6194" calcext:value-type="float">
            <text:p>0.61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049" calcext:value-type="float">
            <text:p>0.6049</text:p>
          </table:table-cell>
          <table:table-cell table:number-columns-repeated="3" office:value-type="float" office:value="0.6715" calcext:value-type="float">
            <text:p>0.6715</text:p>
          </table:table-cell>
          <table:table-cell table:number-columns-repeated="6"/>
          <table:table-cell office:value-type="float" office:value="0.6694" calcext:value-type="float">
            <text:p>0.6694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6694" calcext:value-type="float">
            <text:p>0.6694</text:p>
          </table:table-cell>
          <table:table-cell table:number-columns-repeated="6"/>
          <table:table-cell table:number-columns-repeated="3" office:value-type="float" office:value="0.6049" calcext:value-type="float">
            <text:p>0.6049</text:p>
          </table:table-cell>
          <table:table-cell table:number-columns-repeated="3" office:value-type="float" office:value="0.5921" calcext:value-type="float">
            <text:p>0.592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422" calcext:value-type="float">
            <text:p>0.6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422" calcext:value-type="float">
            <text:p>0.6422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942" calcext:value-type="float">
            <text:p>0.6942</text:p>
          </table:table-cell>
          <table:table-cell table:number-columns-repeated="3" office:value-type="float" office:value="0.6849" calcext:value-type="float">
            <text:p>0.6849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table:number-columns-repeated="6"/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6"/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table:number-columns-repeated="6"/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table:number-columns-repeated="6"/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table:number-columns-repeated="6"/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table:number-columns-repeated="6"/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table:number-columns-repeated="6"/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table:number-columns-repeated="6"/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table:number-columns-repeated="6"/>
          <table:table-cell office:value-type="float" office:value="0.7472" calcext:value-type="float">
            <text:p>0.747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472" calcext:value-type="float">
            <text:p>0.7472</text:p>
          </table:table-cell>
          <table:table-cell table:number-columns-repeated="6"/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6"/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4115" calcext:value-type="float">
            <text:p>0.4115</text:p>
          </table:table-cell>
          <table:table-cell table:number-columns-repeated="3" office:value-type="float" office:value="0.4075" calcext:value-type="float">
            <text:p>0.4075</text:p>
          </table:table-cell>
          <table:table-cell table:number-columns-repeated="6"/>
          <table:table-cell office:value-type="float" office:value="0.3261" calcext:value-type="float">
            <text:p>0.326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61" calcext:value-type="float">
            <text:p>0.3261</text:p>
          </table:table-cell>
          <table:table-cell table:number-columns-repeated="6"/>
          <table:table-cell office:value-type="float" office:value="0.2583" calcext:value-type="float">
            <text:p>0.258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" calcext:value-type="float">
            <text:p>0.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4286" calcext:value-type="float">
            <text:p>0.428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4" office:value-type="float" office:value="0.7654" calcext:value-type="float">
            <text:p>0.7654</text:p>
          </table:table-cell>
          <table:table-cell table:number-columns-repeated="6"/>
          <table:table-cell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  <table:table-cell table:number-columns-repeated="6"/>
          <table:table-cell table:number-columns-repeated="4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4" office:value-type="float" office:value="0.6951" calcext:value-type="float">
            <text:p>0.6951</text:p>
          </table:table-cell>
          <table:table-cell table:number-columns-repeated="6"/>
          <table:table-cell office:value-type="float" office:value="0.6951" calcext:value-type="float">
            <text:p>0.6951</text:p>
          </table:table-cell>
          <table:table-cell office:value-type="float" office:value="0.318" calcext:value-type="float">
            <text:p>0.318</text:p>
          </table:table-cell>
          <table:table-cell office:value-type="float" office:value="0.6951" calcext:value-type="float">
            <text:p>0.6951</text:p>
          </table:table-cell>
          <table:table-cell table:number-columns-repeated="6"/>
          <table:table-cell table:number-columns-repeated="4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183" calcext:value-type="float">
            <text:p>0.7183</text:p>
          </table:table-cell>
          <table:table-cell table:number-columns-repeated="3" office:value-type="float" office:value="0.6422" calcext:value-type="float">
            <text:p>0.6422</text:p>
          </table:table-cell>
          <table:table-cell table:number-columns-repeated="6"/>
          <table:table-cell office:value-type="float" office:value="0.6422" calcext:value-type="float">
            <text:p>0.6422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422" calcext:value-type="float">
            <text:p>0.6422</text:p>
          </table:table-cell>
          <table:table-cell table:number-columns-repeated="6"/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7368" calcext:value-type="float">
            <text:p>0.7368</text:p>
          </table:table-cell>
          <table:table-cell table:number-columns-repeated="3" office:value-type="float" office:value="0.6001" calcext:value-type="float">
            <text:p>0.6001</text:p>
          </table:table-cell>
          <table:table-cell table:number-columns-repeated="6"/>
          <table:table-cell office:value-type="float" office:value="0.6001" calcext:value-type="float">
            <text:p>0.600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001" calcext:value-type="float">
            <text:p>0.6001</text:p>
          </table:table-cell>
          <table:table-cell table:number-columns-repeated="6"/>
          <table:table-cell office:value-type="float" office:value="0.6713" calcext:value-type="float">
            <text:p>0.671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752" calcext:value-type="float">
            <text:p>0.752</text:p>
          </table:table-cell>
          <table:table-cell table:number-columns-repeated="3" office:value-type="float" office:value="0.6232" calcext:value-type="float">
            <text:p>0.6232</text:p>
          </table:table-cell>
          <table:table-cell table:number-columns-repeated="6"/>
          <table:table-cell office:value-type="float" office:value="0.6232" calcext:value-type="float">
            <text:p>0.6232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6232" calcext:value-type="float">
            <text:p>0.6232</text:p>
          </table:table-cell>
          <table:table-cell table:number-columns-repeated="6"/>
          <table:table-cell office:value-type="float" office:value="0.6325" calcext:value-type="float">
            <text:p>0.632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713" calcext:value-type="float">
            <text:p>0.713</text:p>
          </table:table-cell>
          <table:table-cell table:number-columns-repeated="3" office:value-type="float" office:value="0.6427" calcext:value-type="float">
            <text:p>0.6427</text:p>
          </table:table-cell>
          <table:table-cell table:number-columns-repeated="6"/>
          <table:table-cell office:value-type="float" office:value="0.6427" calcext:value-type="float">
            <text:p>0.6427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6427" calcext:value-type="float">
            <text:p>0.6427</text:p>
          </table:table-cell>
          <table:table-cell table:number-columns-repeated="6"/>
          <table:table-cell office:value-type="float" office:value="0.7034" calcext:value-type="float">
            <text:p>0.70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6794" calcext:value-type="float">
            <text:p>0.6794</text:p>
          </table:table-cell>
          <table:table-cell table:number-columns-repeated="3" office:value-type="float" office:value="0.6596" calcext:value-type="float">
            <text:p>0.6596</text:p>
          </table:table-cell>
          <table:table-cell table:number-columns-repeated="6"/>
          <table:table-cell office:value-type="float" office:value="0.6596" calcext:value-type="float">
            <text:p>0.6596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6596" calcext:value-type="float">
            <text:p>0.6596</text:p>
          </table:table-cell>
          <table:table-cell table:number-columns-repeated="6"/>
          <table:table-cell office:value-type="float" office:value="0.6702" calcext:value-type="float">
            <text:p>0.670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5" calcext:value-type="float">
            <text:p>0.65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31" calcext:value-type="float">
            <text:p>0.631</text:p>
          </table:table-cell>
          <table:table-cell table:number-columns-repeated="6"/>
          <table:table-cell office:value-type="float" office:value="0.631" calcext:value-type="float">
            <text:p>0.631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631" calcext:value-type="float">
            <text:p>0.631</text:p>
          </table:table-cell>
          <table:table-cell table:number-columns-repeated="6"/>
          <table:table-cell office:value-type="float" office:value="0.6412" calcext:value-type="float">
            <text:p>0.641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6323" calcext:value-type="float">
            <text:p>0.632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664" calcext:value-type="float">
            <text:p>0.664</text:p>
          </table:table-cell>
          <table:table-cell table:number-columns-repeated="3" office:value-type="float" office:value="0.6057" calcext:value-type="float">
            <text:p>0.6057</text:p>
          </table:table-cell>
          <table:table-cell table:number-columns-repeated="6"/>
          <table:table-cell office:value-type="float" office:value="0.6057" calcext:value-type="float">
            <text:p>0.6057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6057" calcext:value-type="float">
            <text:p>0.6057</text:p>
          </table:table-cell>
          <table:table-cell table:number-columns-repeated="6"/>
          <table:table-cell office:value-type="float" office:value="0.6155" calcext:value-type="float">
            <text:p>0.61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069" calcext:value-type="float">
            <text:p>0.606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583" calcext:value-type="float">
            <text:p>0.583</text:p>
          </table:table-cell>
          <table:table-cell table:number-columns-repeated="6"/>
          <table:table-cell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194" calcext:value-type="float">
            <text:p>0.6194</text:p>
          </table:table-cell>
          <table:table-cell table:number-columns-repeated="6"/>
          <table:table-cell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6903" calcext:value-type="float">
            <text:p>0.6903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table:number-columns-repeated="6"/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" calcext:value-type="float">
            <text:p>0.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11" calcext:value-type="float">
            <text:p>0.8711</text:p>
          </table:table-cell>
          <table:table-cell table:number-columns-repeated="3" office:value-type="float" office:value="0.9111" calcext:value-type="float">
            <text:p>0.9111</text:p>
          </table:table-cell>
          <table:table-cell table:number-columns-repeated="6"/>
          <table:table-cell office:value-type="float" office:value="0.9029" calcext:value-type="float">
            <text:p>0.902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9029" calcext:value-type="float">
            <text:p>0.9029</text:p>
          </table:table-cell>
          <table:table-cell table:number-columns-repeated="6"/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994" calcext:value-type="float">
            <text:p>0.6994</text:p>
          </table:table-cell>
          <table:table-cell table:number-columns-repeated="6"/>
          <table:table-cell office:value-type="float" office:value="0.6994" calcext:value-type="float">
            <text:p>0.6994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6994" calcext:value-type="float">
            <text:p>0.699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table:number-columns-repeated="3" office:value-type="float" office:value="0.833" calcext:value-type="float">
            <text:p>0.833</text:p>
          </table:table-cell>
          <table:table-cell table:number-columns-repeated="6"/>
          <table:table-cell office:value-type="float" office:value="0.6275" calcext:value-type="float">
            <text:p>0.62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6275" calcext:value-type="float">
            <text:p>0.627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table:number-columns-repeated="6"/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table:number-columns-repeated="6"/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table:number-columns-repeated="6"/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table:number-columns-repeated="6"/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table:number-columns-repeated="6"/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6"/>
          <table:table-cell table:number-columns-repeated="3" office:value-type="float" office:value="21" calcext:value-type="float">
            <text:p>21</text:p>
          </table:table-cell>
          <table:table-cell table:number-columns-repeated="6"/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3631" calcext:value-type="float">
            <text:p>0.3631</text:p>
          </table:table-cell>
          <table:table-cell table:number-columns-repeated="2" office:value-type="float" office:value="0.5421" calcext:value-type="float">
            <text:p>0.5421</text:p>
          </table:table-cell>
          <table:table-cell table:number-columns-repeated="6"/>
          <table:table-cell office:value-type="float" office:value="0.3868" calcext:value-type="float">
            <text:p>0.386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5695" calcext:value-type="float">
            <text:p>0.5695</text:p>
          </table:table-cell>
          <table:table-cell table:number-columns-repeated="6"/>
          <table:table-cell office:value-type="float" office:value="0.2317" calcext:value-type="float">
            <text:p>0.2317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463" calcext:value-type="float">
            <text:p>0.146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4667" calcext:value-type="float">
            <text:p>0.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0.7857" calcext:value-type="float">
            <text:p>0.7857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333" calcext:value-type="float">
            <text:p>0.833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57" calcext:value-type="float">
            <text:p>0.78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6842" calcext:value-type="float">
            <text:p>0.684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994" calcext:value-type="float">
            <text:p>0.6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83" calcext:value-type="float">
            <text:p>0.8183</text:p>
          </table:table-cell>
          <table:table-cell office:value-type="float" office:value="1" calcext:value-type="float">
            <text:p>1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9688" calcext:value-type="float">
            <text:p>0.9688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688" calcext:value-type="float">
            <text:p>0.9688</text:p>
          </table:table-cell>
          <table:table-cell table:number-columns-repeated="6"/>
          <table:table-cell table:number-columns-repeated="3" office:value-type="float" office:value="0.8973" calcext:value-type="float">
            <text:p>0.8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1" calcext:value-type="float">
            <text:p>1</text:p>
          </table:table-cell>
          <table:table-cell office:value-type="float" office:value="0.8063" calcext:value-type="float">
            <text:p>0.8063</text:p>
          </table:table-cell>
          <table:table-cell table:number-columns-repeated="2" office:value-type="float" office:value="0.9714" calcext:value-type="float">
            <text:p>0.9714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714" calcext:value-type="float">
            <text:p>0.9714</text:p>
          </table:table-cell>
          <table:table-cell table:number-columns-repeated="6"/>
          <table:table-cell table:number-columns-repeated="3" office:value-type="float" office:value="0.8215" calcext:value-type="float">
            <text:p>0.8215</text:p>
          </table:table-cell>
          <table:table-cell office:value-type="float" office:value="0.9155" calcext:value-type="float">
            <text:p>0.9155</text:p>
          </table:table-cell>
          <table:table-cell table:number-columns-repeated="2" office:value-type="float" office:value="0.7123" calcext:value-type="float">
            <text:p>0.712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9735" calcext:value-type="float">
            <text:p>0.9735</text:p>
          </table:table-cell>
          <table:table-cell table:number-columns-repeated="6"/>
          <table:table-cell office:value-type="float" office:value="0.8987" calcext:value-type="float">
            <text:p>0.8987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735" calcext:value-type="float">
            <text:p>0.9735</text:p>
          </table:table-cell>
          <table:table-cell table:number-columns-repeated="6"/>
          <table:table-cell table:number-columns-repeated="3" office:value-type="float" office:value="0.7622" calcext:value-type="float">
            <text:p>0.76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8317" calcext:value-type="float">
            <text:p>0.8317</text:p>
          </table:table-cell>
          <table:table-cell table:number-columns-repeated="2" office:value-type="float" office:value="0.9752" calcext:value-type="float">
            <text:p>0.9752</text:p>
          </table:table-cell>
          <table:table-cell table:number-columns-repeated="6"/>
          <table:table-cell office:value-type="float" office:value="0.8418" calcext:value-type="float">
            <text:p>0.8418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752" calcext:value-type="float">
            <text:p>0.9752</text:p>
          </table:table-cell>
          <table:table-cell table:number-columns-repeated="6"/>
          <table:table-cell table:number-columns-repeated="3" office:value-type="float" office:value="0.714" calcext:value-type="float">
            <text:p>0.71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674" calcext:value-type="float">
            <text:p>0.674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7847" calcext:value-type="float">
            <text:p>0.7847</text:p>
          </table:table-cell>
          <table:table-cell table:number-columns-repeated="2" office:value-type="float" office:value="0.9201" calcext:value-type="float">
            <text:p>0.9201</text:p>
          </table:table-cell>
          <table:table-cell table:number-columns-repeated="6"/>
          <table:table-cell office:value-type="float" office:value="0.7943" calcext:value-type="float">
            <text:p>0.7943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9766" calcext:value-type="float">
            <text:p>0.9766</text:p>
          </table:table-cell>
          <table:table-cell table:number-columns-repeated="6"/>
          <table:table-cell table:number-columns-repeated="3" office:value-type="float" office:value="0.6736" calcext:value-type="float">
            <text:p>0.6736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076" calcext:value-type="float">
            <text:p>0.707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873" calcext:value-type="float">
            <text:p>0.873</text:p>
          </table:table-cell>
          <table:table-cell table:number-columns-repeated="6"/>
          <table:table-cell office:value-type="float" office:value="0.7537" calcext:value-type="float">
            <text:p>0.7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9266" calcext:value-type="float">
            <text:p>0.9266</text:p>
          </table:table-cell>
          <table:table-cell table:number-columns-repeated="6"/>
          <table:table-cell office:value-type="float" office:value="0.6903" calcext:value-type="float">
            <text:p>0.6903</text:p>
          </table:table-cell>
          <table:table-cell table:number-columns-repeated="2" office:value-type="float" office:value="0.6392" calcext:value-type="float">
            <text:p>0.639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714" calcext:value-type="float">
            <text:p>0.67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097" calcext:value-type="float">
            <text:p>0.7097</text:p>
          </table:table-cell>
          <table:table-cell table:number-columns-repeated="2" office:value-type="float" office:value="0.8321" calcext:value-type="float">
            <text:p>0.8321</text:p>
          </table:table-cell>
          <table:table-cell table:number-columns-repeated="6"/>
          <table:table-cell office:value-type="float" office:value="0.7184" calcext:value-type="float">
            <text:p>0.7184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832" calcext:value-type="float">
            <text:p>0.8832</text:p>
          </table:table-cell>
          <table:table-cell table:number-columns-repeated="6"/>
          <table:table-cell office:value-type="float" office:value="0.658" calcext:value-type="float">
            <text:p>0.658</text:p>
          </table:table-cell>
          <table:table-cell table:number-columns-repeated="2" office:value-type="float" office:value="0.6093" calcext:value-type="float">
            <text:p>0.6093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.8394" calcext:value-type="float">
            <text:p>0.8394</text:p>
          </table:table-cell>
          <table:table-cell table:number-columns-repeated="6"/>
          <table:table-cell office:value-type="float" office:value="0.6873" calcext:value-type="float">
            <text:p>0.687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8883" calcext:value-type="float">
            <text:p>0.8883</text:p>
          </table:table-cell>
          <table:table-cell table:number-columns-repeated="6"/>
          <table:table-cell office:value-type="float" office:value="0.6728" calcext:value-type="float">
            <text:p>0.6728</text:p>
          </table:table-cell>
          <table:table-cell table:number-columns-repeated="2" office:value-type="float" office:value="0.5829" calcext:value-type="float">
            <text:p>0.5829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6517" calcext:value-type="float">
            <text:p>0.6517</text:p>
          </table:table-cell>
          <table:table-cell table:number-columns-repeated="2" office:value-type="float" office:value="0.8458" calcext:value-type="float">
            <text:p>0.8458</text:p>
          </table:table-cell>
          <table:table-cell table:number-columns-repeated="6"/>
          <table:table-cell office:value-type="float" office:value="0.6597" calcext:value-type="float">
            <text:p>0.6597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928" calcext:value-type="float">
            <text:p>0.8928</text:p>
          </table:table-cell>
          <table:table-cell table:number-columns-repeated="6"/>
          <table:table-cell office:value-type="float" office:value="0.6859" calcext:value-type="float">
            <text:p>0.6859</text:p>
          </table:table-cell>
          <table:table-cell table:number-columns-repeated="2" office:value-type="float" office:value="0.5595" calcext:value-type="float">
            <text:p>0.559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77" calcext:value-type="float">
            <text:p>0.58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6272" calcext:value-type="float">
            <text:p>0.6272</text:p>
          </table:table-cell>
          <table:table-cell table:number-columns-repeated="2" office:value-type="float" office:value="0.8516" calcext:value-type="float">
            <text:p>0.8516</text:p>
          </table:table-cell>
          <table:table-cell table:number-columns-repeated="6"/>
          <table:table-cell office:value-type="float" office:value="0.6725" calcext:value-type="float">
            <text:p>0.6725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8592" calcext:value-type="float">
            <text:p>0.8592</text:p>
          </table:table-cell>
          <table:table-cell table:number-columns-repeated="6"/>
          <table:table-cell office:value-type="float" office:value="0.6602" calcext:value-type="float">
            <text:p>0.6602</text:p>
          </table:table-cell>
          <table:table-cell table:number-columns-repeated="2" office:value-type="float" office:value="0.5385" calcext:value-type="float">
            <text:p>0.5385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656" calcext:value-type="float">
            <text:p>0.565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5" calcext:value-type="float">
            <text:p>0.6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6051" calcext:value-type="float">
            <text:p>0.6051</text:p>
          </table:table-cell>
          <table:table-cell table:number-columns-repeated="2" office:value-type="float" office:value="0.8569" calcext:value-type="float">
            <text:p>0.8569</text:p>
          </table:table-cell>
          <table:table-cell table:number-columns-repeated="6"/>
          <table:table-cell office:value-type="float" office:value="0.6487" calcext:value-type="float">
            <text:p>0.648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8642" calcext:value-type="float">
            <text:p>0.8642</text:p>
          </table:table-cell>
          <table:table-cell table:number-columns-repeated="6"/>
          <table:table-cell office:value-type="float" office:value="0.6368" calcext:value-type="float">
            <text:p>0.6368</text:p>
          </table:table-cell>
          <table:table-cell table:number-columns-repeated="2" office:value-type="float" office:value="0.5194" calcext:value-type="float">
            <text:p>0.519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5849" calcext:value-type="float">
            <text:p>0.5849</text:p>
          </table:table-cell>
          <table:table-cell table:number-columns-repeated="2" office:value-type="float" office:value="0.8283" calcext:value-type="float">
            <text:p>0.8283</text:p>
          </table:table-cell>
          <table:table-cell table:number-columns-repeated="6"/>
          <table:table-cell office:value-type="float" office:value="0.6271" calcext:value-type="float">
            <text:p>0.627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687" calcext:value-type="float">
            <text:p>0.8687</text:p>
          </table:table-cell>
          <table:table-cell table:number-columns-repeated="6"/>
          <table:table-cell office:value-type="float" office:value="0.6489" calcext:value-type="float">
            <text:p>0.6489</text:p>
          </table:table-cell>
          <table:table-cell table:number-columns-repeated="2" office:value-type="float" office:value="0.5021" calcext:value-type="float">
            <text:p>0.5021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office:value-type="float" office:value="0.5274" calcext:value-type="float">
            <text:p>0.52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64" calcext:value-type="float">
            <text:p>0.64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.8021" calcext:value-type="float">
            <text:p>0.8021</text:p>
          </table:table-cell>
          <table:table-cell table:number-columns-repeated="6"/>
          <table:table-cell office:value-type="float" office:value="0.6389" calcext:value-type="float">
            <text:p>0.6389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8412" calcext:value-type="float">
            <text:p>0.8412</text:p>
          </table:table-cell>
          <table:table-cell table:number-columns-repeated="6"/>
          <table:table-cell office:value-type="float" office:value="0.6284" calcext:value-type="float">
            <text:p>0.6284</text:p>
          </table:table-cell>
          <table:table-cell table:number-columns-repeated="2" office:value-type="float" office:value="0.4862" calcext:value-type="float">
            <text:p>0.4862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5107" calcext:value-type="float">
            <text:p>0.510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6101" calcext:value-type="float">
            <text:p>0.610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6"/>
          <table:table-cell office:value-type="float" office:value="0.6497" calcext:value-type="float">
            <text:p>0.649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159" calcext:value-type="float">
            <text:p>0.8159</text:p>
          </table:table-cell>
          <table:table-cell table:number-columns-repeated="6"/>
          <table:table-cell office:value-type="float" office:value="0.6095" calcext:value-type="float">
            <text:p>0.6095</text:p>
          </table:table-cell>
          <table:table-cell table:number-columns-repeated="2" office:value-type="float" office:value="0.4716" calcext:value-type="float">
            <text:p>0.4716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4954" calcext:value-type="float">
            <text:p>0.495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603" calcext:value-type="float">
            <text:p>0.6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213" calcext:value-type="float">
            <text:p>0.6213</text:p>
          </table:table-cell>
          <table:table-cell table:number-columns-repeated="2" office:value-type="float" office:value="0.7843" calcext:value-type="float">
            <text:p>0.7843</text:p>
          </table:table-cell>
          <table:table-cell table:number-columns-repeated="6"/>
          <table:table-cell office:value-type="float" office:value="0.6598" calcext:value-type="float">
            <text:p>0.659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8212" calcext:value-type="float">
            <text:p>0.8212</text:p>
          </table:table-cell>
          <table:table-cell table:number-columns-repeated="6"/>
          <table:table-cell office:value-type="float" office:value="0.5921" calcext:value-type="float">
            <text:p>0.5921</text:p>
          </table:table-cell>
          <table:table-cell table:number-columns-repeated="2" office:value-type="float" office:value="0.4581" calcext:value-type="float">
            <text:p>0.458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316" calcext:value-type="float">
            <text:p>0.6316</text:p>
          </table:table-cell>
          <table:table-cell table:number-columns-repeated="2" office:value-type="float" office:value="0.7903" calcext:value-type="float">
            <text:p>0.7903</text:p>
          </table:table-cell>
          <table:table-cell table:number-columns-repeated="6"/>
          <table:table-cell office:value-type="float" office:value="0.6417" calcext:value-type="float">
            <text:p>0.6417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7987" calcext:value-type="float">
            <text:p>0.7987</text:p>
          </table:table-cell>
          <table:table-cell table:number-columns-repeated="6"/>
          <table:table-cell office:value-type="float" office:value="0.5758" calcext:value-type="float">
            <text:p>0.5758</text:p>
          </table:table-cell>
          <table:table-cell table:number-columns-repeated="2" office:value-type="float" office:value="0.4455" calcext:value-type="float">
            <text:p>0.445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151" calcext:value-type="float">
            <text:p>0.6151</text:p>
          </table:table-cell>
          <table:table-cell table:number-columns-repeated="2" office:value-type="float" office:value="0.7695" calcext:value-type="float">
            <text:p>0.7695</text:p>
          </table:table-cell>
          <table:table-cell table:number-columns-repeated="6"/>
          <table:table-cell office:value-type="float" office:value="0.6248" calcext:value-type="float">
            <text:p>0.6248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777" calcext:value-type="float">
            <text:p>0.7777</text:p>
          </table:table-cell>
          <table:table-cell table:number-columns-repeated="6"/>
          <table:table-cell office:value-type="float" office:value="0.5607" calcext:value-type="float">
            <text:p>0.5607</text:p>
          </table:table-cell>
          <table:table-cell table:number-columns-repeated="2" office:value-type="float" office:value="0.4338" calcext:value-type="float">
            <text:p>0.4338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6"/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table:number-columns-repeated="6"/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table:number-columns-repeated="6"/>
          <table:table-cell office:value-type="float" office:value="0.0625" calcext:value-type="float">
            <text:p>0.0625</text:p>
          </table:table-cell>
          <table:table-cell table:number-columns-repeated="2" office:value-type="float" office:value="0.0839" calcext:value-type="float">
            <text:p>0.083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6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table:number-columns-repeated="6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904" calcext:value-type="float">
            <text:p>0.3904</text:p>
          </table:table-cell>
          <table:table-cell table:number-columns-repeated="6"/>
          <table:table-cell table:number-columns-repeated="3" office:value-type="float" office:value="0.3904" calcext:value-type="float">
            <text:p>0.3904</text:p>
          </table:table-cell>
          <table:table-cell table:number-columns-repeated="6"/>
          <table:table-cell table:number-columns-repeated="6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392" calcext:value-type="float">
            <text:p>0.3392</text:p>
          </table:table-cell>
          <table:table-cell table:number-columns-repeated="6"/>
          <table:table-cell table:number-columns-repeated="3" office:value-type="float" office:value="0.3392" calcext:value-type="float">
            <text:p>0.3392</text:p>
          </table:table-cell>
          <table:table-cell table:number-columns-repeated="6"/>
          <table:table-cell table:number-columns-repeated="6" office:value-type="float" office:value="0.3392" calcext:value-type="float">
            <text:p>0.33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026" calcext:value-type="float">
            <text:p>0.3026</text:p>
          </table:table-cell>
          <table:table-cell table:number-columns-repeated="6"/>
          <table:table-cell table:number-columns-repeated="3" office:value-type="float" office:value="0.3026" calcext:value-type="float">
            <text:p>0.3026</text:p>
          </table:table-cell>
          <table:table-cell table:number-columns-repeated="6"/>
          <table:table-cell table:number-columns-repeated="6" office:value-type="float" office:value="0.3026" calcext:value-type="float">
            <text:p>0.302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881" calcext:value-type="float">
            <text:p>0.2881</text:p>
          </table:table-cell>
          <table:table-cell table:number-columns-repeated="6"/>
          <table:table-cell table:number-columns-repeated="3" office:value-type="float" office:value="0.2881" calcext:value-type="float">
            <text:p>0.2881</text:p>
          </table:table-cell>
          <table:table-cell table:number-columns-repeated="6"/>
          <table:table-cell table:number-columns-repeated="6" office:value-type="float" office:value="0.2881" calcext:value-type="float">
            <text:p>0.288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756" calcext:value-type="float">
            <text:p>0.2756</text:p>
          </table:table-cell>
          <table:table-cell table:number-columns-repeated="6"/>
          <table:table-cell table:number-columns-repeated="3" office:value-type="float" office:value="0.2756" calcext:value-type="float">
            <text:p>0.2756</text:p>
          </table:table-cell>
          <table:table-cell table:number-columns-repeated="6"/>
          <table:table-cell table:number-columns-repeated="6" office:value-type="float" office:value="0.2756" calcext:value-type="float">
            <text:p>0.275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646" calcext:value-type="float">
            <text:p>0.2646</text:p>
          </table:table-cell>
          <table:table-cell table:number-columns-repeated="6"/>
          <table:table-cell table:number-columns-repeated="3" office:value-type="float" office:value="0.2646" calcext:value-type="float">
            <text:p>0.2646</text:p>
          </table:table-cell>
          <table:table-cell table:number-columns-repeated="6"/>
          <table:table-cell table:number-columns-repeated="6" office:value-type="float" office:value="0.2646" calcext:value-type="float">
            <text:p>0.264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548" calcext:value-type="float">
            <text:p>0.2548</text:p>
          </table:table-cell>
          <table:table-cell table:number-columns-repeated="6"/>
          <table:table-cell table:number-columns-repeated="3" office:value-type="float" office:value="0.2548" calcext:value-type="float">
            <text:p>0.2548</text:p>
          </table:table-cell>
          <table:table-cell table:number-columns-repeated="6"/>
          <table:table-cell table:number-columns-repeated="6" office:value-type="float" office:value="0.2548" calcext:value-type="float">
            <text:p>0.254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461" calcext:value-type="float">
            <text:p>0.2461</text:p>
          </table:table-cell>
          <table:table-cell table:number-columns-repeated="6"/>
          <table:table-cell table:number-columns-repeated="3" office:value-type="float" office:value="0.2461" calcext:value-type="float">
            <text:p>0.2461</text:p>
          </table:table-cell>
          <table:table-cell table:number-columns-repeated="6"/>
          <table:table-cell table:number-columns-repeated="5" office:value-type="float" office:value="0.2461" calcext:value-type="float">
            <text:p>0.2461</text:p>
          </table:table-cell>
          <table:table-cell office:value-type="float" office:value="0.2804" calcext:value-type="float">
            <text:p>0.280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382" calcext:value-type="float">
            <text:p>0.2382</text:p>
          </table:table-cell>
          <table:table-cell table:number-columns-repeated="6"/>
          <table:table-cell table:number-columns-repeated="3" office:value-type="float" office:value="0.2382" calcext:value-type="float">
            <text:p>0.2382</text:p>
          </table:table-cell>
          <table:table-cell table:number-columns-repeated="6"/>
          <table:table-cell office:value-type="float" office:value="0.2382" calcext:value-type="float">
            <text:p>0.2382</text:p>
          </table:table-cell>
          <table:table-cell table:number-columns-repeated="2" office:value-type="float" office:value="0.2703" calcext:value-type="float">
            <text:p>0.2703</text:p>
          </table:table-cell>
          <table:table-cell table:number-columns-repeated="2" office:value-type="float" office:value="0.2382" calcext:value-type="float">
            <text:p>0.2382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309" calcext:value-type="float">
            <text:p>0.2309</text:p>
          </table:table-cell>
          <table:table-cell table:number-columns-repeated="6"/>
          <table:table-cell table:number-columns-repeated="3" office:value-type="float" office:value="0.2309" calcext:value-type="float">
            <text:p>0.2309</text:p>
          </table:table-cell>
          <table:table-cell table:number-columns-repeated="6"/>
          <table:table-cell office:value-type="float" office:value="0.2309" calcext:value-type="float">
            <text:p>0.2309</text:p>
          </table:table-cell>
          <table:table-cell table:number-columns-repeated="2" office:value-type="float" office:value="0.2622" calcext:value-type="float">
            <text:p>0.2622</text:p>
          </table:table-cell>
          <table:table-cell table:number-columns-repeated="2" office:value-type="float" office:value="0.2309" calcext:value-type="float">
            <text:p>0.2309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243" calcext:value-type="float">
            <text:p>0.2243</text:p>
          </table:table-cell>
          <table:table-cell table:number-columns-repeated="6"/>
          <table:table-cell table:number-columns-repeated="3" office:value-type="float" office:value="0.2243" calcext:value-type="float">
            <text:p>0.2243</text:p>
          </table:table-cell>
          <table:table-cell table:number-columns-repeated="6"/>
          <table:table-cell office:value-type="float" office:value="0.2243" calcext:value-type="float">
            <text:p>0.2243</text:p>
          </table:table-cell>
          <table:table-cell table:number-columns-repeated="2" office:value-type="float" office:value="0.2546" calcext:value-type="float">
            <text:p>0.2546</text:p>
          </table:table-cell>
          <table:table-cell table:number-columns-repeated="2" office:value-type="float" office:value="0.2243" calcext:value-type="float">
            <text:p>0.2243</text:p>
          </table:table-cell>
          <table:table-cell office:value-type="float" office:value="0.2556" calcext:value-type="float">
            <text:p>0.255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182" calcext:value-type="float">
            <text:p>0.2182</text:p>
          </table:table-cell>
          <table:table-cell table:number-columns-repeated="6"/>
          <table:table-cell table:number-columns-repeated="3" office:value-type="float" office:value="0.2182" calcext:value-type="float">
            <text:p>0.2182</text:p>
          </table:table-cell>
          <table:table-cell table:number-columns-repeated="6"/>
          <table:table-cell office:value-type="float" office:value="0.2182" calcext:value-type="float">
            <text:p>0.2182</text:p>
          </table:table-cell>
          <table:table-cell table:number-columns-repeated="2" office:value-type="float" office:value="0.2477" calcext:value-type="float">
            <text:p>0.2477</text:p>
          </table:table-cell>
          <table:table-cell table:number-columns-repeated="2" office:value-type="float" office:value="0.2182" calcext:value-type="float">
            <text:p>0.2182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125" calcext:value-type="float">
            <text:p>0.2125</text:p>
          </table:table-cell>
          <table:table-cell table:number-columns-repeated="6"/>
          <table:table-cell table:number-columns-repeated="3" office:value-type="float" office:value="0.2125" calcext:value-type="float">
            <text:p>0.2125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412" calcext:value-type="float">
            <text:p>0.24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2125" calcext:value-type="float">
            <text:p>0.2125</text:p>
          </table:table-cell>
          <table:table-cell table:number-columns-repeated="6"/>
          <table:table-cell table:number-columns-repeated="3" office:value-type="float" office:value="0.2125" calcext:value-type="float">
            <text:p>0.2125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2" office:value-type="float" office:value="0.2125" calcext:value-type="float">
            <text:p>0.2125</text:p>
          </table:table-cell>
          <table:table-cell office:value-type="float" office:value="0.2375" calcext:value-type="float">
            <text:p>0.2375</text:p>
          </table:table-cell>
          <table:table-cell table:number-columns-repeated="4"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table:number-columns-repeated="6"/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5" calcext:value-type="float">
            <text:p>0.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4792" calcext:value-type="float">
            <text:p>0.4792</text:p>
          </table:table-cell>
          <table:table-cell table:number-columns-repeated="2" office:value-type="float" office:value="0.5238" calcext:value-type="float">
            <text:p>0.5238</text:p>
          </table:table-cell>
          <table:table-cell table:number-columns-repeated="6"/>
          <table:table-cell office:value-type="float" office:value="0.4917" calcext:value-type="float">
            <text:p>0.491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333" calcext:value-type="float">
            <text:p>0.6333</text:p>
          </table:table-cell>
          <table:table-cell table:number-columns-repeated="6"/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/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6"/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3" office:value-type="float" office:value="0.6393" calcext:value-type="float">
            <text:p>0.6393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6393" calcext:value-type="float">
            <text:p>0.6393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6393" calcext:value-type="float">
            <text:p>0.6393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table:number-columns-repeated="6"/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table:number-columns-repeated="6"/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6"/>
          <table:table-cell table:number-columns-repeated="3" office:value-type="float" office:value="13" calcext:value-type="float">
            <text:p>13</text:p>
          </table:table-cell>
          <table:table-cell table:number-columns-repeated="6"/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2798" calcext:value-type="float">
            <text:p>0.2798</text:p>
          </table:table-cell>
          <table:table-cell table:number-columns-repeated="6"/>
          <table:table-cell office:value-type="float" office:value="0.1538" calcext:value-type="float">
            <text:p>0.1538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402" calcext:value-type="float">
            <text:p>0.3402</text:p>
          </table:table-cell>
          <table:table-cell table:number-columns-repeated="6"/>
          <table:table-cell office:value-type="float" office:value="0.094" calcext:value-type="float">
            <text:p>0.09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2222" calcext:value-type="float">
            <text:p>0.222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654" calcext:value-type="float">
            <text:p>0.7654</text:p>
          </table:table-cell>
          <table:table-cell table:number-columns-repeated="6"/>
          <table:table-cell table:number-columns-repeated="3" office:value-type="float" office:value="0.7654" calcext:value-type="float">
            <text:p>0.7654</text:p>
          </table:table-cell>
          <table:table-cell table:number-columns-repeated="6"/>
          <table:table-cell table:number-columns-repeated="6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6367" calcext:value-type="float">
            <text:p>0.6367</text:p>
          </table:table-cell>
          <table:table-cell table:number-columns-repeated="6"/>
          <table:table-cell table:number-columns-repeated="3" office:value-type="float" office:value="0.6367" calcext:value-type="float">
            <text:p>0.6367</text:p>
          </table:table-cell>
          <table:table-cell table:number-columns-repeated="6"/>
          <table:table-cell table:number-columns-repeated="6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4" office:value-type="float" office:value="0.5531" calcext:value-type="float">
            <text:p>0.5531</text:p>
          </table:table-cell>
          <table:table-cell table:number-columns-repeated="6"/>
          <table:table-cell table:number-columns-repeated="2" office:value-type="float" office:value="0.5531" calcext:value-type="float">
            <text:p>0.5531</text:p>
          </table:table-cell>
          <table:table-cell office:value-type="float" office:value="0.6844" calcext:value-type="float">
            <text:p>0.6844</text:p>
          </table:table-cell>
          <table:table-cell table:number-columns-repeated="6"/>
          <table:table-cell table:number-columns-repeated="6" office:value-type="float" office:value="0.3392" calcext:value-type="float">
            <text:p>0.33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  <table:table-cell table:number-columns-repeated="6"/>
          <table:table-cell office:value-type="float" office:value="0.4935" calcext:value-type="float">
            <text:p>0.493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184" calcext:value-type="float">
            <text:p>0.7184</text:p>
          </table:table-cell>
          <table:table-cell table:number-columns-repeated="6"/>
          <table:table-cell office:value-type="float" office:value="0.3026" calcext:value-type="float">
            <text:p>0.3026</text:p>
          </table:table-cell>
          <table:table-cell table:number-columns-repeated="2" office:value-type="float" office:value="0.4104" calcext:value-type="float">
            <text:p>0.4104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  <table:table-cell table:number-columns-repeated="6"/>
          <table:table-cell office:value-type="float" office:value="0.4483" calcext:value-type="float">
            <text:p>0.448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526" calcext:value-type="float">
            <text:p>0.6526</text:p>
          </table:table-cell>
          <table:table-cell table:number-columns-repeated="6"/>
          <table:table-cell office:value-type="float" office:value="0.2749" calcext:value-type="float">
            <text:p>0.2749</text:p>
          </table:table-cell>
          <table:table-cell table:number-columns-repeated="2" office:value-type="float" office:value="0.4644" calcext:value-type="float">
            <text:p>0.464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644" calcext:value-type="float">
            <text:p>0.464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125" calcext:value-type="float">
            <text:p>0.41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  <table:table-cell table:number-columns-repeated="6"/>
          <table:table-cell office:value-type="float" office:value="0.4125" calcext:value-type="float">
            <text:p>0.4125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6005" calcext:value-type="float">
            <text:p>0.6005</text:p>
          </table:table-cell>
          <table:table-cell table:number-columns-repeated="6"/>
          <table:table-cell office:value-type="float" office:value="0.2529" calcext:value-type="float">
            <text:p>0.2529</text:p>
          </table:table-cell>
          <table:table-cell table:number-columns-repeated="2" office:value-type="float" office:value="0.4274" calcext:value-type="float">
            <text:p>0.427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274" calcext:value-type="float">
            <text:p>0.427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3833" calcext:value-type="float">
            <text:p>0.3833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  <table:table-cell table:number-columns-repeated="6"/>
          <table:table-cell office:value-type="float" office:value="0.3833" calcext:value-type="float">
            <text:p>0.383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88" calcext:value-type="float">
            <text:p>0.6288</text:p>
          </table:table-cell>
          <table:table-cell table:number-columns-repeated="6"/>
          <table:table-cell office:value-type="float" office:value="0.3058" calcext:value-type="float">
            <text:p>0.3058</text:p>
          </table:table-cell>
          <table:table-cell table:number-columns-repeated="2" office:value-type="float" office:value="0.3971" calcext:value-type="float">
            <text:p>0.39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4226" calcext:value-type="float">
            <text:p>0.42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  <table:table-cell table:number-columns-repeated="6"/>
          <table:table-cell office:value-type="float" office:value="0.359" calcext:value-type="float">
            <text:p>0.35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24" calcext:value-type="float">
            <text:p>0.6524</text:p>
          </table:table-cell>
          <table:table-cell table:number-columns-repeated="6"/>
          <table:table-cell office:value-type="float" office:value="0.2863" calcext:value-type="float">
            <text:p>0.2863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539" calcext:value-type="float">
            <text:p>0.539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727" calcext:value-type="float">
            <text:p>0.4727</text:p>
          </table:table-cell>
          <table:table-cell table:number-columns-repeated="6"/>
          <table:table-cell office:value-type="float" office:value="0.3382" calcext:value-type="float">
            <text:p>0.338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46" calcext:value-type="float">
            <text:p>0.6146</text:p>
          </table:table-cell>
          <table:table-cell table:number-columns-repeated="6"/>
          <table:table-cell office:value-type="float" office:value="0.2698" calcext:value-type="float">
            <text:p>0.269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681" calcext:value-type="float">
            <text:p>0.46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318" calcext:value-type="float">
            <text:p>0.431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476" calcext:value-type="float">
            <text:p>0.4476</text:p>
          </table:table-cell>
          <table:table-cell table:number-columns-repeated="6"/>
          <table:table-cell office:value-type="float" office:value="0.3202" calcext:value-type="float">
            <text:p>0.320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582" calcext:value-type="float">
            <text:p>0.582</text:p>
          </table:table-cell>
          <table:table-cell table:number-columns-repeated="6"/>
          <table:table-cell office:value-type="float" office:value="0.2555" calcext:value-type="float">
            <text:p>0.2555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724" calcext:value-type="float">
            <text:p>0.4724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table:number-columns-repeated="6"/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table:number-columns-repeated="6"/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6"/>
          <table:table-cell table:number-columns-repeated="3" office:value-type="float" office:value="17" calcext:value-type="float">
            <text:p>17</text:p>
          </table:table-cell>
          <table:table-cell table:number-columns-repeated="6"/>
          <table:table-cell table:number-columns-repeated="6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2925" calcext:value-type="float">
            <text:p>0.2925</text:p>
          </table:table-cell>
          <table:table-cell table:number-columns-repeated="2" office:value-type="float" office:value="0.3953" calcext:value-type="float">
            <text:p>0.3953</text:p>
          </table:table-cell>
          <table:table-cell table:number-columns-repeated="6"/>
          <table:table-cell office:value-type="float" office:value="0.2357" calcext:value-type="float">
            <text:p>0.235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3" calcext:value-type="float">
            <text:p>0.3703</text:p>
          </table:table-cell>
          <table:table-cell table:number-columns-repeated="6"/>
          <table:table-cell office:value-type="float" office:value="0.2245" calcext:value-type="float">
            <text:p>0.22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4375" calcext:value-type="float">
            <text:p>0.4375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table:number-columns-repeated="6"/>
          <table:table-cell office:value-type="float" office:value="0.8597" calcext:value-type="float">
            <text:p>0.8597</text:p>
          </table:table-cell>
          <table:table-cell table:number-columns-repeated="2" office:value-type="float" office:value="0.6199" calcext:value-type="float">
            <text:p>0.6199</text:p>
          </table:table-cell>
          <table:table-cell table:number-columns-repeated="6"/>
          <table:table-cell table:number-columns-repeated="6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table:number-columns-repeated="6"/>
          <table:table-cell office:value-type="float" office:value="0.8821" calcext:value-type="float">
            <text:p>0.8821</text:p>
          </table:table-cell>
          <table:table-cell table:number-columns-repeated="2" office:value-type="float" office:value="0.6806" calcext:value-type="float">
            <text:p>0.6806</text:p>
          </table:table-cell>
          <table:table-cell table:number-columns-repeated="6"/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table:number-columns-repeated="6"/>
          <table:table-cell office:value-type="float" office:value="0.7755" calcext:value-type="float">
            <text:p>0.7755</text:p>
          </table:table-cell>
          <table:table-cell table:number-columns-repeated="2" office:value-type="float" office:value="0.7192" calcext:value-type="float">
            <text:p>0.7192</text:p>
          </table:table-cell>
          <table:table-cell table:number-columns-repeated="6"/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447" calcext:value-type="float">
            <text:p>0.8447</text:p>
          </table:table-cell>
          <table:table-cell table:number-columns-repeated="6"/>
          <table:table-cell office:value-type="float" office:value="0.6995" calcext:value-type="float">
            <text:p>0.699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447" calcext:value-type="float">
            <text:p>0.8447</text:p>
          </table:table-cell>
          <table:table-cell table:number-columns-repeated="6"/>
          <table:table-cell office:value-type="float" office:value="0.6663" calcext:value-type="float">
            <text:p>0.6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274" calcext:value-type="float">
            <text:p>0.8274</text:p>
          </table:table-cell>
          <table:table-cell table:number-columns-repeated="2" office:value-type="float" office:value="0.8576" calcext:value-type="float">
            <text:p>0.8576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939" calcext:value-type="float">
            <text:p>0.6939</text:p>
          </table:table-cell>
          <table:table-cell table:number-columns-repeated="2" office:value-type="float" office:value="0.7748" calcext:value-type="float">
            <text:p>0.7748</text:p>
          </table:table-cell>
          <table:table-cell table:number-columns-repeated="6"/>
          <table:table-cell office:value-type="float" office:value="0.6416" calcext:value-type="float">
            <text:p>0.6416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748" calcext:value-type="float">
            <text:p>0.7748</text:p>
          </table:table-cell>
          <table:table-cell table:number-columns-repeated="6"/>
          <table:table-cell office:value-type="float" office:value="0.6112" calcext:value-type="float">
            <text:p>0.611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41" calcext:value-type="float">
            <text:p>0.6441</text:p>
          </table:table-cell>
          <table:table-cell table:number-columns-repeated="2" office:value-type="float" office:value="0.7191" calcext:value-type="float">
            <text:p>0.7191</text:p>
          </table:table-cell>
          <table:table-cell table:number-columns-repeated="6"/>
          <table:table-cell office:value-type="float" office:value="0.5955" calcext:value-type="float">
            <text:p>0.5955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791" calcext:value-type="float">
            <text:p>0.791</text:p>
          </table:table-cell>
          <table:table-cell table:number-columns-repeated="6"/>
          <table:table-cell office:value-type="float" office:value="0.5673" calcext:value-type="float">
            <text:p>0.567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737" calcext:value-type="float">
            <text:p>0.737</text:p>
          </table:table-cell>
          <table:table-cell table:number-columns-repeated="6"/>
          <table:table-cell office:value-type="float" office:value="0.5576" calcext:value-type="float">
            <text:p>0.5576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406" calcext:value-type="float">
            <text:p>0.7406</text:p>
          </table:table-cell>
          <table:table-cell table:number-columns-repeated="6"/>
          <table:table-cell office:value-type="float" office:value="0.5311" calcext:value-type="float">
            <text:p>0.5311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258" calcext:value-type="float">
            <text:p>0.6258</text:p>
          </table:table-cell>
          <table:table-cell table:number-columns-repeated="2" office:value-type="float" office:value="0.6948" calcext:value-type="float">
            <text:p>0.6948</text:p>
          </table:table-cell>
          <table:table-cell table:number-columns-repeated="6"/>
          <table:table-cell office:value-type="float" office:value="0.5829" calcext:value-type="float">
            <text:p>0.5829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982" calcext:value-type="float">
            <text:p>0.6982</text:p>
          </table:table-cell>
          <table:table-cell table:number-columns-repeated="6"/>
          <table:table-cell office:value-type="float" office:value="0.5007" calcext:value-type="float">
            <text:p>0.50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757" calcext:value-type="float">
            <text:p>0.67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932" calcext:value-type="float">
            <text:p>0.5932</text:p>
          </table:table-cell>
          <table:table-cell table:number-columns-repeated="2" office:value-type="float" office:value="0.6586" calcext:value-type="float">
            <text:p>0.6586</text:p>
          </table:table-cell>
          <table:table-cell table:number-columns-repeated="6"/>
          <table:table-cell office:value-type="float" office:value="0.5525" calcext:value-type="float">
            <text:p>0.5525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618" calcext:value-type="float">
            <text:p>0.6618</text:p>
          </table:table-cell>
          <table:table-cell table:number-columns-repeated="6"/>
          <table:table-cell office:value-type="float" office:value="0.5267" calcext:value-type="float">
            <text:p>0.5267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647" calcext:value-type="float">
            <text:p>0.5647</text:p>
          </table:table-cell>
          <table:table-cell table:number-columns-repeated="2" office:value-type="float" office:value="0.627" calcext:value-type="float">
            <text:p>0.627</text:p>
          </table:table-cell>
          <table:table-cell table:number-columns-repeated="6"/>
          <table:table-cell office:value-type="float" office:value="0.526" calcext:value-type="float">
            <text:p>0.52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301" calcext:value-type="float">
            <text:p>0.6301</text:p>
          </table:table-cell>
          <table:table-cell table:number-columns-repeated="6"/>
          <table:table-cell office:value-type="float" office:value="0.5015" calcext:value-type="float">
            <text:p>0.501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5397" calcext:value-type="float">
            <text:p>0.5397</text:p>
          </table:table-cell>
          <table:table-cell table:number-columns-repeated="2" office:value-type="float" office:value="0.5992" calcext:value-type="float">
            <text:p>0.5992</text:p>
          </table:table-cell>
          <table:table-cell table:number-columns-repeated="6"/>
          <table:table-cell office:value-type="float" office:value="0.5027" calcext:value-type="float">
            <text:p>0.502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021" calcext:value-type="float">
            <text:p>0.6021</text:p>
          </table:table-cell>
          <table:table-cell table:number-columns-repeated="6"/>
          <table:table-cell office:value-type="float" office:value="0.5236" calcext:value-type="float">
            <text:p>0.52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5174" calcext:value-type="float">
            <text:p>0.5174</text:p>
          </table:table-cell>
          <table:table-cell table:number-columns-repeated="2" office:value-type="float" office:value="0.5744" calcext:value-type="float">
            <text:p>0.5744</text:p>
          </table:table-cell>
          <table:table-cell table:number-columns-repeated="6"/>
          <table:table-cell office:value-type="float" office:value="0.4819" calcext:value-type="float">
            <text:p>0.481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5772" calcext:value-type="float">
            <text:p>0.5772</text:p>
          </table:table-cell>
          <table:table-cell table:number-columns-repeated="6"/>
          <table:table-cell office:value-type="float" office:value="0.502" calcext:value-type="float">
            <text:p>0.50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587" calcext:value-type="float">
            <text:p>0.558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" calcext:value-type="float">
            <text:p>0.6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4974" calcext:value-type="float">
            <text:p>0.4974</text:p>
          </table:table-cell>
          <table:table-cell table:number-columns-repeated="2" office:value-type="float" office:value="0.5909" calcext:value-type="float">
            <text:p>0.5909</text:p>
          </table:table-cell>
          <table:table-cell table:number-columns-repeated="6"/>
          <table:table-cell office:value-type="float" office:value="0.4633" calcext:value-type="float">
            <text:p>0.463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549" calcext:value-type="float">
            <text:p>0.5549</text:p>
          </table:table-cell>
          <table:table-cell table:number-columns-repeated="6"/>
          <table:table-cell office:value-type="float" office:value="0.4825" calcext:value-type="float">
            <text:p>0.48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157" calcext:value-type="float">
            <text:p>0.5157</text:p>
          </table:table-cell>
          <table:table-cell table:number-columns-repeated="2" office:value-type="float" office:value="0.5694" calcext:value-type="float">
            <text:p>0.5694</text:p>
          </table:table-cell>
          <table:table-cell table:number-columns-repeated="6"/>
          <table:table-cell office:value-type="float" office:value="0.4464" calcext:value-type="float">
            <text:p>0.4464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347" calcext:value-type="float">
            <text:p>0.5347</text:p>
          </table:table-cell>
          <table:table-cell table:number-columns-repeated="6"/>
          <table:table-cell office:value-type="float" office:value="0.465" calcext:value-type="float">
            <text:p>0.465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4979" calcext:value-type="float">
            <text:p>0.4979</text:p>
          </table:table-cell>
          <table:table-cell table:number-columns-repeated="2" office:value-type="float" office:value="0.5498" calcext:value-type="float">
            <text:p>0.5498</text:p>
          </table:table-cell>
          <table:table-cell table:number-columns-repeated="6"/>
          <table:table-cell office:value-type="float" office:value="0.431" calcext:value-type="float">
            <text:p>0.4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507" calcext:value-type="float">
            <text:p>0.5507</text:p>
          </table:table-cell>
          <table:table-cell table:number-columns-repeated="6"/>
          <table:table-cell office:value-type="float" office:value="0.4489" calcext:value-type="float">
            <text:p>0.44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997" calcext:value-type="float">
            <text:p>0.49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table:number-columns-repeated="6"/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table:number-columns-repeated="6"/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table:number-columns-repeated="6"/>
          <table:table-cell office:value-type="float" office:value="0.4485" calcext:value-type="float">
            <text:p>0.4485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127" calcext:value-type="float">
            <text:p>0.5127</text:p>
          </table:table-cell>
          <table:table-cell table:number-columns-repeated="2" office:value-type="float" office:value="0.5645" calcext:value-type="float">
            <text:p>0.5645</text:p>
          </table:table-cell>
          <table:table-cell table:number-columns-repeated="6"/>
          <table:table-cell office:value-type="float" office:value="0.4794" calcext:value-type="float">
            <text:p>0.4794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 table:number-rows-repeated="1047173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raw-graphs" table:style-name="ta1">
        <table:shapes>
          <draw:frame draw:z-index="0" draw:style-name="gr1" draw:text-style-name="P1" svg:width="10.498in" svg:height="5.8173in" svg:x="0.8516in" svg:y="0.2795in">
            <draw:object draw:notify-on-update-of-ranges="'raw-results'.C1:'raw-results'.AF1 'raw-results'.C6:'raw-results'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185in" svg:height="4.9902in" svg:x="0.8256in" svg:y="18.998in">
            <draw:object draw:notify-on-update-of-range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0378in" svg:height="6.1461in" svg:x="0.8894in" svg:y="6.2102in">
            <draw:object draw:notify-on-update-of-ranges="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R1:'raw-results'.R1 'raw-results'.R7:'raw-results'.R17 'raw-results'.S1:'raw-results'.S1 'raw-results'.S7:'raw-results'.S17 'raw-results'.T1:'raw-results'.T1 'raw-results'.T7:'raw-results'.T17 'raw-results'.AA1:'raw-results'.AA1 'raw-results'.AA7:'raw-results'.AA17 'raw-results'.AB1:'raw-results'.AB1 'raw-results'.AB7:'raw-results'.AB17 'raw-results'.AC1:'raw-results'.AC1 'raw-results'.AC7:'raw-results'.AC17 'raw-results'.AD1:'raw-results'.AD1 'raw-results'.AD7:'raw-results'.AD17 'raw-results'.AE1:'raw-results'.AE1 'raw-results'.AE7:'raw-results'.AE17 'raw-results'.AF1:'raw-results'.AF1 'raw-results'.AF7:'raw-results'.AF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6567in" svg:height="6.1205in" svg:x="0.8894in" svg:y="12.585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R1:'raw-results'.R1 'raw-results'.R18:'raw-results'.R37 'raw-results'.S1:'raw-results'.S1 'raw-results'.S18:'raw-results'.S37 'raw-results'.T1:'raw-results'.T1 'raw-results'.T18:'raw-results'.T37 'raw-results'.AA1:'raw-results'.AA1 'raw-results'.AA18:'raw-results'.AA37 'raw-results'.AB1:'raw-results'.AB1 'raw-results'.AB18:'raw-results'.AB37 'raw-results'.AC1:'raw-results'.AC1 'raw-results'.AC18:'raw-results'.AC37 'raw-results'.AD1:'raw-results'.AD1 'raw-results'.AD18:'raw-results'.AD37 'raw-results'.AE1:'raw-results'.AE1 'raw-results'.AE18:'raw-results'.AE37 'raw-results'.AF1:'raw-results'.AF1 'raw-results'.AF18:'raw-results'.A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6567in" svg:height="6.1205in" svg:x="0.9016in" svg:y="24.2941in">
            <draw:object draw:notify-on-update-of-ranges="'raw-results'.E1:'raw-results'.E1 'raw-results'.E18:'raw-results'.E37 'raw-results'.G1:'raw-results'.G1 'raw-results'.G18:'raw-results'.G37 'raw-results'.H1:'raw-results'.H1 'raw-results'.H18:'raw-results'.H37 'raw-results'.K1:'raw-results'.K1 'raw-results'.K18:'raw-results'.K37 'raw-results'.S1:'raw-results'.S1 'raw-results'.S18:'raw-results'.S37 'raw-results'.T1:'raw-results'.T1 'raw-results'.T18:'raw-results'.T37 'raw-results'.AC1:'raw-results'.AC1 'raw-results'.AC18:'raw-results'.AC37 'raw-results'.AE1:'raw-results'.AE1 'raw-results'.AE18:'raw-results'.AE37 'raw-results'.AF1:'raw-results'.AF1 'raw-results'.AF18:'raw-results'.AF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row table:style-name="ro3" table:number-rows-repeated="8">
          <table:table-cell/>
        </table:table-row>
        <table:table-row table:style-name="ro2">
          <table:table-cell/>
        </table:table-row>
        <table:table-row table:style-name="ro3" table:number-rows-repeated="32">
          <table:table-cell/>
        </table:table-row>
        <table:table-row table:style-name="ro2">
          <table:table-cell/>
        </table:table-row>
        <table:table-row table:style-name="ro3" table:number-rows-repeated="15">
          <table:table-cell/>
        </table:table-row>
        <table:table-row table:style-name="ro2">
          <table:table-cell/>
        </table:table-row>
        <table:table-row table:style-name="ro3" table:number-rows-repeated="13">
          <table:table-cell/>
        </table:table-row>
        <table:table-row table:style-name="ro2">
          <table:table-cell/>
        </table:table-row>
        <table:table-row table:style-name="ro3" table:number-rows-repeated="37">
          <table:table-cell/>
        </table:table-row>
        <table:table-row table:style-name="ro2">
          <table:table-cell/>
        </table:table-row>
        <table:table-row table:style-name="ro3" table:number-rows-repeated="25">
          <table:table-cell/>
        </table:table-row>
        <table:table-row table:style-name="ro2">
          <table:table-cell/>
        </table:table-row>
        <table:table-row table:style-name="ro3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4.016791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7:20:02.755074529</dc:date>
    <dc:creator>Brando Preda</dc:creator>
    <meta:generator>LibreOffice/4.1.3.2$Linux_X86_64 LibreOffice_project/70feb7d99726f064edab4605a8ab840c50ec57a</meta:generator>
    <meta:editing-duration>PT2M57S</meta:editing-duration>
    <meta:editing-cycles>5</meta:editing-cycles>
    <meta:document-statistic meta:table-count="2" meta:cell-count="28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6cm" svg:height="14.777cm" xlink:href=".." xlink:type="simple" chart:class="chart:bar" chart:style-name="ch1">
        <chart:title svg:x="12.773cm" svg:y="0.431cm" chart:style-name="ch2">
          <text:p>MAP</text:p>
        </chart:title>
        <chart:plot-area chart:style-name="ch3" table:cell-range-address="'raw-results'.C1:'raw-results'.AF1 'raw-results'.C6:'raw-results'.AF6" chart:data-source-has-labels="row" svg:x="0.983cm" svg:y="2.121cm" svg:width="24.617cm" svg:height="11.941cm">
          <chartooo:coordinate-region svg:x="4.733cm" svg:y="2.121cm" svg:width="20.627cm" svg:height="8.931cm"/>
          <chart:axis chart:dimension="x" chart:name="primary-x" chart:style-name="ch4" chartooo:axis-type="auto">
            <chartooo:date-scale/>
            <chart:categories table:cell-range-address="'raw-results'.C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AF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AF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24">
                <text:p>0.4124</text:p>
                <draw:g>
                  <svg:desc>'raw-results'.C6:'raw-results'.AF6</svg:desc>
                </draw:g>
              </table:table-cell>
              <table:table-cell office:value-type="float" office:value="0.4412">
                <text:p>0.4412</text:p>
              </table:table-cell>
              <table:table-cell office:value-type="float" office:value="0.4504">
                <text:p>0.4504</text:p>
              </table:table-cell>
              <table:table-cell office:value-type="float" office:value="0.4025">
                <text:p>0.4025</text:p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3915">
                <text:p>0.3915</text:p>
              </table:table-cell>
              <table:table-cell office:value-type="float" office:value="0.4316">
                <text:p>0.4316</text:p>
              </table:table-cell>
              <table:table-cell office:value-type="float" office:value="0.4315">
                <text:p>0.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3">
                <text:p>0.3863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3438">
                <text:p>0.3438</text:p>
              </table:table-cell>
              <table:table-cell office:value-type="float" office:value="0.3888">
                <text:p>0.3888</text:p>
              </table:table-cell>
              <table:table-cell office:value-type="float" office:value="0.3417">
                <text:p>0.3417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48cm" svg:height="12.676cm" xlink:href=".." xlink:type="simple" chart:class="chart:bar" chart:style-name="ch1">
        <chart:title svg:x="12.164cm" svg:y="0.393cm" chart:style-name="ch2">
          <text:p>MAP best</text:p>
        </chart:title>
        <chart:plot-area chart:style-name="ch3" table:cell-range-addres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chart:data-source-has-labels="row" svg:x="0.958cm" svg:y="1.953cm" svg:width="23.474cm" svg:height="10.05cm">
          <chartooo:coordinate-region svg:x="5.284cm" svg:y="1.953cm" svg:width="18.908cm" svg:height="9.403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S1:'raw-results'.T1 'raw-results'.AC1:'raw-results'.AC1 'raw-results'.AE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S6:'raw-results'.T6 'raw-results'.AC6:'raw-results'.AC6 'raw-results'.AE6:'raw-results'.AF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S1:'raw-results'.T1 'raw-results'.AC1:'raw-results'.AC1 'raw-results'.AE1:'raw-results'.AF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504">
                <text:p>0.4504</text:p>
                <draw:g>
                  <svg:desc>'raw-results'.E6:'raw-results'.E6 'raw-results'.G6:'raw-results'.H6 'raw-results'.K6:'raw-results'.K6 'raw-results'.S6:'raw-results'.T6 'raw-results'.AC6:'raw-results'.AC6 'raw-results'.AE6:'raw-results'.AF6</svg:desc>
                </draw:g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4315">
                <text:p>0.4315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888">
                <text:p>0.3888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77cm" svg:height="15.612cm" xlink:href=".." xlink:type="simple" chart:class="chart:line" chart:style-name="ch1">
        <chart:title svg:x="13.432cm" svg:y="0.448cm" chart:style-name="ch2">
          <text:p>Precision@Recall</text:p>
        </chart:title>
        <chart:legend chart:legend-position="end" svg:x="24.682cm" svg:y="3.274cm" style:legend-expansion="high" chart:style-name="ch3"/>
        <chart:plot-area chart:style-name="ch4" table:cell-range-address="'raw-results'.C1:'raw-results'.K1 'raw-results'.C7:'raw-results'.K17 'raw-results'.R1:'raw-results'.T1 'raw-results'.R7:'raw-results'.T17 'raw-results'.AA1:'raw-results'.AF1 'raw-results'.AA7:'raw-results'.AF17" chart:data-source-has-labels="row" svg:x="1.061cm" svg:y="2.189cm" svg:width="22.399cm" svg:height="12.691cm">
          <chartooo:coordinate-region svg:x="1.788cm" svg:y="2.388cm" svg:width="21.499cm" svg:height="11.8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7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8" chart:values-cell-range-address="'raw-results'.T7:'raw-results'.T17" chart:label-cell-address="'raw-results'.T1:'raw-results'.T1" chart:class="chart:line">
            <chart:data-point chart:repeated="11"/>
          </chart:series>
          <chart:series chart:style-name="ch19" chart:values-cell-range-address="'raw-results'.AA7:'raw-results'.AA17" chart:label-cell-address="'raw-results'.AA1:'raw-results'.AA1" chart:class="chart:line">
            <chart:data-point chart:repeated="11"/>
          </chart:series>
          <chart:series chart:style-name="ch20" chart:values-cell-range-address="'raw-results'.AB7:'raw-results'.AB17" chart:label-cell-address="'raw-results'.AB1:'raw-results'.AB1" chart:class="chart:line">
            <chart:data-point chart:repeated="11"/>
          </chart:series>
          <chart:series chart:style-name="ch21" chart:values-cell-range-address="'raw-results'.AC7:'raw-results'.AC17" chart:label-cell-address="'raw-results'.AC1:'raw-results'.AC1" chart:class="chart:line">
            <chart:data-point chart:repeated="11"/>
          </chart:series>
          <chart:series chart:style-name="ch10" chart:values-cell-range-address="'raw-results'.AD7:'raw-results'.AD17" chart:label-cell-address="'raw-results'.AD1:'raw-results'.AD1" chart:class="chart:line">
            <chart:data-point chart:repeated="11"/>
          </chart:series>
          <chart:series chart:style-name="ch11" chart:values-cell-range-address="'raw-results'.AE7:'raw-results'.AE17" chart:label-cell-address="'raw-results'.AE1:'raw-results'.AE1" chart:class="chart:line">
            <chart:data-point chart:repeated="11"/>
          </chart:series>
          <chart:series chart:style-name="ch12" chart:values-cell-range-address="'raw-results'.AF7:'raw-results'.AF17" chart:label-cell-address="'raw-results'.AF1:'raw-results'.AF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R1:'raw-results'.R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complete</text:p>
                <draw:g>
                  <svg:desc>'raw-results'.AA1:'raw-results'.AA1</svg:desc>
                </draw:g>
              </table:table-cell>
              <table:table-cell office:value-type="string">
                <text:p>ml-contextualized-no</text:p>
                <draw:g>
                  <svg:desc>'raw-results'.AB1:'raw-results'.AB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complete</text:p>
                <draw:g>
                  <svg:desc>'raw-results'.AD1:'raw-results'.AD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44">
                <text:p>0.8844</text:p>
                <draw:g>
                  <svg:desc>'raw-results'.C7:'raw-results'.C17</svg:desc>
                </draw:g>
              </table:table-cell>
              <table:table-cell office:value-type="float" office:value="0.9348">
                <text:p>0.9348</text:p>
                <draw:g>
                  <svg:desc>'raw-results'.D7:'raw-results'.D17</svg:desc>
                </draw:g>
              </table:table-cell>
              <table:table-cell office:value-type="float" office:value="0.928">
                <text:p>0.928</text:p>
                <draw:g>
                  <svg:desc>'raw-results'.E7:'raw-results'.E17</svg:desc>
                </draw:g>
              </table:table-cell>
              <table:table-cell office:value-type="float" office:value="0.8835">
                <text:p>0.8835</text:p>
                <draw:g>
                  <svg:desc>'raw-results'.F7:'raw-results'.F17</svg:desc>
                </draw:g>
              </table:table-cell>
              <table:table-cell office:value-type="float" office:value="0.779">
                <text:p>0.779</text:p>
                <draw:g>
                  <svg:desc>'raw-results'.G7:'raw-results'.G17</svg:desc>
                </draw:g>
              </table:table-cell>
              <table:table-cell office:value-type="float" office:value="0.9298">
                <text:p>0.9298</text:p>
                <draw:g>
                  <svg:desc>'raw-results'.H7:'raw-results'.H17</svg:desc>
                </draw:g>
              </table:table-cell>
              <table:table-cell office:value-type="float" office:value="0.8877">
                <text:p>0.8877</text:p>
                <draw:g>
                  <svg:desc>'raw-results'.I7:'raw-results'.I17</svg:desc>
                </draw:g>
              </table:table-cell>
              <table:table-cell office:value-type="float" office:value="0.9204">
                <text:p>0.9204</text:p>
                <draw:g>
                  <svg:desc>'raw-results'.J7:'raw-results'.J17</svg:desc>
                </draw:g>
              </table:table-cell>
              <table:table-cell office:value-type="float" office:value="0.9204">
                <text:p>0.9204</text:p>
                <draw:g>
                  <svg:desc>'raw-results'.K7:'raw-results'.K17</svg:desc>
                </draw:g>
              </table:table-cell>
              <table:table-cell office:value-type="float" office:value="0.8871">
                <text:p>0.8871</text:p>
                <draw:g>
                  <svg:desc>'raw-results'.R7:'raw-results'.R17</svg:desc>
                </draw:g>
              </table:table-cell>
              <table:table-cell office:value-type="float" office:value="0.8782">
                <text:p>0.8782</text:p>
                <draw:g>
                  <svg:desc>'raw-results'.S7:'raw-results'.S17</svg:desc>
                </draw:g>
              </table:table-cell>
              <table:table-cell office:value-type="float" office:value="0.9202">
                <text:p>0.9202</text:p>
                <draw:g>
                  <svg:desc>'raw-results'.T7:'raw-results'.T17</svg:desc>
                </draw:g>
              </table:table-cell>
              <table:table-cell office:value-type="float" office:value="0.856">
                <text:p>0.856</text:p>
                <draw:g>
                  <svg:desc>'raw-results'.AA7:'raw-results'.AA17</svg:desc>
                </draw:g>
              </table:table-cell>
              <table:table-cell office:value-type="float" office:value="0.8758">
                <text:p>0.8758</text:p>
                <draw:g>
                  <svg:desc>'raw-results'.AB7:'raw-results'.AB17</svg:desc>
                </draw:g>
              </table:table-cell>
              <table:table-cell office:value-type="float" office:value="0.9169">
                <text:p>0.9169</text:p>
                <draw:g>
                  <svg:desc>'raw-results'.AC7:'raw-results'.AC17</svg:desc>
                </draw:g>
              </table:table-cell>
              <table:table-cell office:value-type="float" office:value="0.8536">
                <text:p>0.8536</text:p>
                <draw:g>
                  <svg:desc>'raw-results'.AD7:'raw-results'.AD17</svg:desc>
                </draw:g>
              </table:table-cell>
              <table:table-cell office:value-type="float" office:value="0.7518">
                <text:p>0.7518</text:p>
                <draw:g>
                  <svg:desc>'raw-results'.AE7:'raw-results'.AE17</svg:desc>
                </draw:g>
              </table:table-cell>
              <table:table-cell office:value-type="float" office:value="0.9151">
                <text:p>0.9151</text:p>
                <draw:g>
                  <svg:desc>'raw-results'.AF7:'raw-results'.A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18">
                <text:p>0.8018</text:p>
              </table:table-cell>
              <table:table-cell office:value-type="float" office:value="0.843">
                <text:p>0.843</text:p>
              </table:table-cell>
              <table:table-cell office:value-type="float" office:value="0.8453">
                <text:p>0.8453</text:p>
              </table:table-cell>
              <table:table-cell office:value-type="float" office:value="0.8048">
                <text:p>0.8048</text:p>
              </table:table-cell>
              <table:table-cell office:value-type="float" office:value="0.6274">
                <text:p>0.6274</text:p>
              </table:table-cell>
              <table:table-cell office:value-type="float" office:value="0.8421">
                <text:p>0.8421</text:p>
              </table:table-cell>
              <table:table-cell office:value-type="float" office:value="0.8164">
                <text:p>0.8164</text:p>
              </table:table-cell>
              <table:table-cell office:value-type="float" office:value="0.8495">
                <text:p>0.8495</text:p>
              </table:table-cell>
              <table:table-cell office:value-type="float" office:value="0.8463">
                <text:p>0.8463</text:p>
              </table:table-cell>
              <table:table-cell office:value-type="float" office:value="0.8092">
                <text:p>0.8092</text:p>
              </table:table-cell>
              <table:table-cell office:value-type="float" office:value="0.7257">
                <text:p>0.7257</text:p>
              </table:table-cell>
              <table:table-cell office:value-type="float" office:value="0.8366">
                <text:p>0.8366</text:p>
              </table:table-cell>
              <table:table-cell office:value-type="float" office:value="0.7494">
                <text:p>0.7494</text:p>
              </table:table-cell>
              <table:table-cell office:value-type="float" office:value="0.7496">
                <text:p>0.7496</text:p>
              </table:table-cell>
              <table:table-cell office:value-type="float" office:value="0.8251">
                <text:p>0.8251</text:p>
              </table:table-cell>
              <table:table-cell office:value-type="float" office:value="0.7416">
                <text:p>0.7416</text:p>
              </table:table-cell>
              <table:table-cell office:value-type="float" office:value="0.616">
                <text:p>0.616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4">
                <text:p>0.7114</text:p>
              </table:table-cell>
              <table:table-cell office:value-type="float" office:value="0.7457">
                <text:p>0.7457</text:p>
              </table:table-cell>
              <table:table-cell office:value-type="float" office:value="0.7669">
                <text:p>0.7669</text:p>
              </table:table-cell>
              <table:table-cell office:value-type="float" office:value="0.7083">
                <text:p>0.7083</text:p>
              </table:table-cell>
              <table:table-cell office:value-type="float" office:value="0.4878">
                <text:p>0.4878</text:p>
              </table:table-cell>
              <table:table-cell office:value-type="float" office:value="0.7695">
                <text:p>0.7695</text:p>
              </table:table-cell>
              <table:table-cell office:value-type="float" office:value="0.6976">
                <text:p>0.6976</text:p>
              </table:table-cell>
              <table:table-cell office:value-type="float" office:value="0.7592">
                <text:p>0.7592</text:p>
              </table:table-cell>
              <table:table-cell office:value-type="float" office:value="0.7574">
                <text:p>0.7574</text:p>
              </table:table-cell>
              <table:table-cell office:value-type="float" office:value="0.6993">
                <text:p>0.6993</text:p>
              </table:table-cell>
              <table:table-cell office:value-type="float" office:value="0.6096">
                <text:p>0.6096</text:p>
              </table:table-cell>
              <table:table-cell office:value-type="float" office:value="0.7638">
                <text:p>0.7638</text:p>
              </table:table-cell>
              <table:table-cell office:value-type="float" office:value="0.6067">
                <text:p>0.6067</text:p>
              </table:table-cell>
              <table:table-cell office:value-type="float" office:value="0.6065">
                <text:p>0.6065</text:p>
              </table:table-cell>
              <table:table-cell office:value-type="float" office:value="0.6851">
                <text:p>0.6851</text:p>
              </table:table-cell>
              <table:table-cell office:value-type="float" office:value="0.5947">
                <text:p>0.5947</text:p>
              </table:table-cell>
              <table:table-cell office:value-type="float" office:value="0.485">
                <text:p>0.485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1">
                <text:p>0.5481</text:p>
              </table:table-cell>
              <table:table-cell office:value-type="float" office:value="0.638">
                <text:p>0.638</text:p>
              </table:table-cell>
              <table:table-cell office:value-type="float" office:value="0.6691">
                <text:p>0.6691</text:p>
              </table:table-cell>
              <table:table-cell office:value-type="float" office:value="0.5411">
                <text:p>0.5411</text:p>
              </table:table-cell>
              <table:table-cell office:value-type="float" office:value="0.3421">
                <text:p>0.3421</text:p>
              </table:table-cell>
              <table:table-cell office:value-type="float" office:value="0.6627">
                <text:p>0.6627</text:p>
              </table:table-cell>
              <table:table-cell office:value-type="float" office:value="0.5387">
                <text:p>0.5387</text:p>
              </table:table-cell>
              <table:table-cell office:value-type="float" office:value="0.6515">
                <text:p>0.6515</text:p>
              </table:table-cell>
              <table:table-cell office:value-type="float" office:value="0.6515">
                <text:p>0.6515</text:p>
              </table:table-cell>
              <table:table-cell office:value-type="float" office:value="0.5376">
                <text:p>0.5376</text:p>
              </table:table-cell>
              <table:table-cell office:value-type="float" office:value="0.4808">
                <text:p>0.4808</text:p>
              </table:table-cell>
              <table:table-cell office:value-type="float" office:value="0.6519">
                <text:p>0.6519</text:p>
              </table:table-cell>
              <table:table-cell office:value-type="float" office:value="0.4504">
                <text:p>0.4504</text:p>
              </table:table-cell>
              <table:table-cell office:value-type="float" office:value="0.4714">
                <text:p>0.4714</text:p>
              </table:table-cell>
              <table:table-cell office:value-type="float" office:value="0.5375">
                <text:p>0.5375</text:p>
              </table:table-cell>
              <table:table-cell office:value-type="float" office:value="0.4446">
                <text:p>0.4446</text:p>
              </table:table-cell>
              <table:table-cell office:value-type="float" office:value="0.3576">
                <text:p>0.3576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97">
                <text:p>0.4497</text:p>
              </table:table-cell>
              <table:table-cell office:value-type="float" office:value="0.527">
                <text:p>0.527</text:p>
              </table:table-cell>
              <table:table-cell office:value-type="float" office:value="0.5191">
                <text:p>0.5191</text:p>
              </table:table-cell>
              <table:table-cell office:value-type="float" office:value="0.4311">
                <text:p>0.4311</text:p>
              </table:table-cell>
              <table:table-cell office:value-type="float" office:value="0.2729">
                <text:p>0.2729</text:p>
              </table:table-cell>
              <table:table-cell office:value-type="float" office:value="0.5138">
                <text:p>0.5138</text:p>
              </table:table-cell>
              <table:table-cell office:value-type="float" office:value="0.4466">
                <text:p>0.4466</text:p>
              </table:table-cell>
              <table:table-cell office:value-type="float" office:value="0.5098">
                <text:p>0.5098</text:p>
              </table:table-cell>
              <table:table-cell office:value-type="float" office:value="0.5098">
                <text:p>0.5098</text:p>
              </table:table-cell>
              <table:table-cell office:value-type="float" office:value="0.428">
                <text:p>0.428</text:p>
              </table:table-cell>
              <table:table-cell office:value-type="float" office:value="0.3418">
                <text:p>0.3418</text:p>
              </table:table-cell>
              <table:table-cell office:value-type="float" office:value="0.4963">
                <text:p>0.4963</text:p>
              </table:table-cell>
              <table:table-cell office:value-type="float" office:value="0.3521">
                <text:p>0.3521</text:p>
              </table:table-cell>
              <table:table-cell office:value-type="float" office:value="0.3512">
                <text:p>0.3512</text:p>
              </table:table-cell>
              <table:table-cell office:value-type="float" office:value="0.4027">
                <text:p>0.4027</text:p>
              </table:table-cell>
              <table:table-cell office:value-type="float" office:value="0.3491">
                <text:p>0.3491</text:p>
              </table:table-cell>
              <table:table-cell office:value-type="float" office:value="0.2299">
                <text:p>0.2299</text:p>
              </table:table-cell>
              <table:table-cell office:value-type="float" office:value="0.3992">
                <text:p>0.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6">
                <text:p>0.3446</text:p>
              </table:table-cell>
              <table:table-cell office:value-type="float" office:value="0.3862">
                <text:p>0.3862</text:p>
              </table:table-cell>
              <table:table-cell office:value-type="float" office:value="0.3961">
                <text:p>0.3961</text:p>
              </table:table-cell>
              <table:table-cell office:value-type="float" office:value="0.3214">
                <text:p>0.3214</text:p>
              </table:table-cell>
              <table:table-cell office:value-type="float" office:value="0.1909">
                <text:p>0.1909</text:p>
              </table:table-cell>
              <table:table-cell office:value-type="float" office:value="0.3764">
                <text:p>0.3764</text:p>
              </table:table-cell>
              <table:table-cell office:value-type="float" office:value="0.3413">
                <text:p>0.3413</text:p>
              </table:table-cell>
              <table:table-cell office:value-type="float" office:value="0.3964">
                <text:p>0.3964</text:p>
              </table:table-cell>
              <table:table-cell office:value-type="float" office:value="0.3964">
                <text:p>0.3964</text:p>
              </table:table-cell>
              <table:table-cell office:value-type="float" office:value="0.3217">
                <text:p>0.3217</text:p>
              </table:table-cell>
              <table:table-cell office:value-type="float" office:value="0.2461">
                <text:p>0.2461</text:p>
              </table:table-cell>
              <table:table-cell office:value-type="float" office:value="0.3641">
                <text:p>0.3641</text:p>
              </table:table-cell>
              <table:table-cell office:value-type="float" office:value="0.274">
                <text:p>0.274</text:p>
              </table:table-cell>
              <table:table-cell office:value-type="float" office:value="0.26">
                <text:p>0.26</text:p>
              </table:table-cell>
              <table:table-cell office:value-type="float" office:value="0.3071">
                <text:p>0.3071</text:p>
              </table:table-cell>
              <table:table-cell office:value-type="float" office:value="0.2581">
                <text:p>0.2581</text:p>
              </table:table-cell>
              <table:table-cell office:value-type="float" office:value="0.177">
                <text:p>0.177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92">
                <text:p>0.2792</text:p>
              </table:table-cell>
              <table:table-cell office:value-type="float" office:value="0.2868">
                <text:p>0.2868</text:p>
              </table:table-cell>
              <table:table-cell office:value-type="float" office:value="0.2973">
                <text:p>0.2973</text:p>
              </table:table-cell>
              <table:table-cell office:value-type="float" office:value="0.2547">
                <text:p>0.2547</text:p>
              </table:table-cell>
              <table:table-cell office:value-type="float" office:value="0.1205">
                <text:p>0.1205</text:p>
              </table:table-cell>
              <table:table-cell office:value-type="float" office:value="0.2739">
                <text:p>0.2739</text:p>
              </table:table-cell>
              <table:table-cell office:value-type="float" office:value="0.2465">
                <text:p>0.2465</text:p>
              </table:table-cell>
              <table:table-cell office:value-type="float" office:value="0.2894">
                <text:p>0.2894</text:p>
              </table:table-cell>
              <table:table-cell office:value-type="float" office:value="0.2894">
                <text:p>0.2894</text:p>
              </table:table-cell>
              <table:table-cell office:value-type="float" office:value="0.2345">
                <text:p>0.2345</text:p>
              </table:table-cell>
              <table:table-cell office:value-type="float" office:value="0.1744">
                <text:p>0.1744</text:p>
              </table:table-cell>
              <table:table-cell office:value-type="float" office:value="0.2801">
                <text:p>0.2801</text:p>
              </table:table-cell>
              <table:table-cell office:value-type="float" office:value="0.2359">
                <text:p>0.2359</text:p>
              </table:table-cell>
              <table:table-cell office:value-type="float" office:value="0.2069">
                <text:p>0.2069</text:p>
              </table:table-cell>
              <table:table-cell office:value-type="float" office:value="0.2453">
                <text:p>0.2453</text:p>
              </table:table-cell>
              <table:table-cell office:value-type="float" office:value="0.2257">
                <text:p>0.2257</text:p>
              </table:table-cell>
              <table:table-cell office:value-type="float" office:value="0.1031">
                <text:p>0.103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4">
                <text:p>0.2574</text:p>
              </table:table-cell>
              <table:table-cell office:value-type="float" office:value="0.2567">
                <text:p>0.2567</text:p>
              </table:table-cell>
              <table:table-cell office:value-type="float" office:value="0.2648">
                <text:p>0.2648</text:p>
              </table:table-cell>
              <table:table-cell office:value-type="float" office:value="0.2408">
                <text:p>0.2408</text:p>
              </table:table-cell>
              <table:table-cell office:value-type="float" office:value="0.1205">
                <text:p>0.1205</text:p>
              </table:table-cell>
              <table:table-cell office:value-type="float" office:value="0.2472">
                <text:p>0.2472</text:p>
              </table:table-cell>
              <table:table-cell office:value-type="float" office:value="0.2118">
                <text:p>0.2118</text:p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  <table:table-cell office:value-type="float" office:value="0.2027">
                <text:p>0.2027</text:p>
              </table:table-cell>
              <table:table-cell office:value-type="float" office:value="0.1484">
                <text:p>0.1484</text:p>
              </table:table-cell>
              <table:table-cell office:value-type="float" office:value="0.2212">
                <text:p>0.2212</text:p>
              </table:table-cell>
              <table:table-cell office:value-type="float" office:value="0.2167">
                <text:p>0.2167</text:p>
              </table:table-cell>
              <table:table-cell office:value-type="float" office:value="0.187">
                <text:p>0.187</text:p>
              </table:table-cell>
              <table:table-cell office:value-type="float" office:value="0.2264">
                <text:p>0.2264</text:p>
              </table:table-cell>
              <table:table-cell office:value-type="float" office:value="0.2101">
                <text:p>0.2101</text:p>
              </table:table-cell>
              <table:table-cell office:value-type="float" office:value="0.0969">
                <text:p>0.0969</text:p>
              </table:table-cell>
              <table:table-cell office:value-type="float" office:value="0.2166">
                <text:p>0.2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  <table:table-cell office:value-type="float" office:value="0.2142">
                <text:p>0.2142</text:p>
              </table:table-cell>
              <table:table-cell office:value-type="float" office:value="0.1924">
                <text:p>0.1924</text:p>
              </table:table-cell>
              <table:table-cell office:value-type="float" office:value="0.0941">
                <text:p>0.0941</text:p>
              </table:table-cell>
              <table:table-cell office:value-type="float" office:value="0.21">
                <text:p>0.21</text:p>
              </table:table-cell>
              <table:table-cell office:value-type="float" office:value="0.1636">
                <text:p>0.1636</text:p>
              </table:table-cell>
              <table:table-cell office:value-type="float" office:value="0.1762">
                <text:p>0.1762</text:p>
              </table:table-cell>
              <table:table-cell office:value-type="float" office:value="0.1762">
                <text:p>0.1762</text:p>
              </table:table-cell>
              <table:table-cell office:value-type="float" office:value="0.1607">
                <text:p>0.1607</text:p>
              </table:table-cell>
              <table:table-cell office:value-type="float" office:value="0.1193">
                <text:p>0.1193</text:p>
              </table:table-cell>
              <table:table-cell office:value-type="float" office:value="0.1784">
                <text:p>0.1784</text:p>
              </table:table-cell>
              <table:table-cell office:value-type="float" office:value="0.1587">
                <text:p>0.1587</text:p>
              </table:table-cell>
              <table:table-cell office:value-type="float" office:value="0.1742">
                <text:p>0.1742</text:p>
              </table:table-cell>
              <table:table-cell office:value-type="float" office:value="0.1836">
                <text:p>0.1836</text:p>
              </table:table-cell>
              <table:table-cell office:value-type="float" office:value="0.1395">
                <text:p>0.1395</text:p>
              </table:table-cell>
              <table:table-cell office:value-type="float" office:value="0.0738">
                <text:p>0.0738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4.073cm" svg:y="0.446cm" chart:style-name="ch2">
          <text:p>NDCG</text:p>
        </chart:title>
        <chart:legend chart:legend-position="end" svg:x="23.714cm" svg:y="3.241cm" style:legend-expansion="high" chart:style-name="ch3"/>
        <chart:plot-area chart:style-name="ch4" table:cell-range-address="'raw-results'.C1:'raw-results'.K1 'raw-results'.C18:'raw-results'.K37 'raw-results'.R1:'raw-results'.T1 'raw-results'.R18:'raw-results'.T37 'raw-results'.AA1:'raw-results'.AF1 'raw-results'.AA18:'raw-results'.AF37" chart:data-source-has-labels="row" svg:x="1.042cm" svg:y="2.181cm" svg:width="21.488cm" svg:height="12.636cm">
          <chartooo:coordinate-region svg:x="1.954cm" svg:y="2.38cm" svg:width="20.39cm" svg:height="11.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8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9" chart:values-cell-range-address="'raw-results'.T18:'raw-results'.T37" chart:label-cell-address="'raw-results'.T1:'raw-results'.T1" chart:class="chart:line">
            <chart:data-point chart:repeated="20"/>
          </chart:series>
          <chart:series chart:style-name="ch20" chart:values-cell-range-address="'raw-results'.AA18:'raw-results'.AA37" chart:label-cell-address="'raw-results'.AA1:'raw-results'.AA1" chart:class="chart:line">
            <chart:data-point chart:repeated="20"/>
          </chart:series>
          <chart:series chart:style-name="ch21" chart:values-cell-range-address="'raw-results'.AB18:'raw-results'.AB37" chart:label-cell-address="'raw-results'.AB1:'raw-results'.AB1" chart:class="chart:line">
            <chart:data-point chart:repeated="20"/>
          </chart:series>
          <chart:series chart:style-name="ch22" chart:values-cell-range-address="'raw-results'.AC18:'raw-results'.AC37" chart:label-cell-address="'raw-results'.AC1:'raw-results'.AC1" chart:class="chart:line">
            <chart:data-point chart:repeated="20"/>
          </chart:series>
          <chart:series chart:style-name="ch11" chart:values-cell-range-address="'raw-results'.AD18:'raw-results'.AD37" chart:label-cell-address="'raw-results'.AD1:'raw-results'.AD1" chart:class="chart:line">
            <chart:data-point chart:repeated="20"/>
          </chart:series>
          <chart:series chart:style-name="ch12" chart:values-cell-range-address="'raw-results'.AE18:'raw-results'.AE37" chart:label-cell-address="'raw-results'.AE1:'raw-results'.AE1" chart:class="chart:line">
            <chart:data-point chart:repeated="20"/>
          </chart:series>
          <chart:series chart:style-name="ch13" chart:values-cell-range-address="'raw-results'.AF18:'raw-results'.AF37" chart:label-cell-address="'raw-results'.AF1:'raw-results'.AF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R1:'raw-results'.R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complete</text:p>
                <draw:g>
                  <svg:desc>'raw-results'.AA1:'raw-results'.AA1</svg:desc>
                </draw:g>
              </table:table-cell>
              <table:table-cell office:value-type="string">
                <text:p>ml-contextualized-no</text:p>
                <draw:g>
                  <svg:desc>'raw-results'.AB1:'raw-results'.AB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complete</text:p>
                <draw:g>
                  <svg:desc>'raw-results'.AD1:'raw-results'.AD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1">
                <text:p>0.7051</text:p>
                <draw:g>
                  <svg:desc>'raw-results'.C18:'raw-results'.C37</svg:desc>
                </draw:g>
              </table:table-cell>
              <table:table-cell office:value-type="float" office:value="0.7564">
                <text:p>0.7564</text:p>
                <draw:g>
                  <svg:desc>'raw-results'.D18:'raw-results'.D37</svg:desc>
                </draw:g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6923">
                <text:p>0.6923</text:p>
                <draw:g>
                  <svg:desc>'raw-results'.F18:'raw-results'.F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0.7692">
                <text:p>0.7692</text:p>
                <draw:g>
                  <svg:desc>'raw-results'.J18:'raw-results'.J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7179">
                <text:p>0.7179</text:p>
                <draw:g>
                  <svg:desc>'raw-results'.R18:'raw-results'.R37</svg:desc>
                </draw:g>
              </table:table-cell>
              <table:table-cell office:value-type="float" office:value="0.641">
                <text:p>0.641</text:p>
                <draw:g>
                  <svg:desc>'raw-results'.S18:'raw-results'.S37</svg:desc>
                </draw:g>
              </table:table-cell>
              <table:table-cell office:value-type="float" office:value="0.7692">
                <text:p>0.7692</text:p>
                <draw:g>
                  <svg:desc>'raw-results'.T18:'raw-results'.T37</svg:desc>
                </draw:g>
              </table:table-cell>
              <table:table-cell office:value-type="float" office:value="0.6538">
                <text:p>0.6538</text:p>
                <draw:g>
                  <svg:desc>'raw-results'.AA18:'raw-results'.AA37</svg:desc>
                </draw:g>
              </table:table-cell>
              <table:table-cell office:value-type="float" office:value="0.6923">
                <text:p>0.6923</text:p>
                <draw:g>
                  <svg:desc>'raw-results'.AB18:'raw-results'.AB37</svg:desc>
                </draw:g>
              </table:table-cell>
              <table:table-cell office:value-type="float" office:value="0.7179">
                <text:p>0.7179</text:p>
                <draw:g>
                  <svg:desc>'raw-results'.AC18:'raw-results'.AC37</svg:desc>
                </draw:g>
              </table:table-cell>
              <table:table-cell office:value-type="float" office:value="0.6538">
                <text:p>0.6538</text:p>
                <draw:g>
                  <svg:desc>'raw-results'.AD18:'raw-results'.AD37</svg:desc>
                </draw:g>
              </table:table-cell>
              <table:table-cell office:value-type="float" office:value="0.5513">
                <text:p>0.5513</text:p>
                <draw:g>
                  <svg:desc>'raw-results'.AE18:'raw-results'.AE37</svg:desc>
                </draw:g>
              </table:table-cell>
              <table:table-cell office:value-type="float" office:value="0.7308">
                <text:p>0.7308</text:p>
                <draw:g>
                  <svg:desc>'raw-results'.AF18:'raw-results'.A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55">
                <text:p>0.6555</text:p>
              </table:table-cell>
              <table:table-cell office:value-type="float" office:value="0.6969">
                <text:p>0.6969</text:p>
              </table:table-cell>
              <table:table-cell office:value-type="float" office:value="0.6841">
                <text:p>0.6841</text:p>
              </table:table-cell>
              <table:table-cell office:value-type="float" office:value="0.6378">
                <text:p>0.6378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095">
                <text:p>0.6095</text:p>
              </table:table-cell>
              <table:table-cell office:value-type="float" office:value="0.6471">
                <text:p>0.6471</text:p>
              </table:table-cell>
              <table:table-cell office:value-type="float" office:value="0.6471">
                <text:p>0.6471</text:p>
              </table:table-cell>
              <table:table-cell office:value-type="float" office:value="0.6058">
                <text:p>0.6058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054">
                <text:p>0.6054</text:p>
              </table:table-cell>
              <table:table-cell office:value-type="float" office:value="0.6519">
                <text:p>0.6519</text:p>
              </table:table-cell>
              <table:table-cell office:value-type="float" office:value="0.6516">
                <text:p>0.6516</text:p>
              </table:table-cell>
              <table:table-cell office:value-type="float" office:value="0.6005">
                <text:p>0.6005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">
                <text:p>0.6031</text:p>
              </table:table-cell>
              <table:table-cell office:value-type="float" office:value="0.6354">
                <text:p>0.6354</text:p>
              </table:table-cell>
              <table:table-cell office:value-type="float" office:value="0.6319">
                <text:p>0.6319</text:p>
              </table:table-cell>
              <table:table-cell office:value-type="float" office:value="0.6117">
                <text:p>0.6117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069">
                <text:p>0.6069</text:p>
              </table:table-cell>
              <table:table-cell office:value-type="float" office:value="0.6319">
                <text:p>0.6319</text:p>
              </table:table-cell>
              <table:table-cell office:value-type="float" office:value="0.6319">
                <text:p>0.6319</text:p>
              </table:table-cell>
              <table:table-cell office:value-type="float" office:value="0.5991">
                <text:p>0.5991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5911">
                <text:p>0.5911</text:p>
              </table:table-cell>
              <table:table-cell office:value-type="float" office:value="0.5939">
                <text:p>0.5939</text:p>
              </table:table-cell>
              <table:table-cell office:value-type="float" office:value="0.6435">
                <text:p>0.6435</text:p>
              </table:table-cell>
              <table:table-cell office:value-type="float" office:value="0.5687">
                <text:p>0.5687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9">
                <text:p>0.5909</text:p>
              </table:table-cell>
              <table:table-cell office:value-type="float" office:value="0.6102">
                <text:p>0.6102</text:p>
              </table:table-cell>
              <table:table-cell office:value-type="float" office:value="0.6132">
                <text:p>0.6132</text:p>
              </table:table-cell>
              <table:table-cell office:value-type="float" office:value="0.5825">
                <text:p>0.5825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5972">
                <text:p>0.5972</text:p>
              </table:table-cell>
              <table:table-cell office:value-type="float" office:value="0.6205">
                <text:p>0.6205</text:p>
              </table:table-cell>
              <table:table-cell office:value-type="float" office:value="0.6205">
                <text:p>0.6205</text:p>
              </table:table-cell>
              <table:table-cell office:value-type="float" office:value="0.5818">
                <text:p>0.5818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5772">
                <text:p>0.5772</text:p>
              </table:table-cell>
              <table:table-cell office:value-type="float" office:value="0.5798">
                <text:p>0.5798</text:p>
              </table:table-cell>
              <table:table-cell office:value-type="float" office:value="0.6231">
                <text:p>0.6231</text:p>
              </table:table-cell>
              <table:table-cell office:value-type="float" office:value="0.5509">
                <text:p>0.5509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3">
                <text:p>0.5903</text:p>
              </table:table-cell>
              <table:table-cell office:value-type="float" office:value="0.6173">
                <text:p>0.6173</text:p>
              </table:table-cell>
              <table:table-cell office:value-type="float" office:value="0.624">
                <text:p>0.624</text:p>
              </table:table-cell>
              <table:table-cell office:value-type="float" office:value="0.5778">
                <text:p>0.5778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5787">
                <text:p>0.5787</text:p>
              </table:table-cell>
              <table:table-cell office:value-type="float" office:value="0.6166">
                <text:p>0.6166</text:p>
              </table:table-cell>
              <table:table-cell office:value-type="float" office:value="0.6166">
                <text:p>0.6166</text:p>
              </table:table-cell>
              <table:table-cell office:value-type="float" office:value="0.5911">
                <text:p>0.5911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5633">
                <text:p>0.5633</text:p>
              </table:table-cell>
              <table:table-cell office:value-type="float" office:value="0.5554">
                <text:p>0.5554</text:p>
              </table:table-cell>
              <table:table-cell office:value-type="float" office:value="0.604">
                <text:p>0.604</text:p>
              </table:table-cell>
              <table:table-cell office:value-type="float" office:value="0.5444">
                <text:p>0.544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1">
                <text:p>0.5861</text:p>
              </table:table-cell>
              <table:table-cell office:value-type="float" office:value="0.6157">
                <text:p>0.6157</text:p>
              </table:table-cell>
              <table:table-cell office:value-type="float" office:value="0.6188">
                <text:p>0.6188</text:p>
              </table:table-cell>
              <table:table-cell office:value-type="float" office:value="0.5759">
                <text:p>0.5759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5886">
                <text:p>0.5886</text:p>
              </table:table-cell>
              <table:table-cell office:value-type="float" office:value="0.6228">
                <text:p>0.6228</text:p>
              </table:table-cell>
              <table:table-cell office:value-type="float" office:value="0.6228">
                <text:p>0.6228</text:p>
              </table:table-cell>
              <table:table-cell office:value-type="float" office:value="0.5908">
                <text:p>0.590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531">
                <text:p>0.5531</text:p>
              </table:table-cell>
              <table:table-cell office:value-type="float" office:value="0.5457">
                <text:p>0.5457</text:p>
              </table:table-cell>
              <table:table-cell office:value-type="float" office:value="0.5967">
                <text:p>0.5967</text:p>
              </table:table-cell>
              <table:table-cell office:value-type="float" office:value="0.5406">
                <text:p>0.5406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5">
                <text:p>0.5895</text:p>
              </table:table-cell>
              <table:table-cell office:value-type="float" office:value="0.6105">
                <text:p>0.6105</text:p>
              </table:table-cell>
              <table:table-cell office:value-type="float" office:value="0.6149">
                <text:p>0.6149</text:p>
              </table:table-cell>
              <table:table-cell office:value-type="float" office:value="0.583">
                <text:p>0.583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5845">
                <text:p>0.5845</text:p>
              </table:table-cell>
              <table:table-cell office:value-type="float" office:value="0.623">
                <text:p>0.623</text:p>
              </table:table-cell>
              <table:table-cell office:value-type="float" office:value="0.6218">
                <text:p>0.6218</text:p>
              </table:table-cell>
              <table:table-cell office:value-type="float" office:value="0.5843">
                <text:p>0.5843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481">
                <text:p>0.5481</text:p>
              </table:table-cell>
              <table:table-cell office:value-type="float" office:value="0.5405">
                <text:p>0.5405</text:p>
              </table:table-cell>
              <table:table-cell office:value-type="float" office:value="0.5916">
                <text:p>0.5916</text:p>
              </table:table-cell>
              <table:table-cell office:value-type="float" office:value="0.5382">
                <text:p>0.5382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4">
                <text:p>0.5934</text:p>
              </table:table-cell>
              <table:table-cell office:value-type="float" office:value="0.6083">
                <text:p>0.6083</text:p>
              </table:table-cell>
              <table:table-cell office:value-type="float" office:value="0.6188">
                <text:p>0.6188</text:p>
              </table:table-cell>
              <table:table-cell office:value-type="float" office:value="0.576">
                <text:p>0.576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5893">
                <text:p>0.5893</text:p>
              </table:table-cell>
              <table:table-cell office:value-type="float" office:value="0.6288">
                <text:p>0.6288</text:p>
              </table:table-cell>
              <table:table-cell office:value-type="float" office:value="0.6277">
                <text:p>0.6277</text:p>
              </table:table-cell>
              <table:table-cell office:value-type="float" office:value="0.579">
                <text:p>0.579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49">
                <text:p>0.549</text:p>
              </table:table-cell>
              <table:table-cell office:value-type="float" office:value="0.5336">
                <text:p>0.5336</text:p>
              </table:table-cell>
              <table:table-cell office:value-type="float" office:value="0.587">
                <text:p>0.587</text:p>
              </table:table-cell>
              <table:table-cell office:value-type="float" office:value="0.5324">
                <text:p>0.5324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1">
                <text:p>0.5911</text:p>
              </table:table-cell>
              <table:table-cell office:value-type="float" office:value="0.6018">
                <text:p>0.6018</text:p>
              </table:table-cell>
              <table:table-cell office:value-type="float" office:value="0.6163">
                <text:p>0.6163</text:p>
              </table:table-cell>
              <table:table-cell office:value-type="float" office:value="0.5789">
                <text:p>0.5789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5883">
                <text:p>0.5883</text:p>
              </table:table-cell>
              <table:table-cell office:value-type="float" office:value="0.6265">
                <text:p>0.6265</text:p>
              </table:table-cell>
              <table:table-cell office:value-type="float" office:value="0.6264">
                <text:p>0.6264</text:p>
              </table:table-cell>
              <table:table-cell office:value-type="float" office:value="0.5782">
                <text:p>0.5782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454">
                <text:p>0.5454</text:p>
              </table:table-cell>
              <table:table-cell office:value-type="float" office:value="0.5289">
                <text:p>0.5289</text:p>
              </table:table-cell>
              <table:table-cell office:value-type="float" office:value="0.5841">
                <text:p>0.5841</text:p>
              </table:table-cell>
              <table:table-cell office:value-type="float" office:value="0.5304">
                <text:p>0.5304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">
                <text:p>0.5909</text:p>
              </table:table-cell>
              <table:table-cell office:value-type="float" office:value="0.5998">
                <text:p>0.5998</text:p>
              </table:table-cell>
              <table:table-cell office:value-type="float" office:value="0.619">
                <text:p>0.619</text:p>
              </table:table-cell>
              <table:table-cell office:value-type="float" office:value="0.5731">
                <text:p>0.5731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5812">
                <text:p>0.5812</text:p>
              </table:table-cell>
              <table:table-cell office:value-type="float" office:value="0.6216">
                <text:p>0.6216</text:p>
              </table:table-cell>
              <table:table-cell office:value-type="float" office:value="0.6215">
                <text:p>0.6215</text:p>
              </table:table-cell>
              <table:table-cell office:value-type="float" office:value="0.5728">
                <text:p>0.5728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481">
                <text:p>0.5481</text:p>
              </table:table-cell>
              <table:table-cell office:value-type="float" office:value="0.5226">
                <text:p>0.5226</text:p>
              </table:table-cell>
              <table:table-cell office:value-type="float" office:value="0.5827">
                <text:p>0.5827</text:p>
              </table:table-cell>
              <table:table-cell office:value-type="float" office:value="0.5269">
                <text:p>0.5269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8">
                <text:p>0.5958</text:p>
              </table:table-cell>
              <table:table-cell office:value-type="float" office:value="0.6029">
                <text:p>0.6029</text:p>
              </table:table-cell>
              <table:table-cell office:value-type="float" office:value="0.6251">
                <text:p>0.6251</text:p>
              </table:table-cell>
              <table:table-cell office:value-type="float" office:value="0.5707">
                <text:p>0.5707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5766">
                <text:p>0.5766</text:p>
              </table:table-cell>
              <table:table-cell office:value-type="float" office:value="0.6201">
                <text:p>0.6201</text:p>
              </table:table-cell>
              <table:table-cell office:value-type="float" office:value="0.62">
                <text:p>0.62</text:p>
              </table:table-cell>
              <table:table-cell office:value-type="float" office:value="0.5719">
                <text:p>0.5719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454">
                <text:p>0.5454</text:p>
              </table:table-cell>
              <table:table-cell office:value-type="float" office:value="0.5173">
                <text:p>0.5173</text:p>
              </table:table-cell>
              <table:table-cell office:value-type="float" office:value="0.5787">
                <text:p>0.5787</text:p>
              </table:table-cell>
              <table:table-cell office:value-type="float" office:value="0.524">
                <text:p>0.524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19">
                <text:p>0.5919</text:p>
              </table:table-cell>
              <table:table-cell office:value-type="float" office:value="0.6049">
                <text:p>0.6049</text:p>
              </table:table-cell>
              <table:table-cell office:value-type="float" office:value="0.6239">
                <text:p>0.6239</text:p>
              </table:table-cell>
              <table:table-cell office:value-type="float" office:value="0.5748">
                <text:p>0.5748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5778">
                <text:p>0.5778</text:p>
              </table:table-cell>
              <table:table-cell office:value-type="float" office:value="0.6179">
                <text:p>0.6179</text:p>
              </table:table-cell>
              <table:table-cell office:value-type="float" office:value="0.6178">
                <text:p>0.6178</text:p>
              </table:table-cell>
              <table:table-cell office:value-type="float" office:value="0.5713">
                <text:p>0.5713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45">
                <text:p>0.545</text:p>
              </table:table-cell>
              <table:table-cell office:value-type="float" office:value="0.5183">
                <text:p>0.5183</text:p>
              </table:table-cell>
              <table:table-cell office:value-type="float" office:value="0.5823">
                <text:p>0.5823</text:p>
              </table:table-cell>
              <table:table-cell office:value-type="float" office:value="0.5251">
                <text:p>0.5251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72">
                <text:p>0.5872</text:p>
              </table:table-cell>
              <table:table-cell office:value-type="float" office:value="0.6087">
                <text:p>0.6087</text:p>
              </table:table-cell>
              <table:table-cell office:value-type="float" office:value="0.6191">
                <text:p>0.6191</text:p>
              </table:table-cell>
              <table:table-cell office:value-type="float" office:value="0.5694">
                <text:p>0.5694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582">
                <text:p>0.582</text:p>
              </table:table-cell>
              <table:table-cell office:value-type="float" office:value="0.6205">
                <text:p>0.6205</text:p>
              </table:table-cell>
              <table:table-cell office:value-type="float" office:value="0.6204">
                <text:p>0.6204</text:p>
              </table:table-cell>
              <table:table-cell office:value-type="float" office:value="0.5734">
                <text:p>0.573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443">
                <text:p>0.5443</text:p>
              </table:table-cell>
              <table:table-cell office:value-type="float" office:value="0.5214">
                <text:p>0.5214</text:p>
              </table:table-cell>
              <table:table-cell office:value-type="float" office:value="0.5827">
                <text:p>0.5827</text:p>
              </table:table-cell>
              <table:table-cell office:value-type="float" office:value="0.5255">
                <text:p>0.5255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5">
                <text:p>0.5885</text:p>
              </table:table-cell>
              <table:table-cell office:value-type="float" office:value="0.615">
                <text:p>0.615</text:p>
              </table:table-cell>
              <table:table-cell office:value-type="float" office:value="0.6216">
                <text:p>0.6216</text:p>
              </table:table-cell>
              <table:table-cell office:value-type="float" office:value="0.5745">
                <text:p>0.5745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583">
                <text:p>0.583</text:p>
              </table:table-cell>
              <table:table-cell office:value-type="float" office:value="0.6237">
                <text:p>0.6237</text:p>
              </table:table-cell>
              <table:table-cell office:value-type="float" office:value="0.6237">
                <text:p>0.6237</text:p>
              </table:table-cell>
              <table:table-cell office:value-type="float" office:value="0.5772">
                <text:p>0.5772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436">
                <text:p>0.5436</text:p>
              </table:table-cell>
              <table:table-cell office:value-type="float" office:value="0.5218">
                <text:p>0.5218</text:p>
              </table:table-cell>
              <table:table-cell office:value-type="float" office:value="0.5821">
                <text:p>0.5821</text:p>
              </table:table-cell>
              <table:table-cell office:value-type="float" office:value="0.523">
                <text:p>0.523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8">
                <text:p>0.5888</text:p>
              </table:table-cell>
              <table:table-cell office:value-type="float" office:value="0.6165">
                <text:p>0.6165</text:p>
              </table:table-cell>
              <table:table-cell office:value-type="float" office:value="0.6233">
                <text:p>0.6233</text:p>
              </table:table-cell>
              <table:table-cell office:value-type="float" office:value="0.5815">
                <text:p>0.5815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5821">
                <text:p>0.5821</text:p>
              </table:table-cell>
              <table:table-cell office:value-type="float" office:value="0.624">
                <text:p>0.624</text:p>
              </table:table-cell>
              <table:table-cell office:value-type="float" office:value="0.6239">
                <text:p>0.6239</text:p>
              </table:table-cell>
              <table:table-cell office:value-type="float" office:value="0.5787">
                <text:p>0.5787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407">
                <text:p>0.5407</text:p>
              </table:table-cell>
              <table:table-cell office:value-type="float" office:value="0.5201">
                <text:p>0.5201</text:p>
              </table:table-cell>
              <table:table-cell office:value-type="float" office:value="0.5808">
                <text:p>0.5808</text:p>
              </table:table-cell>
              <table:table-cell office:value-type="float" office:value="0.5216">
                <text:p>0.5216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14">
                <text:p>0.5914</text:p>
              </table:table-cell>
              <table:table-cell office:value-type="float" office:value="0.6166">
                <text:p>0.6166</text:p>
              </table:table-cell>
              <table:table-cell office:value-type="float" office:value="0.6252">
                <text:p>0.6252</text:p>
              </table:table-cell>
              <table:table-cell office:value-type="float" office:value="0.5802">
                <text:p>0.580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5834">
                <text:p>0.5834</text:p>
              </table:table-cell>
              <table:table-cell office:value-type="float" office:value="0.6274">
                <text:p>0.6274</text:p>
              </table:table-cell>
              <table:table-cell office:value-type="float" office:value="0.6273">
                <text:p>0.6273</text:p>
              </table:table-cell>
              <table:table-cell office:value-type="float" office:value="0.5752">
                <text:p>0.5752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391">
                <text:p>0.5391</text:p>
              </table:table-cell>
              <table:table-cell office:value-type="float" office:value="0.5182">
                <text:p>0.5182</text:p>
              </table:table-cell>
              <table:table-cell office:value-type="float" office:value="0.5814">
                <text:p>0.5814</text:p>
              </table:table-cell>
              <table:table-cell office:value-type="float" office:value="0.5209">
                <text:p>0.5209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07">
                <text:p>0.5907</text:p>
              </table:table-cell>
              <table:table-cell office:value-type="float" office:value="0.6186">
                <text:p>0.6186</text:p>
              </table:table-cell>
              <table:table-cell office:value-type="float" office:value="0.6245">
                <text:p>0.6245</text:p>
              </table:table-cell>
              <table:table-cell office:value-type="float" office:value="0.5815">
                <text:p>0.581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5813">
                <text:p>0.5813</text:p>
              </table:table-cell>
              <table:table-cell office:value-type="float" office:value="0.6263">
                <text:p>0.6263</text:p>
              </table:table-cell>
              <table:table-cell office:value-type="float" office:value="0.6262">
                <text:p>0.6262</text:p>
              </table:table-cell>
              <table:table-cell office:value-type="float" office:value="0.5776">
                <text:p>0.5776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377">
                <text:p>0.5377</text:p>
              </table:table-cell>
              <table:table-cell office:value-type="float" office:value="0.5169">
                <text:p>0.5169</text:p>
              </table:table-cell>
              <table:table-cell office:value-type="float" office:value="0.5816">
                <text:p>0.5816</text:p>
              </table:table-cell>
              <table:table-cell office:value-type="float" office:value="0.5243">
                <text:p>0.5243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28">
                <text:p>0.5928</text:p>
              </table:table-cell>
              <table:table-cell office:value-type="float" office:value="0.6208">
                <text:p>0.6208</text:p>
              </table:table-cell>
              <table:table-cell office:value-type="float" office:value="0.6287">
                <text:p>0.6287</text:p>
              </table:table-cell>
              <table:table-cell office:value-type="float" office:value="0.5793">
                <text:p>0.5793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5825">
                <text:p>0.5825</text:p>
              </table:table-cell>
              <table:table-cell office:value-type="float" office:value="0.6299">
                <text:p>0.6299</text:p>
              </table:table-cell>
              <table:table-cell office:value-type="float" office:value="0.6298">
                <text:p>0.6298</text:p>
              </table:table-cell>
              <table:table-cell office:value-type="float" office:value="0.5779">
                <text:p>0.5779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364">
                <text:p>0.5364</text:p>
              </table:table-cell>
              <table:table-cell office:value-type="float" office:value="0.5177">
                <text:p>0.5177</text:p>
              </table:table-cell>
              <table:table-cell office:value-type="float" office:value="0.5809">
                <text:p>0.5809</text:p>
              </table:table-cell>
              <table:table-cell office:value-type="float" office:value="0.5239">
                <text:p>0.523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14">
                <text:p>0.5914</text:p>
              </table:table-cell>
              <table:table-cell office:value-type="float" office:value="0.6214">
                <text:p>0.6214</text:p>
              </table:table-cell>
              <table:table-cell office:value-type="float" office:value="0.6313">
                <text:p>0.6313</text:p>
              </table:table-cell>
              <table:table-cell office:value-type="float" office:value="0.5821">
                <text:p>0.5821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5816">
                <text:p>0.5816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8">
                <text:p>0.58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358">
                <text:p>0.5358</text:p>
              </table:table-cell>
              <table:table-cell office:value-type="float" office:value="0.5167">
                <text:p>0.5167</text:p>
              </table:table-cell>
              <table:table-cell office:value-type="float" office:value="0.5801">
                <text:p>0.5801</text:p>
              </table:table-cell>
              <table:table-cell office:value-type="float" office:value="0.5274">
                <text:p>0.5274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8">
                <text:p>0.5898</text:p>
              </table:table-cell>
              <table:table-cell office:value-type="float" office:value="0.6246">
                <text:p>0.6246</text:p>
              </table:table-cell>
              <table:table-cell office:value-type="float" office:value="0.6333">
                <text:p>0.6333</text:p>
              </table:table-cell>
              <table:table-cell office:value-type="float" office:value="0.5819">
                <text:p>0.5819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5831">
                <text:p>0.5831</text:p>
              </table:table-cell>
              <table:table-cell office:value-type="float" office:value="0.6308">
                <text:p>0.6308</text:p>
              </table:table-cell>
              <table:table-cell office:value-type="float" office:value="0.6308">
                <text:p>0.6308</text:p>
              </table:table-cell>
              <table:table-cell office:value-type="float" office:value="0.5807">
                <text:p>0.5807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369">
                <text:p>0.5369</text:p>
              </table:table-cell>
              <table:table-cell office:value-type="float" office:value="0.5165">
                <text:p>0.5165</text:p>
              </table:table-cell>
              <table:table-cell office:value-type="float" office:value="0.582">
                <text:p>0.582</text:p>
              </table:table-cell>
              <table:table-cell office:value-type="float" office:value="0.5272">
                <text:p>0.527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3.557cm" svg:y="0.446cm" chart:style-name="ch2">
          <text:p>NDCG Best</text:p>
        </chart:title>
        <chart:legend chart:legend-position="end" svg:x="24.19cm" svg:y="5.482cm" style:legend-expansion="high" chart:style-name="ch3"/>
        <chart:plot-area chart:style-name="ch4" table:cell-range-address="'raw-results'.E1:'raw-results'.E1 'raw-results'.E18:'raw-results'.E37 'raw-results'.G1:'raw-results'.H1 'raw-results'.G18:'raw-results'.H37 'raw-results'.K1:'raw-results'.K1 'raw-results'.K18:'raw-results'.K37 'raw-results'.S1:'raw-results'.T1 'raw-results'.S18:'raw-results'.T37 'raw-results'.AC1:'raw-results'.AC1 'raw-results'.AC18:'raw-results'.AC37 'raw-results'.AE1:'raw-results'.AF1 'raw-results'.AE18:'raw-results'.AF37" chart:data-source-has-labels="row" svg:x="1.042cm" svg:y="2.181cm" svg:width="21.964cm" svg:height="12.636cm">
          <chartooo:coordinate-region svg:x="1.954cm" svg:y="2.38cm" svg:width="20.866cm" svg:height="11.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9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0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1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series chart:style-name="ch14" chart:values-cell-range-address="'raw-results'.AC18:'raw-results'.AC37" chart:label-cell-address="'raw-results'.AC1:'raw-results'.AC1" chart:class="chart:line">
            <chart:data-point chart:repeated="20"/>
          </chart:series>
          <chart:series chart:style-name="ch15" chart:values-cell-range-address="'raw-results'.AE18:'raw-results'.AE37" chart:label-cell-address="'raw-results'.AE1:'raw-results'.AE1" chart:class="chart:line">
            <chart:data-point chart:repeated="20"/>
          </chart:series>
          <chart:series chart:style-name="ch16" chart:values-cell-range-address="'raw-results'.AF18:'raw-results'.AF37" chart:label-cell-address="'raw-results'.AF1:'raw-results'.AF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641">
                <text:p>0.641</text:p>
                <draw:g>
                  <svg:desc>'raw-results'.S18:'raw-results'.S37</svg:desc>
                </draw:g>
              </table:table-cell>
              <table:table-cell office:value-type="float" office:value="0.7692">
                <text:p>0.7692</text:p>
                <draw:g>
                  <svg:desc>'raw-results'.T18:'raw-results'.T37</svg:desc>
                </draw:g>
              </table:table-cell>
              <table:table-cell office:value-type="float" office:value="0.7179">
                <text:p>0.7179</text:p>
                <draw:g>
                  <svg:desc>'raw-results'.AC18:'raw-results'.AC37</svg:desc>
                </draw:g>
              </table:table-cell>
              <table:table-cell office:value-type="float" office:value="0.5513">
                <text:p>0.5513</text:p>
                <draw:g>
                  <svg:desc>'raw-results'.AE18:'raw-results'.AE37</svg:desc>
                </draw:g>
              </table:table-cell>
              <table:table-cell office:value-type="float" office:value="0.7308">
                <text:p>0.7308</text:p>
                <draw:g>
                  <svg:desc>'raw-results'.AF18:'raw-results'.A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41">
                <text:p>0.6841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471">
                <text:p>0.6471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516">
                <text:p>0.6516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9">
                <text:p>0.6319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319">
                <text:p>0.6319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6435">
                <text:p>0.6435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32">
                <text:p>0.6132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6205">
                <text:p>0.6205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6231">
                <text:p>0.6231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4">
                <text:p>0.624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6166">
                <text:p>0.6166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604">
                <text:p>0.60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8">
                <text:p>0.6188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6228">
                <text:p>0.622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967">
                <text:p>0.5967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49">
                <text:p>0.6149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6218">
                <text:p>0.6218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916">
                <text:p>0.5916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8">
                <text:p>0.6188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6277">
                <text:p>0.6277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87">
                <text:p>0.587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63">
                <text:p>0.6163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6264">
                <text:p>0.6264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841">
                <text:p>0.5841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9">
                <text:p>0.619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6215">
                <text:p>0.6215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827">
                <text:p>0.5827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1">
                <text:p>0.6251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62">
                <text:p>0.62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787">
                <text:p>0.5787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9">
                <text:p>0.6239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6178">
                <text:p>0.6178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823">
                <text:p>0.5823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91">
                <text:p>0.6191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6204">
                <text:p>0.620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827">
                <text:p>0.5827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16">
                <text:p>0.6216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6237">
                <text:p>0.6237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821">
                <text:p>0.5821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33">
                <text:p>0.6233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6239">
                <text:p>0.6239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808">
                <text:p>0.5808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2">
                <text:p>0.625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6273">
                <text:p>0.6273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814">
                <text:p>0.5814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45">
                <text:p>0.624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6262">
                <text:p>0.6262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816">
                <text:p>0.5816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7">
                <text:p>0.6287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6298">
                <text:p>0.6298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809">
                <text:p>0.580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13">
                <text:p>0.6313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6295">
                <text:p>0.6295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801">
                <text:p>0.5801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3">
                <text:p>0.6333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6308">
                <text:p>0.6308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82">
                <text:p>0.58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